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P2"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P3" style:family="paragraph" style:parent-style-name="Header">
      <style:paragraph-properties fo:text-align="end" style:justify-single-word="false"/>
      <style:text-properties style:font-name="Algerian" fo:font-size="6pt" fo:language="id" fo:country="ID" style:font-size-asian="6pt" style:font-size-complex="6pt"/>
    </style:style>
    <style:style style:name="P4" style:family="paragraph" style:parent-style-name="Header">
      <style:text-properties fo:font-size="15pt" fo:language="id" fo:country="ID" fo:font-weight="bold" officeooo:rsid="09ddaa51" style:font-size-asian="15pt" style:font-weight-asian="bold" style:font-size-complex="15pt" style:font-weight-complex="bold"/>
    </style:style>
    <style:style style:name="P5" style:family="paragraph" style:parent-style-name="Footer">
      <style:text-properties fo:font-size="10pt" fo:language="id" fo:country="ID" style:font-size-asian="10pt" style:font-size-complex="10pt"/>
    </style:style>
    <style:style style:name="P6" style:family="paragraph" style:parent-style-name="Footer">
      <style:paragraph-properties fo:text-align="end" style:justify-single-word="false"/>
      <style:text-properties fo:font-size="10pt" fo:language="id" fo:country="ID" style:font-size-asian="10pt" style:font-size-complex="10pt"/>
    </style:style>
    <style:style style:name="P7" style:family="paragraph" style:parent-style-name="Footer">
      <style:paragraph-properties fo:text-align="end" style:justify-single-word="false"/>
      <style:text-properties fo:font-size="10pt" fo:language="id" fo:country="ID" officeooo:rsid="0c906cbb" officeooo:paragraph-rsid="0c906cbb" style:font-size-asian="10pt" style:font-size-complex="10pt"/>
    </style:style>
    <style:style style:name="P8" style:family="paragraph" style:parent-style-name="Footnote">
      <style:text-properties officeooo:rsid="10edd5ed" officeooo:paragraph-rsid="10edd5ed"/>
    </style:style>
    <style:style style:name="P9" style:family="paragraph" style:parent-style-name="Footnote">
      <style:text-properties officeooo:rsid="10f0d785" officeooo:paragraph-rsid="10f0d785"/>
    </style:style>
    <style:style style:name="P10" style:family="paragraph" style:parent-style-name="Footnote">
      <style:text-properties officeooo:rsid="123d9418" officeooo:paragraph-rsid="123d97f0"/>
    </style:style>
    <style:style style:name="P11" style:family="paragraph" style:parent-style-name="paragraf">
      <style:paragraph-properties fo:orphans="0" fo:widows="0" fo:hyphenation-ladder-count="no-limit" fo:keep-with-next="auto"/>
      <style:text-properties fo:hyphenate="true" fo:hyphenation-remain-char-count="2" fo:hyphenation-push-char-count="2" loext:hyphenation-no-caps="false"/>
    </style:style>
    <style:style style:name="P12" style:family="paragraph" style:parent-style-name="paragraf">
      <style:paragraph-properties fo:orphans="0" fo:widows="0" fo:hyphenation-ladder-count="no-limit" fo:keep-with-next="auto"/>
      <style:text-properties officeooo:rsid="10e1745c" officeooo:paragraph-rsid="10e1745c" fo:hyphenate="true" fo:hyphenation-remain-char-count="2" fo:hyphenation-push-char-count="2" loext:hyphenation-no-caps="false"/>
    </style:style>
    <style:style style:name="P13" style:family="paragraph" style:parent-style-name="paragraf">
      <style:paragraph-properties fo:orphans="0" fo:widows="0" fo:hyphenation-ladder-count="no-limit" fo:keep-with-next="auto"/>
      <style:text-properties officeooo:rsid="10e72902" officeooo:paragraph-rsid="10edd5ed" fo:hyphenate="true" fo:hyphenation-remain-char-count="2" fo:hyphenation-push-char-count="2" loext:hyphenation-no-caps="false"/>
    </style:style>
    <style:style style:name="P14" style:family="paragraph" style:parent-style-name="paragraf">
      <style:paragraph-properties fo:orphans="0" fo:widows="0" fo:hyphenation-ladder-count="no-limit" fo:keep-with-next="auto"/>
      <style:text-properties fo:font-style="normal" officeooo:rsid="10f24a55" officeooo:paragraph-rsid="10f24a55" style:font-style-asian="normal" style:font-style-complex="normal" fo:hyphenate="true" fo:hyphenation-remain-char-count="2" fo:hyphenation-push-char-count="2" loext:hyphenation-no-caps="false"/>
    </style:style>
    <style:style style:name="P15" style:family="paragraph" style:parent-style-name="paragraf">
      <style:paragraph-properties fo:orphans="0" fo:widows="0" fo:hyphenation-ladder-count="no-limit" fo:keep-with-next="auto"/>
      <style:text-properties officeooo:rsid="10edd5ed" officeooo:paragraph-rsid="10edd5ed" fo:hyphenate="true" fo:hyphenation-remain-char-count="2" fo:hyphenation-push-char-count="2" loext:hyphenation-no-caps="false"/>
    </style:style>
    <style:style style:name="P16" style:family="paragraph" style:parent-style-name="paragraf">
      <style:paragraph-properties fo:orphans="0" fo:widows="0" fo:hyphenation-ladder-count="no-limit" fo:keep-with-next="auto"/>
      <style:text-properties officeooo:rsid="10efa4da" officeooo:paragraph-rsid="10efa4da" fo:hyphenate="true" fo:hyphenation-remain-char-count="2" fo:hyphenation-push-char-count="2" loext:hyphenation-no-caps="false"/>
    </style:style>
    <style:style style:name="P17" style:family="paragraph" style:parent-style-name="paragraf">
      <style:paragraph-properties fo:orphans="0" fo:widows="0" fo:hyphenation-ladder-count="no-limit" fo:keep-with-next="auto"/>
      <style:text-properties officeooo:rsid="10f24a55" officeooo:paragraph-rsid="10f24a55" fo:hyphenate="true" fo:hyphenation-remain-char-count="2" fo:hyphenation-push-char-count="2" loext:hyphenation-no-caps="false"/>
    </style:style>
    <style:style style:name="P18" style:family="paragraph" style:parent-style-name="puisi">
      <style:paragraph-properties fo:orphans="0" fo:widows="0" fo:hyphenation-ladder-count="no-limit" fo:keep-with-next="auto"/>
      <style:text-properties fo:hyphenate="true" fo:hyphenation-remain-char-count="2" fo:hyphenation-push-char-count="2" loext:hyphenation-no-caps="false"/>
    </style:style>
    <style:style style:name="P19" style:family="paragraph" style:parent-style-name="paragraf">
      <style:paragraph-properties fo:orphans="0" fo:widows="0" fo:hyphenation-ladder-count="no-limit"/>
      <style:text-properties officeooo:paragraph-rsid="11053fc7" fo:hyphenate="true" fo:hyphenation-remain-char-count="2" fo:hyphenation-push-char-count="2" loext:hyphenation-no-caps="false"/>
    </style:style>
    <style:style style:name="P20" style:family="paragraph" style:parent-style-name="paragraf">
      <style:paragraph-properties fo:orphans="0" fo:widows="0" fo:hyphenation-ladder-count="no-limit"/>
      <style:text-properties officeooo:paragraph-rsid="11be4ade" fo:hyphenate="true" fo:hyphenation-remain-char-count="2" fo:hyphenation-push-char-count="2" loext:hyphenation-no-caps="false"/>
    </style:style>
    <style:style style:name="P21" style:family="paragraph" style:parent-style-name="paragraf">
      <style:paragraph-properties fo:orphans="0" fo:widows="0" fo:hyphenation-ladder-count="no-limit"/>
      <style:text-properties officeooo:paragraph-rsid="11f7aefb" fo:hyphenate="true" fo:hyphenation-remain-char-count="2" fo:hyphenation-push-char-count="2" loext:hyphenation-no-caps="false"/>
    </style:style>
    <style:style style:name="P22" style:family="paragraph" style:parent-style-name="paragraf">
      <style:paragraph-properties fo:orphans="0" fo:widows="0" fo:hyphenation-ladder-count="no-limit"/>
      <style:text-properties officeooo:paragraph-rsid="11ec92e9" fo:hyphenate="true" fo:hyphenation-remain-char-count="2" fo:hyphenation-push-char-count="2" loext:hyphenation-no-caps="false"/>
    </style:style>
    <style:style style:name="P23" style:family="paragraph" style:parent-style-name="paragraf">
      <style:paragraph-properties fo:orphans="0" fo:widows="0" fo:hyphenation-ladder-count="no-limit"/>
      <style:text-properties officeooo:paragraph-rsid="11eef03b" fo:hyphenate="true" fo:hyphenation-remain-char-count="2" fo:hyphenation-push-char-count="2" loext:hyphenation-no-caps="false"/>
    </style:style>
    <style:style style:name="P24" style:family="paragraph" style:parent-style-name="paragraf">
      <style:paragraph-properties fo:orphans="0" fo:widows="0" fo:hyphenation-ladder-count="no-limit"/>
      <style:text-properties officeooo:paragraph-rsid="1227a1c0" fo:hyphenate="true" fo:hyphenation-remain-char-count="2" fo:hyphenation-push-char-count="2" loext:hyphenation-no-caps="false"/>
    </style:style>
    <style:style style:name="P25" style:family="paragraph" style:parent-style-name="paragraf">
      <style:paragraph-properties fo:orphans="0" fo:widows="0" fo:hyphenation-ladder-count="no-limit"/>
      <style:text-properties officeooo:paragraph-rsid="124057ff" fo:hyphenate="true" fo:hyphenation-remain-char-count="2" fo:hyphenation-push-char-count="2" loext:hyphenation-no-caps="false"/>
    </style:style>
    <style:style style:name="P26" style:family="paragraph" style:parent-style-name="paragraf">
      <style:paragraph-properties fo:orphans="0" fo:widows="0" fo:hyphenation-ladder-count="no-limit"/>
      <style:text-properties officeooo:paragraph-rsid="11220387" fo:hyphenate="true" fo:hyphenation-remain-char-count="2" fo:hyphenation-push-char-count="2" loext:hyphenation-no-caps="false"/>
    </style:style>
    <style:style style:name="P27" style:family="paragraph" style:parent-style-name="paragraf">
      <style:paragraph-properties fo:orphans="0" fo:widows="0" fo:hyphenation-ladder-count="no-limit"/>
      <style:text-properties fo:font-style="normal" style:text-underline-style="none" officeooo:rsid="11138f7d" officeooo:paragraph-rsid="11138f7d" style:font-style-asian="normal" style:font-style-complex="normal" fo:hyphenate="true" fo:hyphenation-remain-char-count="2" fo:hyphenation-push-char-count="2" loext:hyphenation-no-caps="false"/>
    </style:style>
    <style:style style:name="P28" style:family="paragraph" style:parent-style-name="paragraf">
      <style:paragraph-properties fo:orphans="0" fo:widows="0" fo:hyphenation-ladder-count="no-limit"/>
      <style:text-properties fo:font-style="normal" style:text-underline-style="none" officeooo:rsid="11152ce2" officeooo:paragraph-rsid="11152ce2" style:font-style-asian="normal" style:font-style-complex="normal" fo:hyphenate="true" fo:hyphenation-remain-char-count="2" fo:hyphenation-push-char-count="2" loext:hyphenation-no-caps="false"/>
    </style:style>
    <style:style style:name="P29" style:family="paragraph" style:parent-style-name="paragraf">
      <style:paragraph-properties fo:orphans="0" fo:widows="0" fo:hyphenation-ladder-count="no-limit"/>
      <style:text-properties fo:font-style="normal" style:text-underline-style="none" officeooo:rsid="1116fd59" officeooo:paragraph-rsid="1116fd59" style:font-style-asian="normal" style:font-style-complex="normal" fo:hyphenate="true" fo:hyphenation-remain-char-count="2" fo:hyphenation-push-char-count="2" loext:hyphenation-no-caps="false"/>
    </style:style>
    <style:style style:name="P30" style:family="paragraph" style:parent-style-name="paragraf">
      <style:paragraph-properties fo:orphans="0" fo:widows="0" fo:hyphenation-ladder-count="no-limit"/>
      <style:text-properties fo:font-style="normal" style:text-underline-style="none" officeooo:rsid="112dd4c9" officeooo:paragraph-rsid="112dd4c9" style:font-style-asian="normal" style:font-style-complex="normal" fo:hyphenate="true" fo:hyphenation-remain-char-count="2" fo:hyphenation-push-char-count="2" loext:hyphenation-no-caps="false"/>
    </style:style>
    <style:style style:name="P31" style:family="paragraph" style:parent-style-name="paragraf">
      <style:paragraph-properties fo:orphans="0" fo:widows="0" fo:hyphenation-ladder-count="no-limit"/>
      <style:text-properties fo:font-style="normal" officeooo:rsid="1134c497" officeooo:paragraph-rsid="1134c497" style:font-style-asian="normal" style:font-style-complex="normal" fo:hyphenate="true" fo:hyphenation-remain-char-count="2" fo:hyphenation-push-char-count="2" loext:hyphenation-no-caps="false"/>
    </style:style>
    <style:style style:name="P32" style:family="paragraph" style:parent-style-name="paragraf">
      <style:paragraph-properties fo:orphans="0" fo:widows="0" fo:hyphenation-ladder-count="no-limit"/>
      <style:text-properties fo:font-style="normal" officeooo:rsid="123d7541" officeooo:paragraph-rsid="123d7541" style:font-style-asian="normal" style:font-style-complex="normal" fo:hyphenate="true" fo:hyphenation-remain-char-count="2" fo:hyphenation-push-char-count="2" loext:hyphenation-no-caps="false"/>
    </style:style>
    <style:style style:name="P33" style:family="paragraph" style:parent-style-name="paragraf">
      <style:paragraph-properties fo:orphans="0" fo:widows="0" fo:hyphenation-ladder-count="no-limit"/>
      <style:text-properties fo:font-style="normal" officeooo:rsid="12501a4c" officeooo:paragraph-rsid="12501a4c" style:font-style-asian="normal" style:font-style-complex="normal" fo:hyphenate="true" fo:hyphenation-remain-char-count="2" fo:hyphenation-push-char-count="2" loext:hyphenation-no-caps="false"/>
    </style:style>
    <style:style style:name="P34" style:family="paragraph" style:parent-style-name="paragraf">
      <style:paragraph-properties fo:orphans="0" fo:widows="0" fo:hyphenation-ladder-count="no-limit"/>
      <style:text-properties fo:font-style="normal" officeooo:rsid="1259c82c" officeooo:paragraph-rsid="1259c82c" style:font-style-asian="normal" style:font-style-complex="normal" fo:hyphenate="true" fo:hyphenation-remain-char-count="2" fo:hyphenation-push-char-count="2" loext:hyphenation-no-caps="false"/>
    </style:style>
    <style:style style:name="P35" style:family="paragraph" style:parent-style-name="paragraf">
      <style:paragraph-properties fo:orphans="0" fo:widows="0" fo:hyphenation-ladder-count="no-limit"/>
      <style:text-properties fo:font-style="normal" officeooo:rsid="11562332" officeooo:paragraph-rsid="11562332" fo:background-color="transparent" style:font-style-asian="normal" style:font-style-complex="normal" fo:hyphenate="true" fo:hyphenation-remain-char-count="2" fo:hyphenation-push-char-count="2" loext:hyphenation-no-caps="false"/>
    </style:style>
    <style:style style:name="P36" style:family="paragraph" style:parent-style-name="paragraf">
      <style:paragraph-properties fo:orphans="0" fo:widows="0" fo:hyphenation-ladder-count="no-limit"/>
      <style:text-properties fo:font-style="normal" officeooo:rsid="11c8b450" officeooo:paragraph-rsid="11c8b450" fo:background-color="transparent" style:font-style-asian="normal" style:font-style-complex="normal" fo:hyphenate="true" fo:hyphenation-remain-char-count="2" fo:hyphenation-push-char-count="2" loext:hyphenation-no-caps="false"/>
    </style:style>
    <style:style style:name="P37" style:family="paragraph" style:parent-style-name="paragraf">
      <style:paragraph-properties fo:orphans="0" fo:widows="0" fo:hyphenation-ladder-count="no-limit"/>
      <style:text-properties fo:font-style="normal" officeooo:rsid="11cc5fa6" officeooo:paragraph-rsid="11cc5fa6" fo:background-color="transparent" style:font-style-asian="normal" style:font-style-complex="normal" fo:hyphenate="true" fo:hyphenation-remain-char-count="2" fo:hyphenation-push-char-count="2" loext:hyphenation-no-caps="false"/>
    </style:style>
    <style:style style:name="P38" style:family="paragraph" style:parent-style-name="paragraf">
      <style:paragraph-properties fo:orphans="0" fo:widows="0" fo:hyphenation-ladder-count="no-limit"/>
      <style:text-properties fo:font-style="normal" officeooo:rsid="11d3faff" officeooo:paragraph-rsid="11d5ed1e" fo:background-color="transparent" style:font-style-asian="normal" style:font-style-complex="normal" fo:hyphenate="true" fo:hyphenation-remain-char-count="2" fo:hyphenation-push-char-count="2" loext:hyphenation-no-caps="false"/>
    </style:style>
    <style:style style:name="P39" style:family="paragraph" style:parent-style-name="paragraf">
      <style:paragraph-properties fo:orphans="0" fo:widows="0" fo:hyphenation-ladder-count="no-limit"/>
      <style:text-properties fo:font-style="normal" officeooo:rsid="11d6c3b1" officeooo:paragraph-rsid="11d6c3b1" fo:background-color="transparent" style:font-style-asian="normal" style:font-style-complex="normal" fo:hyphenate="true" fo:hyphenation-remain-char-count="2" fo:hyphenation-push-char-count="2" loext:hyphenation-no-caps="false"/>
    </style:style>
    <style:style style:name="P40" style:family="paragraph" style:parent-style-name="paragraf">
      <style:paragraph-properties fo:orphans="0" fo:widows="0" fo:hyphenation-ladder-count="no-limit"/>
      <style:text-properties fo:font-style="normal" officeooo:rsid="11d8695f" officeooo:paragraph-rsid="11d8695f" fo:background-color="transparent" style:font-style-asian="normal" style:font-style-complex="normal" fo:hyphenate="true" fo:hyphenation-remain-char-count="2" fo:hyphenation-push-char-count="2" loext:hyphenation-no-caps="false"/>
    </style:style>
    <style:style style:name="P41" style:family="paragraph" style:parent-style-name="paragraf">
      <style:paragraph-properties fo:orphans="0" fo:widows="0" fo:hyphenation-ladder-count="no-limit"/>
      <style:text-properties fo:font-style="normal" officeooo:rsid="121de9df" officeooo:paragraph-rsid="121c77b8" fo:background-color="transparent" style:font-style-asian="normal" style:font-style-complex="normal" fo:hyphenate="true" fo:hyphenation-remain-char-count="2" fo:hyphenation-push-char-count="2" loext:hyphenation-no-caps="false"/>
    </style:style>
    <style:style style:name="P42" style:family="paragraph" style:parent-style-name="paragraf">
      <style:paragraph-properties fo:orphans="0" fo:widows="0" fo:hyphenation-ladder-count="no-limit"/>
      <style:text-properties fo:font-style="normal" officeooo:rsid="121c77b8" officeooo:paragraph-rsid="121ae529" fo:background-color="transparent" style:font-style-asian="normal" style:font-style-complex="normal" fo:hyphenate="true" fo:hyphenation-remain-char-count="2" fo:hyphenation-push-char-count="2" loext:hyphenation-no-caps="false"/>
    </style:style>
    <style:style style:name="P43" style:family="paragraph" style:parent-style-name="paragraf">
      <style:paragraph-properties fo:orphans="0" fo:widows="0" fo:hyphenation-ladder-count="no-limit"/>
      <style:text-properties fo:font-style="normal" officeooo:rsid="121ae529" officeooo:paragraph-rsid="121ae529" fo:background-color="transparent" style:font-style-asian="normal" style:font-style-complex="normal" fo:hyphenate="true" fo:hyphenation-remain-char-count="2" fo:hyphenation-push-char-count="2" loext:hyphenation-no-caps="false"/>
    </style:style>
    <style:style style:name="P44" style:family="paragraph" style:parent-style-name="paragraf">
      <style:paragraph-properties fo:orphans="0" fo:widows="0" fo:hyphenation-ladder-count="no-limit"/>
      <style:text-properties fo:font-style="normal" officeooo:rsid="11f31d61" officeooo:paragraph-rsid="11f31d61" fo:background-color="transparent" style:font-style-asian="normal" style:font-style-complex="normal" fo:hyphenate="true" fo:hyphenation-remain-char-count="2" fo:hyphenation-push-char-count="2" loext:hyphenation-no-caps="false"/>
    </style:style>
    <style:style style:name="P45" style:family="paragraph" style:parent-style-name="paragraf">
      <style:paragraph-properties fo:orphans="0" fo:widows="0" fo:hyphenation-ladder-count="no-limit"/>
      <style:text-properties fo:font-style="normal" officeooo:rsid="123beb4b" officeooo:paragraph-rsid="123beb4b" fo:background-color="transparent" style:font-style-asian="normal" style:font-style-complex="normal" fo:hyphenate="true" fo:hyphenation-remain-char-count="2" fo:hyphenation-push-char-count="2" loext:hyphenation-no-caps="false"/>
    </style:style>
    <style:style style:name="P46" style:family="paragraph" style:parent-style-name="paragraf">
      <style:paragraph-properties fo:orphans="0" fo:widows="0" fo:hyphenation-ladder-count="no-limit"/>
      <style:text-properties fo:font-style="normal" officeooo:rsid="123d97f0" officeooo:paragraph-rsid="123d97f0" fo:background-color="transparent" style:font-style-asian="normal" style:font-style-complex="normal" fo:hyphenate="true" fo:hyphenation-remain-char-count="2" fo:hyphenation-push-char-count="2" loext:hyphenation-no-caps="false"/>
    </style:style>
    <style:style style:name="P47" style:family="paragraph" style:parent-style-name="paragraf">
      <style:paragraph-properties fo:orphans="0" fo:widows="0" fo:hyphenation-ladder-count="no-limit"/>
      <style:text-properties fo:font-style="normal" officeooo:rsid="1256200b" officeooo:paragraph-rsid="1256200b" fo:background-color="transparent" style:font-style-asian="normal" style:font-style-complex="normal" fo:hyphenate="true" fo:hyphenation-remain-char-count="2" fo:hyphenation-push-char-count="2" loext:hyphenation-no-caps="false"/>
    </style:style>
    <style:style style:name="P48" style:family="paragraph" style:parent-style-name="paragraf">
      <style:paragraph-properties fo:orphans="0" fo:widows="0" fo:hyphenation-ladder-count="no-limit"/>
      <style:text-properties fo:font-style="normal" fo:font-weight="bold" officeooo:rsid="11d93e82" officeooo:paragraph-rsid="11d93e82" fo:background-color="transparent" style:font-style-asian="normal" style:font-weight-asian="bold" style:font-style-complex="normal" style:font-weight-complex="bold" fo:hyphenate="true" fo:hyphenation-remain-char-count="2" fo:hyphenation-push-char-count="2" loext:hyphenation-no-caps="false"/>
    </style:style>
    <style:style style:name="P49" style:family="paragraph" style:parent-style-name="paragraf">
      <style:paragraph-properties fo:orphans="0" fo:widows="0" fo:hyphenation-ladder-count="no-limit"/>
      <style:text-properties fo:font-style="normal" fo:font-weight="normal" officeooo:rsid="11d95f34" officeooo:paragraph-rsid="11d95f34" fo:background-color="transparent" style:font-style-asian="normal" style:font-weight-asian="normal" style:font-style-complex="normal" style:font-weight-complex="normal" fo:hyphenate="true" fo:hyphenation-remain-char-count="2" fo:hyphenation-push-char-count="2" loext:hyphenation-no-caps="false"/>
    </style:style>
    <style:style style:name="P50" style:family="paragraph" style:parent-style-name="paragraf">
      <style:text-properties officeooo:rsid="112fea76" officeooo:paragraph-rsid="112fea76"/>
    </style:style>
    <style:style style:name="P51" style:family="paragraph" style:parent-style-name="paragraf">
      <style:paragraph-properties fo:orphans="0" fo:widows="0" fo:hyphenation-ladder-count="no-limit"/>
      <style:text-properties officeooo:rsid="1132fde4" officeooo:paragraph-rsid="1132fde4" fo:hyphenate="true" fo:hyphenation-remain-char-count="2" fo:hyphenation-push-char-count="2" loext:hyphenation-no-caps="false"/>
    </style:style>
    <style:style style:name="P52" style:family="paragraph" style:parent-style-name="paragraf">
      <style:paragraph-properties fo:orphans="0" fo:widows="0" fo:hyphenation-ladder-count="no-limit"/>
      <style:text-properties fo:font-style="italic" officeooo:rsid="1132fde4" officeooo:paragraph-rsid="1132fde4" style:font-style-asian="italic" style:font-style-complex="italic" fo:hyphenate="true" fo:hyphenation-remain-char-count="2" fo:hyphenation-push-char-count="2" loext:hyphenation-no-caps="false"/>
    </style:style>
    <style:style style:name="P53" style:family="paragraph" style:parent-style-name="paragraf">
      <style:paragraph-properties fo:orphans="0" fo:widows="0" fo:hyphenation-ladder-count="no-limit"/>
      <style:text-properties fo:font-style="italic" officeooo:rsid="1134c497" officeooo:paragraph-rsid="1136304b" style:font-style-asian="italic" style:font-style-complex="italic" fo:hyphenate="true" fo:hyphenation-remain-char-count="2" fo:hyphenation-push-char-count="2" loext:hyphenation-no-caps="false"/>
    </style:style>
    <style:style style:name="P54" style:family="paragraph" style:parent-style-name="paragraf">
      <style:paragraph-properties fo:orphans="0" fo:widows="0" fo:hyphenation-ladder-count="no-limit"/>
      <style:text-properties fo:font-style="italic" officeooo:rsid="11397722" officeooo:paragraph-rsid="11397722" style:font-style-asian="italic" style:font-style-complex="italic" fo:hyphenate="true" fo:hyphenation-remain-char-count="2" fo:hyphenation-push-char-count="2" loext:hyphenation-no-caps="false"/>
    </style:style>
    <style:style style:name="P55" style:family="paragraph" style:parent-style-name="paragraf">
      <style:paragraph-properties fo:orphans="0" fo:widows="0" fo:hyphenation-ladder-count="no-limit"/>
      <style:text-properties fo:font-style="italic" officeooo:rsid="113d41dc" officeooo:paragraph-rsid="113d41dc" style:font-style-asian="italic" style:font-style-complex="italic" fo:hyphenate="true" fo:hyphenation-remain-char-count="2" fo:hyphenation-push-char-count="2" loext:hyphenation-no-caps="false"/>
    </style:style>
    <style:style style:name="P56" style:family="paragraph" style:parent-style-name="paragraf">
      <style:paragraph-properties fo:orphans="0" fo:widows="0" fo:hyphenation-ladder-count="no-limit"/>
      <style:text-properties fo:font-style="italic" officeooo:rsid="113efb6d" officeooo:paragraph-rsid="113efb6d" style:font-style-asian="italic" style:font-style-complex="italic" fo:hyphenate="true" fo:hyphenation-remain-char-count="2" fo:hyphenation-push-char-count="2" loext:hyphenation-no-caps="false"/>
    </style:style>
    <style:style style:name="P57" style:family="paragraph" style:parent-style-name="paragraf">
      <style:paragraph-properties fo:orphans="0" fo:widows="0" fo:hyphenation-ladder-count="no-limit"/>
      <style:text-properties fo:font-style="italic" officeooo:rsid="11e7006f" officeooo:paragraph-rsid="11e7006f" fo:background-color="transparent" style:font-style-asian="italic" style:font-style-complex="italic" fo:hyphenate="true" fo:hyphenation-remain-char-count="2" fo:hyphenation-push-char-count="2" loext:hyphenation-no-caps="false"/>
    </style:style>
    <style:style style:name="P58" style:family="paragraph" style:parent-style-name="paragraf">
      <style:paragraph-properties fo:orphans="0" fo:widows="0" fo:hyphenation-ladder-count="no-limit"/>
      <style:text-properties fo:font-style="italic" officeooo:rsid="11e972fa" officeooo:paragraph-rsid="11e972fa" fo:background-color="transparent" style:font-style-asian="italic" style:font-style-complex="italic" fo:hyphenate="true" fo:hyphenation-remain-char-count="2" fo:hyphenation-push-char-count="2" loext:hyphenation-no-caps="false"/>
    </style:style>
    <style:style style:name="P59" style:family="paragraph" style:parent-style-name="paragraf">
      <style:paragraph-properties fo:orphans="0" fo:widows="0" fo:hyphenation-ladder-count="no-limit"/>
      <style:text-properties fo:font-style="italic" officeooo:rsid="11e9e1e7" officeooo:paragraph-rsid="11e9e1e7" fo:background-color="transparent" style:font-style-asian="italic" style:font-style-complex="italic" fo:hyphenate="true" fo:hyphenation-remain-char-count="2" fo:hyphenation-push-char-count="2" loext:hyphenation-no-caps="false"/>
    </style:style>
    <style:style style:name="P60" style:family="paragraph" style:parent-style-name="paragraf">
      <style:paragraph-properties fo:orphans="0" fo:widows="0" fo:hyphenation-ladder-count="no-limit"/>
      <style:text-properties fo:font-style="italic" officeooo:rsid="11ee3ddf" officeooo:paragraph-rsid="11ee3ddf" fo:background-color="transparent" style:font-style-asian="italic" style:font-style-complex="italic" fo:hyphenate="true" fo:hyphenation-remain-char-count="2" fo:hyphenation-push-char-count="2" loext:hyphenation-no-caps="false"/>
    </style:style>
    <style:style style:name="P61" style:family="paragraph" style:parent-style-name="paragraf">
      <style:paragraph-properties fo:orphans="0" fo:widows="0" fo:hyphenation-ladder-count="no-limit"/>
      <style:text-properties fo:font-style="italic" officeooo:rsid="11f31d61" officeooo:paragraph-rsid="11f31d61" fo:background-color="transparent" style:font-style-asian="italic" style:font-style-complex="italic" fo:hyphenate="true" fo:hyphenation-remain-char-count="2" fo:hyphenation-push-char-count="2" loext:hyphenation-no-caps="false"/>
    </style:style>
    <style:style style:name="P62" style:family="paragraph" style:parent-style-name="paragraf">
      <style:paragraph-properties fo:orphans="0" fo:widows="0" fo:hyphenation-ladder-count="no-limit"/>
      <style:text-properties fo:font-style="italic" officeooo:rsid="11f4433a" officeooo:paragraph-rsid="11f4433a" fo:background-color="transparent" style:font-style-asian="italic" style:font-style-complex="italic" fo:hyphenate="true" fo:hyphenation-remain-char-count="2" fo:hyphenation-push-char-count="2" loext:hyphenation-no-caps="false"/>
    </style:style>
    <style:style style:name="P63" style:family="paragraph" style:parent-style-name="paragraf">
      <style:paragraph-properties fo:orphans="0" fo:widows="0" fo:hyphenation-ladder-count="no-limit"/>
      <style:text-properties officeooo:rsid="1143cbb9" officeooo:paragraph-rsid="1143cbb9" fo:background-color="#fff5ce" fo:hyphenate="true" fo:hyphenation-remain-char-count="2" fo:hyphenation-push-char-count="2" loext:hyphenation-no-caps="false"/>
    </style:style>
    <style:style style:name="P64" style:family="paragraph" style:parent-style-name="paragraf">
      <style:paragraph-properties fo:orphans="0" fo:widows="0" fo:hyphenation-ladder-count="no-limit"/>
      <style:text-properties officeooo:rsid="11900f52" officeooo:paragraph-rsid="11900f52" fo:background-color="#fff5ce" fo:hyphenate="true" fo:hyphenation-remain-char-count="2" fo:hyphenation-push-char-count="2" loext:hyphenation-no-caps="false"/>
    </style:style>
    <style:style style:name="P65" style:family="paragraph" style:parent-style-name="paragraf">
      <style:paragraph-properties fo:orphans="0" fo:widows="0" fo:hyphenation-ladder-count="no-limit"/>
      <style:text-properties officeooo:rsid="124ab0ec" officeooo:paragraph-rsid="124ab0ec" fo:background-color="#fff5ce" fo:hyphenate="true" fo:hyphenation-remain-char-count="2" fo:hyphenation-push-char-count="2" loext:hyphenation-no-caps="false"/>
    </style:style>
    <style:style style:name="P66" style:family="paragraph" style:parent-style-name="paragraf">
      <style:paragraph-properties fo:orphans="0" fo:widows="0" fo:hyphenation-ladder-count="no-limit"/>
      <style:text-properties officeooo:rsid="1148de72" officeooo:paragraph-rsid="1148de72" fo:background-color="transparent" fo:hyphenate="true" fo:hyphenation-remain-char-count="2" fo:hyphenation-push-char-count="2" loext:hyphenation-no-caps="false"/>
    </style:style>
    <style:style style:name="P67" style:family="paragraph" style:parent-style-name="paragraf">
      <style:paragraph-properties fo:orphans="0" fo:widows="0" fo:hyphenation-ladder-count="no-limit"/>
      <style:text-properties officeooo:rsid="114caf10" officeooo:paragraph-rsid="114caf10" fo:background-color="transparent" fo:hyphenate="true" fo:hyphenation-remain-char-count="2" fo:hyphenation-push-char-count="2" loext:hyphenation-no-caps="false"/>
    </style:style>
    <style:style style:name="P68" style:family="paragraph" style:parent-style-name="paragraf">
      <style:paragraph-properties fo:orphans="0" fo:widows="0" fo:hyphenation-ladder-count="no-limit"/>
      <style:text-properties officeooo:rsid="1152d231" officeooo:paragraph-rsid="1152d231" fo:background-color="transparent" fo:hyphenate="true" fo:hyphenation-remain-char-count="2" fo:hyphenation-push-char-count="2" loext:hyphenation-no-caps="false"/>
    </style:style>
    <style:style style:name="P69" style:family="paragraph" style:parent-style-name="paragraf">
      <style:paragraph-properties fo:orphans="0" fo:widows="0" fo:hyphenation-ladder-count="no-limit"/>
      <style:text-properties officeooo:rsid="1153f09d" officeooo:paragraph-rsid="1153f09d" fo:background-color="transparent" fo:hyphenate="true" fo:hyphenation-remain-char-count="2" fo:hyphenation-push-char-count="2" loext:hyphenation-no-caps="false"/>
    </style:style>
    <style:style style:name="P70" style:family="paragraph" style:parent-style-name="paragraf">
      <style:paragraph-properties fo:orphans="0" fo:widows="0" fo:hyphenation-ladder-count="no-limit"/>
      <style:text-properties officeooo:rsid="11548dbb" officeooo:paragraph-rsid="11548dbb" fo:background-color="transparent" fo:hyphenate="true" fo:hyphenation-remain-char-count="2" fo:hyphenation-push-char-count="2" loext:hyphenation-no-caps="false"/>
    </style:style>
    <style:style style:name="P71" style:family="paragraph" style:parent-style-name="paragraf">
      <style:paragraph-properties fo:orphans="0" fo:widows="0" fo:hyphenation-ladder-count="no-limit"/>
      <style:text-properties officeooo:rsid="11562332" officeooo:paragraph-rsid="11562332" fo:background-color="transparent" fo:hyphenate="true" fo:hyphenation-remain-char-count="2" fo:hyphenation-push-char-count="2" loext:hyphenation-no-caps="false"/>
    </style:style>
    <style:style style:name="P72" style:family="paragraph" style:parent-style-name="paragraf">
      <style:paragraph-properties fo:orphans="0" fo:widows="0" fo:hyphenation-ladder-count="no-limit"/>
      <style:text-properties officeooo:rsid="11926cc3" officeooo:paragraph-rsid="11926cc3" fo:background-color="transparent" fo:hyphenate="true" fo:hyphenation-remain-char-count="2" fo:hyphenation-push-char-count="2" loext:hyphenation-no-caps="false"/>
    </style:style>
    <style:style style:name="P73" style:family="paragraph" style:parent-style-name="paragraf">
      <style:paragraph-properties fo:orphans="0" fo:widows="0" fo:hyphenation-ladder-count="no-limit"/>
      <style:text-properties officeooo:rsid="119421f3" officeooo:paragraph-rsid="11969617" fo:background-color="transparent" fo:hyphenate="true" fo:hyphenation-remain-char-count="2" fo:hyphenation-push-char-count="2" loext:hyphenation-no-caps="false"/>
    </style:style>
    <style:style style:name="P74" style:family="paragraph" style:parent-style-name="paragraf">
      <style:paragraph-properties fo:orphans="0" fo:widows="0" fo:hyphenation-ladder-count="no-limit"/>
      <style:text-properties officeooo:rsid="1196aedc" officeooo:paragraph-rsid="1196aedc" fo:background-color="transparent" fo:hyphenate="true" fo:hyphenation-remain-char-count="2" fo:hyphenation-push-char-count="2" loext:hyphenation-no-caps="false"/>
    </style:style>
    <style:style style:name="P75" style:family="paragraph" style:parent-style-name="paragraf">
      <style:paragraph-properties fo:orphans="0" fo:widows="0" fo:hyphenation-ladder-count="no-limit"/>
      <style:text-properties officeooo:rsid="11c7ac0c" officeooo:paragraph-rsid="11c7ac0c" fo:background-color="transparent" fo:hyphenate="true" fo:hyphenation-remain-char-count="2" fo:hyphenation-push-char-count="2" loext:hyphenation-no-caps="false"/>
    </style:style>
    <style:style style:name="P76" style:family="paragraph" style:parent-style-name="paragraf">
      <style:paragraph-properties fo:orphans="0" fo:widows="0" fo:hyphenation-ladder-count="no-limit"/>
      <style:text-properties officeooo:rsid="12195793" officeooo:paragraph-rsid="12195793" fo:background-color="transparent" fo:hyphenate="true" fo:hyphenation-remain-char-count="2" fo:hyphenation-push-char-count="2" loext:hyphenation-no-caps="false"/>
    </style:style>
    <style:style style:name="P77" style:family="paragraph" style:parent-style-name="paragraf">
      <style:paragraph-properties fo:orphans="0" fo:widows="0" fo:hyphenation-ladder-count="no-limit"/>
      <style:text-properties officeooo:rsid="121ae529" officeooo:paragraph-rsid="121ae529" fo:background-color="transparent" fo:hyphenate="true" fo:hyphenation-remain-char-count="2" fo:hyphenation-push-char-count="2" loext:hyphenation-no-caps="false"/>
    </style:style>
    <style:style style:name="P78" style:family="paragraph" style:parent-style-name="paragraf">
      <style:paragraph-properties fo:orphans="0" fo:widows="0" fo:hyphenation-ladder-count="no-limit"/>
      <style:text-properties officeooo:rsid="121c77b8" officeooo:paragraph-rsid="121c77b8" fo:background-color="transparent" fo:hyphenate="true" fo:hyphenation-remain-char-count="2" fo:hyphenation-push-char-count="2" loext:hyphenation-no-caps="false"/>
    </style:style>
    <style:style style:name="P79" style:family="paragraph" style:parent-style-name="paragraf">
      <style:paragraph-properties fo:orphans="0" fo:widows="0" fo:hyphenation-ladder-count="no-limit"/>
      <style:text-properties officeooo:rsid="115ba3d6" officeooo:paragraph-rsid="115ba3d6" fo:hyphenate="true" fo:hyphenation-remain-char-count="2" fo:hyphenation-push-char-count="2" loext:hyphenation-no-caps="false"/>
    </style:style>
    <style:style style:name="P80" style:family="paragraph" style:parent-style-name="paragraf">
      <style:paragraph-properties fo:orphans="0" fo:widows="0" fo:hyphenation-ladder-count="no-limit"/>
      <style:text-properties officeooo:rsid="115d8123" officeooo:paragraph-rsid="115d8123" fo:hyphenate="true" fo:hyphenation-remain-char-count="2" fo:hyphenation-push-char-count="2" loext:hyphenation-no-caps="false"/>
    </style:style>
    <style:style style:name="P81" style:family="paragraph" style:parent-style-name="paragraf">
      <style:paragraph-properties fo:orphans="0" fo:widows="0" fo:hyphenation-ladder-count="no-limit"/>
      <style:text-properties officeooo:rsid="11604c6a" officeooo:paragraph-rsid="11604c6a" fo:hyphenate="true" fo:hyphenation-remain-char-count="2" fo:hyphenation-push-char-count="2" loext:hyphenation-no-caps="false"/>
    </style:style>
    <style:style style:name="P82" style:family="paragraph" style:parent-style-name="paragraf">
      <style:paragraph-properties fo:orphans="0" fo:widows="0" fo:hyphenation-ladder-count="no-limit"/>
      <style:text-properties officeooo:rsid="1161e2fd" officeooo:paragraph-rsid="1161e2fd" fo:hyphenate="true" fo:hyphenation-remain-char-count="2" fo:hyphenation-push-char-count="2" loext:hyphenation-no-caps="false"/>
    </style:style>
    <style:style style:name="P83" style:family="paragraph" style:parent-style-name="paragraf">
      <style:paragraph-properties fo:orphans="0" fo:widows="0" fo:hyphenation-ladder-count="no-limit"/>
      <style:text-properties officeooo:rsid="1164944a" officeooo:paragraph-rsid="1164944a" fo:hyphenate="true" fo:hyphenation-remain-char-count="2" fo:hyphenation-push-char-count="2" loext:hyphenation-no-caps="false"/>
    </style:style>
    <style:style style:name="P84" style:family="paragraph" style:parent-style-name="paragraf">
      <style:paragraph-properties fo:orphans="0" fo:widows="0" fo:hyphenation-ladder-count="no-limit"/>
      <style:text-properties officeooo:rsid="116745c0" officeooo:paragraph-rsid="116745c0" fo:hyphenate="true" fo:hyphenation-remain-char-count="2" fo:hyphenation-push-char-count="2" loext:hyphenation-no-caps="false"/>
    </style:style>
    <style:style style:name="P85" style:family="paragraph" style:parent-style-name="paragraf">
      <style:paragraph-properties fo:orphans="0" fo:widows="0" fo:hyphenation-ladder-count="no-limit"/>
      <style:text-properties officeooo:rsid="116c40f5" officeooo:paragraph-rsid="116c40f5" fo:hyphenate="true" fo:hyphenation-remain-char-count="2" fo:hyphenation-push-char-count="2" loext:hyphenation-no-caps="false"/>
    </style:style>
    <style:style style:name="P86" style:family="paragraph" style:parent-style-name="paragraf">
      <style:paragraph-properties fo:orphans="0" fo:widows="0" fo:hyphenation-ladder-count="no-limit"/>
      <style:text-properties officeooo:rsid="11789bf5" officeooo:paragraph-rsid="11789bf5" fo:hyphenate="true" fo:hyphenation-remain-char-count="2" fo:hyphenation-push-char-count="2" loext:hyphenation-no-caps="false"/>
    </style:style>
    <style:style style:name="P87" style:family="paragraph" style:parent-style-name="paragraf">
      <style:paragraph-properties fo:orphans="0" fo:widows="0" fo:hyphenation-ladder-count="no-limit"/>
      <style:text-properties officeooo:rsid="117a18b6" officeooo:paragraph-rsid="117a18b6" fo:hyphenate="true" fo:hyphenation-remain-char-count="2" fo:hyphenation-push-char-count="2" loext:hyphenation-no-caps="false"/>
    </style:style>
    <style:style style:name="P88" style:family="paragraph" style:parent-style-name="paragraf">
      <style:paragraph-properties fo:orphans="0" fo:widows="0" fo:hyphenation-ladder-count="no-limit"/>
      <style:text-properties officeooo:rsid="117e25d6" officeooo:paragraph-rsid="117e25d6" fo:hyphenate="true" fo:hyphenation-remain-char-count="2" fo:hyphenation-push-char-count="2" loext:hyphenation-no-caps="false"/>
    </style:style>
    <style:style style:name="P89" style:family="paragraph" style:parent-style-name="paragraf">
      <style:paragraph-properties fo:orphans="0" fo:widows="0" fo:hyphenation-ladder-count="no-limit"/>
      <style:text-properties officeooo:rsid="11804163" officeooo:paragraph-rsid="11804163" fo:hyphenate="true" fo:hyphenation-remain-char-count="2" fo:hyphenation-push-char-count="2" loext:hyphenation-no-caps="false"/>
    </style:style>
    <style:style style:name="P90" style:family="paragraph" style:parent-style-name="paragraf">
      <style:paragraph-properties fo:orphans="0" fo:widows="0" fo:hyphenation-ladder-count="no-limit"/>
      <style:text-properties officeooo:rsid="1189a662" officeooo:paragraph-rsid="1189a662" fo:hyphenate="true" fo:hyphenation-remain-char-count="2" fo:hyphenation-push-char-count="2" loext:hyphenation-no-caps="false"/>
    </style:style>
    <style:style style:name="P91" style:family="paragraph" style:parent-style-name="paragraf">
      <style:paragraph-properties fo:orphans="0" fo:widows="0" fo:hyphenation-ladder-count="no-limit"/>
      <style:text-properties officeooo:rsid="11a4767c" officeooo:paragraph-rsid="11a4767c" fo:hyphenate="true" fo:hyphenation-remain-char-count="2" fo:hyphenation-push-char-count="2" loext:hyphenation-no-caps="false"/>
    </style:style>
    <style:style style:name="P92" style:family="paragraph" style:parent-style-name="paragraf">
      <style:paragraph-properties fo:orphans="0" fo:widows="0" fo:hyphenation-ladder-count="no-limit"/>
      <style:text-properties officeooo:rsid="11ae18dd" officeooo:paragraph-rsid="11b736dd" fo:hyphenate="true" fo:hyphenation-remain-char-count="2" fo:hyphenation-push-char-count="2" loext:hyphenation-no-caps="false"/>
    </style:style>
    <style:style style:name="P93" style:family="paragraph" style:parent-style-name="paragraf">
      <style:paragraph-properties fo:orphans="0" fo:widows="0" fo:hyphenation-ladder-count="no-limit"/>
      <style:text-properties officeooo:rsid="11b7bcbb" officeooo:paragraph-rsid="11b7bcbb" fo:hyphenate="true" fo:hyphenation-remain-char-count="2" fo:hyphenation-push-char-count="2" loext:hyphenation-no-caps="false"/>
    </style:style>
    <style:style style:name="P94" style:family="paragraph" style:parent-style-name="paragraf">
      <style:paragraph-properties fo:orphans="0" fo:widows="0" fo:hyphenation-ladder-count="no-limit"/>
      <style:text-properties officeooo:rsid="11c1506a" officeooo:paragraph-rsid="11c1506a" fo:hyphenate="true" fo:hyphenation-remain-char-count="2" fo:hyphenation-push-char-count="2" loext:hyphenation-no-caps="false"/>
    </style:style>
    <style:style style:name="P95" style:family="paragraph" style:parent-style-name="paragraf">
      <style:paragraph-properties fo:orphans="0" fo:widows="0" fo:hyphenation-ladder-count="no-limit"/>
      <style:text-properties officeooo:rsid="11c2f5f0" officeooo:paragraph-rsid="11c2f5f0" fo:hyphenate="true" fo:hyphenation-remain-char-count="2" fo:hyphenation-push-char-count="2" loext:hyphenation-no-caps="false"/>
    </style:style>
    <style:style style:name="P96" style:family="paragraph" style:parent-style-name="paragraf">
      <style:paragraph-properties fo:orphans="0" fo:widows="0" fo:hyphenation-ladder-count="no-limit"/>
      <style:text-properties officeooo:rsid="11c4147c" officeooo:paragraph-rsid="11c4147c" fo:hyphenate="true" fo:hyphenation-remain-char-count="2" fo:hyphenation-push-char-count="2" loext:hyphenation-no-caps="false"/>
    </style:style>
    <style:style style:name="P97" style:family="paragraph" style:parent-style-name="paragraf">
      <style:paragraph-properties fo:orphans="0" fo:widows="0" fo:hyphenation-ladder-count="no-limit"/>
      <style:text-properties officeooo:rsid="11fad331" officeooo:paragraph-rsid="11fad331" fo:hyphenate="true" fo:hyphenation-remain-char-count="2" fo:hyphenation-push-char-count="2" loext:hyphenation-no-caps="false"/>
    </style:style>
    <style:style style:name="P98" style:family="paragraph" style:parent-style-name="paragraf">
      <style:paragraph-properties fo:orphans="0" fo:widows="0" fo:hyphenation-ladder-count="no-limit"/>
      <style:text-properties officeooo:rsid="12001d5a" officeooo:paragraph-rsid="12001d5a" fo:hyphenate="true" fo:hyphenation-remain-char-count="2" fo:hyphenation-push-char-count="2" loext:hyphenation-no-caps="false"/>
    </style:style>
    <style:style style:name="P99" style:family="paragraph" style:parent-style-name="paragraf">
      <style:paragraph-properties fo:orphans="0" fo:widows="0" fo:hyphenation-ladder-count="no-limit"/>
      <style:text-properties officeooo:rsid="1202451d" officeooo:paragraph-rsid="1204644d" fo:hyphenate="true" fo:hyphenation-remain-char-count="2" fo:hyphenation-push-char-count="2" loext:hyphenation-no-caps="false"/>
    </style:style>
    <style:style style:name="P100" style:family="paragraph" style:parent-style-name="paragraf">
      <style:paragraph-properties fo:orphans="0" fo:widows="0" fo:hyphenation-ladder-count="no-limit"/>
      <style:text-properties officeooo:rsid="1204644d" officeooo:paragraph-rsid="1204644d" fo:hyphenate="true" fo:hyphenation-remain-char-count="2" fo:hyphenation-push-char-count="2" loext:hyphenation-no-caps="false"/>
    </style:style>
    <style:style style:name="P101" style:family="paragraph" style:parent-style-name="paragraf">
      <style:paragraph-properties fo:orphans="0" fo:widows="0" fo:hyphenation-ladder-count="no-limit"/>
      <style:text-properties officeooo:rsid="1205f203" officeooo:paragraph-rsid="1205f203" fo:hyphenate="true" fo:hyphenation-remain-char-count="2" fo:hyphenation-push-char-count="2" loext:hyphenation-no-caps="false"/>
    </style:style>
    <style:style style:name="P102" style:family="paragraph" style:parent-style-name="paragraf">
      <style:paragraph-properties fo:orphans="0" fo:widows="0" fo:hyphenation-ladder-count="no-limit"/>
      <style:text-properties officeooo:rsid="1207de4f" officeooo:paragraph-rsid="1207de4f" fo:hyphenate="true" fo:hyphenation-remain-char-count="2" fo:hyphenation-push-char-count="2" loext:hyphenation-no-caps="false"/>
    </style:style>
    <style:style style:name="P103" style:family="paragraph" style:parent-style-name="paragraf">
      <style:paragraph-properties fo:orphans="0" fo:widows="0" fo:hyphenation-ladder-count="no-limit"/>
      <style:text-properties officeooo:rsid="120bb0f1" officeooo:paragraph-rsid="120fa29f" fo:hyphenate="true" fo:hyphenation-remain-char-count="2" fo:hyphenation-push-char-count="2" loext:hyphenation-no-caps="false"/>
    </style:style>
    <style:style style:name="P104" style:family="paragraph" style:parent-style-name="paragraf">
      <style:paragraph-properties fo:orphans="0" fo:widows="0" fo:hyphenation-ladder-count="no-limit"/>
      <style:text-properties officeooo:rsid="121286ec" officeooo:paragraph-rsid="121286ec" fo:hyphenate="true" fo:hyphenation-remain-char-count="2" fo:hyphenation-push-char-count="2" loext:hyphenation-no-caps="false"/>
    </style:style>
    <style:style style:name="P105" style:family="paragraph" style:parent-style-name="paragraf">
      <style:paragraph-properties fo:orphans="0" fo:widows="0" fo:hyphenation-ladder-count="no-limit"/>
      <style:text-properties officeooo:rsid="121676aa" officeooo:paragraph-rsid="121676aa" fo:hyphenate="true" fo:hyphenation-remain-char-count="2" fo:hyphenation-push-char-count="2" loext:hyphenation-no-caps="false"/>
    </style:style>
    <style:style style:name="P106" style:family="paragraph" style:parent-style-name="paragraf">
      <style:paragraph-properties fo:orphans="0" fo:widows="0" fo:hyphenation-ladder-count="no-limit"/>
      <style:text-properties officeooo:rsid="1218363a" officeooo:paragraph-rsid="1218363a" fo:hyphenate="true" fo:hyphenation-remain-char-count="2" fo:hyphenation-push-char-count="2" loext:hyphenation-no-caps="false"/>
    </style:style>
    <style:style style:name="P107" style:family="paragraph" style:parent-style-name="paragraf">
      <style:paragraph-properties fo:orphans="0" fo:widows="0" fo:hyphenation-ladder-count="no-limit"/>
      <style:text-properties officeooo:rsid="120dc9f2" officeooo:paragraph-rsid="1218363a" fo:hyphenate="true" fo:hyphenation-remain-char-count="2" fo:hyphenation-push-char-count="2" loext:hyphenation-no-caps="false"/>
    </style:style>
    <style:style style:name="P108" style:family="paragraph" style:parent-style-name="paragraf">
      <style:paragraph-properties fo:orphans="0" fo:widows="0" fo:hyphenation-ladder-count="no-limit"/>
      <style:text-properties officeooo:rsid="122d2efd" officeooo:paragraph-rsid="122d2efd" fo:hyphenate="true" fo:hyphenation-remain-char-count="2" fo:hyphenation-push-char-count="2" loext:hyphenation-no-caps="false"/>
    </style:style>
    <style:style style:name="P109" style:family="paragraph" style:parent-style-name="paragraf">
      <style:paragraph-properties fo:orphans="0" fo:widows="0" fo:hyphenation-ladder-count="no-limit"/>
      <style:text-properties officeooo:rsid="12320949" officeooo:paragraph-rsid="12320949" fo:hyphenate="true" fo:hyphenation-remain-char-count="2" fo:hyphenation-push-char-count="2" loext:hyphenation-no-caps="false"/>
    </style:style>
    <style:style style:name="P110" style:family="paragraph" style:parent-style-name="paragraf">
      <style:paragraph-properties fo:orphans="0" fo:widows="0" fo:hyphenation-ladder-count="no-limit"/>
      <style:text-properties officeooo:rsid="1242e2e6" officeooo:paragraph-rsid="12441805" fo:hyphenate="true" fo:hyphenation-remain-char-count="2" fo:hyphenation-push-char-count="2" loext:hyphenation-no-caps="false"/>
    </style:style>
    <style:style style:name="P111" style:family="paragraph" style:parent-style-name="paragraf">
      <style:paragraph-properties fo:orphans="0" fo:widows="0" fo:hyphenation-ladder-count="no-limit"/>
      <style:text-properties officeooo:rsid="1257e661" officeooo:paragraph-rsid="1257e661" fo:hyphenate="true" fo:hyphenation-remain-char-count="2" fo:hyphenation-push-char-count="2" loext:hyphenation-no-caps="false"/>
    </style:style>
    <style:style style:name="P112" style:family="paragraph" style:parent-style-name="paragraf">
      <style:paragraph-properties fo:orphans="0" fo:widows="0" fo:hyphenation-ladder-count="no-limit"/>
      <style:text-properties officeooo:rsid="11c443ec" officeooo:paragraph-rsid="11c63a3b" fo:background-color="#ffffd7" fo:hyphenate="true" fo:hyphenation-remain-char-count="2" fo:hyphenation-push-char-count="2" loext:hyphenation-no-caps="false"/>
    </style:style>
    <style:style style:name="P113" style:family="paragraph" style:parent-style-name="paragraf" style:master-page-name="">
      <style:paragraph-properties fo:orphans="0" fo:widows="0" fo:hyphenation-ladder-count="no-limit" style:page-number="auto"/>
      <style:text-properties officeooo:rsid="112fea76" officeooo:paragraph-rsid="112fea76" fo:hyphenate="true" fo:hyphenation-remain-char-count="2" fo:hyphenation-push-char-count="2" loext:hyphenation-no-caps="false"/>
    </style:style>
    <style:style style:name="P114" style:family="paragraph" style:parent-style-name="paragraf" style:master-page-name="">
      <style:paragraph-properties fo:orphans="0" fo:widows="0" fo:hyphenation-ladder-count="no-limit" style:page-number="auto"/>
      <style:text-properties officeooo:rsid="115972a0" officeooo:paragraph-rsid="115972a0" fo:hyphenate="true" fo:hyphenation-remain-char-count="2" fo:hyphenation-push-char-count="2" loext:hyphenation-no-caps="false"/>
    </style:style>
    <style:style style:name="P115" style:family="paragraph" style:parent-style-name="paragraf" style:master-page-name="">
      <style:paragraph-properties fo:orphans="0" fo:widows="0" fo:hyphenation-ladder-count="no-limit" style:page-number="auto"/>
      <style:text-properties officeooo:rsid="119ee7ce" officeooo:paragraph-rsid="119ee7ce" fo:hyphenate="true" fo:hyphenation-remain-char-count="2" fo:hyphenation-push-char-count="2" loext:hyphenation-no-caps="false"/>
    </style:style>
    <style:style style:name="P116" style:family="paragraph" style:parent-style-name="paragraf" style:master-page-name="">
      <style:paragraph-properties fo:orphans="0" fo:widows="0" fo:hyphenation-ladder-count="no-limit" style:page-number="auto"/>
      <style:text-properties officeooo:rsid="11ffebf9" officeooo:paragraph-rsid="11ffebf9" fo:hyphenate="true" fo:hyphenation-remain-char-count="2" fo:hyphenation-push-char-count="2" loext:hyphenation-no-caps="false"/>
    </style:style>
    <style:style style:name="P117" style:family="paragraph" style:parent-style-name="paragraf" style:master-page-name="">
      <style:paragraph-properties fo:orphans="0" fo:widows="0" fo:hyphenation-ladder-count="no-limit" style:page-number="auto"/>
      <style:text-properties officeooo:rsid="12117541" officeooo:paragraph-rsid="12117541" fo:hyphenate="true" fo:hyphenation-remain-char-count="2" fo:hyphenation-push-char-count="2" loext:hyphenation-no-caps="false"/>
    </style:style>
    <style:style style:name="P118" style:family="paragraph" style:parent-style-name="Title" style:master-page-name="First_20_Page">
      <style:paragraph-properties fo:orphans="0" fo:widows="0" fo:hyphenation-ladder-count="no-limit" style:page-number="auto" fo:keep-with-next="auto"/>
      <style:text-properties fo:language="id" fo:country="ID" fo:hyphenate="true" fo:hyphenation-remain-char-count="2" fo:hyphenation-push-char-count="2" loext:hyphenation-no-caps="false"/>
    </style:style>
    <style:style style:name="P119" style:family="paragraph" style:parent-style-name="Heading_20_1">
      <style:paragraph-properties fo:text-align="center" style:justify-single-word="false" fo:orphans="0" fo:widows="0" fo:hyphenation-ladder-count="no-limit" fo:keep-with-next="auto"/>
      <style:text-properties fo:hyphenate="true" fo:hyphenation-remain-char-count="2" fo:hyphenation-push-char-count="2" loext:hyphenation-no-caps="false"/>
    </style:style>
    <style:style style:name="P120" style:family="paragraph" style:parent-style-name="Heading_20_2">
      <style:paragraph-properties fo:orphans="0" fo:widows="0" fo:hyphenation-ladder-count="no-limit" fo:keep-with-next="auto"/>
      <style:text-properties fo:hyphenate="true" fo:hyphenation-remain-char-count="2" fo:hyphenation-push-char-count="2" loext:hyphenation-no-caps="false"/>
    </style:style>
    <style:style style:name="P121" style:family="paragraph" style:parent-style-name="Heading_20_2" style:master-page-name="">
      <style:paragraph-properties fo:orphans="0" fo:widows="0" fo:hyphenation-ladder-count="no-limit" style:page-number="auto" fo:keep-with-next="auto"/>
      <style:text-properties fo:hyphenate="true" fo:hyphenation-remain-char-count="2" fo:hyphenation-push-char-count="2" loext:hyphenation-no-caps="false"/>
    </style:style>
    <style:style style:name="P122" style:family="paragraph" style:parent-style-name="paragraf" style:list-style-name="L1">
      <style:paragraph-properties fo:orphans="0" fo:widows="0" fo:hyphenation-ladder-count="no-limit"/>
      <style:text-properties fo:font-style="normal" officeooo:rsid="10ff8788" officeooo:paragraph-rsid="10ff8788" style:font-style-asian="normal" style:font-style-complex="normal" fo:hyphenate="true" fo:hyphenation-remain-char-count="2" fo:hyphenation-push-char-count="2" loext:hyphenation-no-caps="false"/>
    </style:style>
    <style:style style:name="P123" style:family="paragraph" style:parent-style-name="paragraf" style:list-style-name="L1">
      <style:paragraph-properties fo:orphans="0" fo:widows="0" fo:hyphenation-ladder-count="no-limit"/>
      <style:text-properties fo:font-style="normal" officeooo:rsid="11036679" officeooo:paragraph-rsid="11036679" style:font-style-asian="normal" style:font-style-complex="normal" fo:hyphenate="true" fo:hyphenation-remain-char-count="2" fo:hyphenation-push-char-count="2" loext:hyphenation-no-caps="false"/>
    </style:style>
    <style:style style:name="P124" style:family="paragraph" style:parent-style-name="paragraf" style:list-style-name="L2">
      <style:paragraph-properties fo:orphans="0" fo:widows="0" fo:hyphenation-ladder-count="no-limit"/>
      <style:text-properties fo:font-style="normal" style:text-underline-style="none" officeooo:rsid="11138f7d" officeooo:paragraph-rsid="11138f7d" style:font-style-asian="normal" style:font-style-complex="normal" fo:hyphenate="true" fo:hyphenation-remain-char-count="2" fo:hyphenation-push-char-count="2" loext:hyphenation-no-caps="false"/>
    </style:style>
    <style:style style:name="P125" style:family="paragraph" style:parent-style-name="paragraf" style:list-style-name="L3">
      <style:paragraph-properties fo:orphans="0" fo:widows="0" fo:hyphenation-ladder-count="no-limit"/>
      <style:text-properties fo:font-style="normal" style:text-underline-style="none" officeooo:rsid="1119967f" officeooo:paragraph-rsid="1119967f" style:font-style-asian="normal" style:font-style-complex="normal" fo:hyphenate="true" fo:hyphenation-remain-char-count="2" fo:hyphenation-push-char-count="2" loext:hyphenation-no-caps="false"/>
    </style:style>
    <style:style style:name="P126" style:family="paragraph" style:parent-style-name="paragraf" style:list-style-name="L7">
      <style:paragraph-properties fo:orphans="0" fo:widows="0" fo:hyphenation-ladder-count="no-limit"/>
      <style:text-properties fo:font-style="normal" officeooo:rsid="11ee3ddf" officeooo:paragraph-rsid="11ee3ddf" fo:background-color="transparent" style:font-style-asian="normal" style:font-style-complex="normal" fo:hyphenate="true" fo:hyphenation-remain-char-count="2" fo:hyphenation-push-char-count="2" loext:hyphenation-no-caps="false"/>
    </style:style>
    <style:style style:name="P127" style:family="paragraph" style:parent-style-name="paragraf" style:list-style-name="L2">
      <style:paragraph-properties fo:orphans="0" fo:widows="0" fo:hyphenation-ladder-count="no-limit"/>
      <style:text-properties officeooo:paragraph-rsid="110962dc" fo:hyphenate="true" fo:hyphenation-remain-char-count="2" fo:hyphenation-push-char-count="2" loext:hyphenation-no-caps="false"/>
    </style:style>
    <style:style style:name="P128" style:family="paragraph" style:parent-style-name="paragraf" style:list-style-name="L3">
      <style:paragraph-properties fo:orphans="0" fo:widows="0" fo:hyphenation-ladder-count="no-limit"/>
      <style:text-properties officeooo:paragraph-rsid="111cda62" fo:hyphenate="true" fo:hyphenation-remain-char-count="2" fo:hyphenation-push-char-count="2" loext:hyphenation-no-caps="false"/>
    </style:style>
    <style:style style:name="P129" style:family="paragraph" style:parent-style-name="paragraf" style:list-style-name="L4">
      <style:paragraph-properties fo:orphans="0" fo:widows="0" fo:hyphenation-ladder-count="no-limit"/>
      <style:text-properties officeooo:paragraph-rsid="112675bc" fo:hyphenate="true" fo:hyphenation-remain-char-count="2" fo:hyphenation-push-char-count="2" loext:hyphenation-no-caps="false"/>
    </style:style>
    <style:style style:name="P130" style:family="paragraph" style:parent-style-name="paragraf" style:list-style-name="L5">
      <style:paragraph-properties fo:orphans="0" fo:widows="0" fo:hyphenation-ladder-count="no-limit"/>
      <style:text-properties officeooo:paragraph-rsid="1141bdb2" fo:hyphenate="true" fo:hyphenation-remain-char-count="2" fo:hyphenation-push-char-count="2" loext:hyphenation-no-caps="false"/>
    </style:style>
    <style:style style:name="P131" style:family="paragraph" style:parent-style-name="paragraf" style:list-style-name="L6">
      <style:paragraph-properties fo:orphans="0" fo:widows="0" fo:hyphenation-ladder-count="no-limit"/>
      <style:text-properties officeooo:paragraph-rsid="11dbee97" fo:hyphenate="true" fo:hyphenation-remain-char-count="2" fo:hyphenation-push-char-count="2" loext:hyphenation-no-caps="false"/>
    </style:style>
    <style:style style:name="P132" style:family="paragraph" style:parent-style-name="paragraf" style:list-style-name="L6">
      <style:paragraph-properties fo:orphans="0" fo:widows="0" fo:hyphenation-ladder-count="no-limit"/>
      <style:text-properties officeooo:paragraph-rsid="11e7006f" fo:hyphenate="true" fo:hyphenation-remain-char-count="2" fo:hyphenation-push-char-count="2" loext:hyphenation-no-caps="false"/>
    </style:style>
    <style:style style:name="P133" style:family="paragraph" style:parent-style-name="paragraf" style:list-style-name="L10">
      <style:paragraph-properties fo:orphans="0" fo:widows="0" fo:hyphenation-ladder-count="no-limit"/>
      <style:text-properties officeooo:paragraph-rsid="123417ed" fo:hyphenate="true" fo:hyphenation-remain-char-count="2" fo:hyphenation-push-char-count="2" loext:hyphenation-no-caps="false"/>
    </style:style>
    <style:style style:name="P134" style:family="paragraph" style:parent-style-name="paragraf" style:list-style-name="L11">
      <style:paragraph-properties fo:orphans="0" fo:widows="0" fo:hyphenation-ladder-count="no-limit"/>
      <style:text-properties officeooo:paragraph-rsid="123cb82c" fo:hyphenate="true" fo:hyphenation-remain-char-count="2" fo:hyphenation-push-char-count="2" loext:hyphenation-no-caps="false"/>
    </style:style>
    <style:style style:name="P135" style:family="paragraph" style:parent-style-name="paragraf" style:list-style-name="L12">
      <style:paragraph-properties fo:orphans="0" fo:widows="0" fo:hyphenation-ladder-count="no-limit"/>
      <style:text-properties officeooo:paragraph-rsid="123e312f" fo:hyphenate="true" fo:hyphenation-remain-char-count="2" fo:hyphenation-push-char-count="2" loext:hyphenation-no-caps="false"/>
    </style:style>
    <style:style style:name="P136" style:family="paragraph" style:parent-style-name="paragraf" style:list-style-name="L13">
      <style:paragraph-properties fo:orphans="0" fo:widows="0" fo:hyphenation-ladder-count="no-limit"/>
      <style:text-properties officeooo:paragraph-rsid="12441805" fo:hyphenate="true" fo:hyphenation-remain-char-count="2" fo:hyphenation-push-char-count="2" loext:hyphenation-no-caps="false"/>
    </style:style>
    <style:style style:name="P137" style:family="paragraph" style:parent-style-name="paragraf" style:list-style-name="L14">
      <style:paragraph-properties fo:orphans="0" fo:widows="0" fo:hyphenation-ladder-count="no-limit"/>
      <style:text-properties officeooo:paragraph-rsid="124e1531" fo:hyphenate="true" fo:hyphenation-remain-char-count="2" fo:hyphenation-push-char-count="2" loext:hyphenation-no-caps="false"/>
    </style:style>
    <style:style style:name="P138" style:family="paragraph" style:parent-style-name="paragraf" style:list-style-name="L15">
      <style:paragraph-properties fo:orphans="0" fo:widows="0" fo:hyphenation-ladder-count="no-limit"/>
      <style:text-properties officeooo:paragraph-rsid="125475ef" fo:hyphenate="true" fo:hyphenation-remain-char-count="2" fo:hyphenation-push-char-count="2" loext:hyphenation-no-caps="false"/>
    </style:style>
    <style:style style:name="P139" style:family="paragraph" style:parent-style-name="paragraf" style:list-style-name="L16">
      <style:paragraph-properties fo:orphans="0" fo:widows="0" fo:hyphenation-ladder-count="no-limit"/>
      <style:text-properties officeooo:paragraph-rsid="125ca12d" fo:hyphenate="true" fo:hyphenation-remain-char-count="2" fo:hyphenation-push-char-count="2" loext:hyphenation-no-caps="false"/>
    </style:style>
    <style:style style:name="P140" style:family="paragraph" style:parent-style-name="paragraf" style:list-style-name="L2">
      <style:paragraph-properties fo:orphans="0" fo:widows="0" fo:hyphenation-ladder-count="no-limit"/>
      <style:text-properties officeooo:rsid="110d5d41" officeooo:paragraph-rsid="110d5d41" fo:hyphenate="true" fo:hyphenation-remain-char-count="2" fo:hyphenation-push-char-count="2" loext:hyphenation-no-caps="false"/>
    </style:style>
    <style:style style:name="P141" style:family="paragraph" style:parent-style-name="paragraf" style:list-style-name="L2">
      <style:paragraph-properties fo:orphans="0" fo:widows="0" fo:hyphenation-ladder-count="no-limit"/>
      <style:text-properties officeooo:rsid="11132168" officeooo:paragraph-rsid="11132168" fo:hyphenate="true" fo:hyphenation-remain-char-count="2" fo:hyphenation-push-char-count="2" loext:hyphenation-no-caps="false"/>
    </style:style>
    <style:style style:name="P142" style:family="paragraph" style:parent-style-name="paragraf" style:list-style-name="L3">
      <style:paragraph-properties fo:orphans="0" fo:widows="0" fo:hyphenation-ladder-count="no-limit"/>
      <style:text-properties officeooo:rsid="111f2380" officeooo:paragraph-rsid="111f2380" fo:hyphenate="true" fo:hyphenation-remain-char-count="2" fo:hyphenation-push-char-count="2" loext:hyphenation-no-caps="false"/>
    </style:style>
    <style:style style:name="P143" style:family="paragraph" style:parent-style-name="paragraf" style:list-style-name="L3">
      <style:paragraph-properties fo:orphans="0" fo:widows="0" fo:hyphenation-ladder-count="no-limit"/>
      <style:text-properties officeooo:rsid="11201362" officeooo:paragraph-rsid="11201362" fo:hyphenate="true" fo:hyphenation-remain-char-count="2" fo:hyphenation-push-char-count="2" loext:hyphenation-no-caps="false"/>
    </style:style>
    <style:style style:name="P144" style:family="paragraph" style:parent-style-name="paragraf" style:list-style-name="L3">
      <style:paragraph-properties fo:orphans="0" fo:widows="0" fo:hyphenation-ladder-count="no-limit"/>
      <style:text-properties officeooo:rsid="11217271" officeooo:paragraph-rsid="11217271" fo:hyphenate="true" fo:hyphenation-remain-char-count="2" fo:hyphenation-push-char-count="2" loext:hyphenation-no-caps="false"/>
    </style:style>
    <style:style style:name="P145" style:family="paragraph" style:parent-style-name="paragraf" style:list-style-name="L4">
      <style:paragraph-properties fo:orphans="0" fo:widows="0" fo:hyphenation-ladder-count="no-limit"/>
      <style:text-properties officeooo:rsid="112aaa48" officeooo:paragraph-rsid="112aaa48" fo:hyphenate="true" fo:hyphenation-remain-char-count="2" fo:hyphenation-push-char-count="2" loext:hyphenation-no-caps="false"/>
    </style:style>
    <style:style style:name="P146" style:family="paragraph" style:parent-style-name="paragraf" style:list-style-name="L4">
      <style:paragraph-properties fo:orphans="0" fo:widows="0" fo:hyphenation-ladder-count="no-limit"/>
      <style:text-properties officeooo:rsid="112c8e68" officeooo:paragraph-rsid="112c8e68" fo:hyphenate="true" fo:hyphenation-remain-char-count="2" fo:hyphenation-push-char-count="2" loext:hyphenation-no-caps="false"/>
    </style:style>
    <style:style style:name="P147" style:family="paragraph" style:parent-style-name="paragraf" style:list-style-name="L5">
      <style:paragraph-properties fo:orphans="0" fo:widows="0" fo:hyphenation-ladder-count="no-limit"/>
      <style:text-properties fo:font-style="italic" officeooo:rsid="1141bdb2" officeooo:paragraph-rsid="1141bdb2" style:font-style-asian="italic" style:font-style-complex="italic" fo:hyphenate="true" fo:hyphenation-remain-char-count="2" fo:hyphenation-push-char-count="2" loext:hyphenation-no-caps="false"/>
    </style:style>
    <style:style style:name="P148" style:family="paragraph" style:parent-style-name="paragraf" style:list-style-name="L6">
      <style:paragraph-properties fo:orphans="0" fo:widows="0" fo:hyphenation-ladder-count="no-limit"/>
      <style:text-properties fo:font-style="italic" officeooo:rsid="11da14e0" officeooo:paragraph-rsid="11da14e0" fo:background-color="transparent" style:font-style-asian="italic" style:font-style-complex="italic" fo:hyphenate="true" fo:hyphenation-remain-char-count="2" fo:hyphenation-push-char-count="2" loext:hyphenation-no-caps="false"/>
    </style:style>
    <style:style style:name="P149" style:family="paragraph" style:parent-style-name="paragraf" style:list-style-name="L6">
      <style:paragraph-properties fo:orphans="0" fo:widows="0" fo:hyphenation-ladder-count="no-limit"/>
      <style:text-properties fo:font-style="italic" officeooo:rsid="11dc06eb" officeooo:paragraph-rsid="11dc06eb" fo:background-color="transparent" style:font-style-asian="italic" style:font-style-complex="italic" fo:hyphenate="true" fo:hyphenation-remain-char-count="2" fo:hyphenation-push-char-count="2" loext:hyphenation-no-caps="false"/>
    </style:style>
    <style:style style:name="P150" style:family="paragraph" style:parent-style-name="paragraf" style:list-style-name="L6">
      <style:paragraph-properties fo:orphans="0" fo:widows="0" fo:hyphenation-ladder-count="no-limit"/>
      <style:text-properties fo:font-style="italic" officeooo:rsid="11e29336" officeooo:paragraph-rsid="11e29336" fo:background-color="transparent" style:font-style-asian="italic" style:font-style-complex="italic" fo:hyphenate="true" fo:hyphenation-remain-char-count="2" fo:hyphenation-push-char-count="2" loext:hyphenation-no-caps="false"/>
    </style:style>
    <style:style style:name="P151" style:family="paragraph" style:parent-style-name="paragraf" style:list-style-name="L8">
      <style:paragraph-properties fo:orphans="0" fo:widows="0" fo:hyphenation-ladder-count="no-limit"/>
      <style:text-properties officeooo:rsid="122ba465" officeooo:paragraph-rsid="122ba465" fo:hyphenate="true" fo:hyphenation-remain-char-count="2" fo:hyphenation-push-char-count="2" loext:hyphenation-no-caps="false"/>
    </style:style>
    <style:style style:name="P152" style:family="paragraph" style:parent-style-name="paragraf" style:list-style-name="L9"/>
    <style:style style:name="P153" style:family="paragraph" style:parent-style-name="paragraf" style:list-style-name="L1">
      <style:paragraph-properties fo:orphans="0" fo:widows="0" fo:hyphenation-ladder-count="no-limit" fo:keep-with-next="auto"/>
      <style:text-properties officeooo:rsid="10f4bd67" officeooo:paragraph-rsid="10f4bd67" fo:hyphenate="true" fo:hyphenation-remain-char-count="2" fo:hyphenation-push-char-count="2" loext:hyphenation-no-caps="false"/>
    </style:style>
    <style:style style:name="P154" style:family="paragraph" style:parent-style-name="paragraf" style:list-style-name="L1">
      <style:paragraph-properties fo:orphans="0" fo:widows="0" fo:hyphenation-ladder-count="no-limit" fo:keep-with-next="auto"/>
      <style:text-properties officeooo:paragraph-rsid="10f4bd67" fo:hyphenate="true" fo:hyphenation-remain-char-count="2" fo:hyphenation-push-char-count="2" loext:hyphenation-no-caps="false"/>
    </style:style>
    <style:style style:name="P155" style:family="paragraph" style:parent-style-name="paragraf" style:list-style-name="L1">
      <style:paragraph-properties fo:orphans="0" fo:widows="0" fo:hyphenation-ladder-count="no-limit" fo:keep-with-next="auto"/>
      <style:text-properties officeooo:rsid="10fd8883" officeooo:paragraph-rsid="10fd8883" fo:hyphenate="true" fo:hyphenation-remain-char-count="2" fo:hyphenation-push-char-count="2" loext:hyphenation-no-caps="false"/>
    </style:style>
    <style:style style:name="T1" style:family="text">
      <style:text-properties officeooo:rsid="009b86ac"/>
    </style:style>
    <style:style style:name="T2" style:family="text">
      <style:text-properties officeooo:rsid="0b8b0a49"/>
    </style:style>
    <style:style style:name="T3" style:family="text">
      <style:text-properties fo:language="id" fo:country="ID" officeooo:rsid="10e1745c"/>
    </style:style>
    <style:style style:name="T4" style:family="text">
      <style:text-properties fo:language="id" fo:country="ID" fo:font-style="normal" style:font-style-asian="normal" style:font-style-complex="normal"/>
    </style:style>
    <style:style style:name="T5" style:family="text">
      <style:text-properties fo:language="id" fo:country="ID" fo:font-style="normal" officeooo:rsid="10e1745c" style:font-style-asian="normal" style:font-style-complex="normal"/>
    </style:style>
    <style:style style:name="T6" style:family="text">
      <style:text-properties fo:language="id" fo:country="ID" fo:font-style="normal" officeooo:rsid="10e4d75f" style:font-style-asian="normal" style:font-style-complex="normal"/>
    </style:style>
    <style:style style:name="T7" style:family="text">
      <style:text-properties fo:language="id" fo:country="ID" fo:font-style="normal" officeooo:rsid="128c633a" style:font-style-asian="normal" style:font-style-complex="normal"/>
    </style:style>
    <style:style style:name="T8" style:family="text">
      <style:text-properties fo:language="id" fo:country="ID" fo:font-style="italic" style:font-style-asian="italic" style:font-style-complex="italic"/>
    </style:style>
    <style:style style:name="T9" style:family="text">
      <style:text-properties fo:language="id" fo:country="ID" fo:font-style="italic" officeooo:rsid="10e139e9" style:font-style-asian="italic" style:font-style-complex="italic"/>
    </style:style>
    <style:style style:name="T10" style:family="text">
      <style:text-properties fo:language="id" fo:country="ID" fo:font-style="italic" officeooo:rsid="10e1745c" style:font-style-asian="italic" style:font-style-complex="italic"/>
    </style:style>
    <style:style style:name="T11" style:family="text">
      <style:text-properties officeooo:rsid="10e3b218"/>
    </style:style>
    <style:style style:name="T12" style:family="text">
      <style:text-properties officeooo:rsid="10e9189b"/>
    </style:style>
    <style:style style:name="T13" style:family="text">
      <style:text-properties officeooo:rsid="10e9586e"/>
    </style:style>
    <style:style style:name="T14" style:family="text">
      <style:text-properties officeooo:rsid="10eb4708"/>
    </style:style>
    <style:style style:name="T15" style:family="text">
      <style:text-properties officeooo:rsid="10ed43c4"/>
    </style:style>
    <style:style style:name="T16" style:family="text">
      <style:text-properties officeooo:rsid="10ed62da"/>
    </style:style>
    <style:style style:name="T17" style:family="text">
      <style:text-properties officeooo:rsid="10edd5ed"/>
    </style:style>
    <style:style style:name="T18" style:family="text">
      <style:text-properties officeooo:rsid="10f0d785"/>
    </style:style>
    <style:style style:name="T19" style:family="text">
      <style:text-properties fo:font-style="italic" style:font-style-asian="italic" style:font-style-complex="italic"/>
    </style:style>
    <style:style style:name="T20" style:family="text">
      <style:text-properties fo:font-style="italic" officeooo:rsid="10f7304e" style:font-style-asian="italic" style:font-style-complex="italic"/>
    </style:style>
    <style:style style:name="T21" style:family="text">
      <style:text-properties fo:font-style="italic" officeooo:rsid="10f982f1" style:font-style-asian="italic" style:font-style-complex="italic"/>
    </style:style>
    <style:style style:name="T22" style:family="text">
      <style:text-properties fo:font-style="italic" officeooo:rsid="10fb26fe" style:font-style-asian="italic" style:font-style-complex="italic"/>
    </style:style>
    <style:style style:name="T23" style:family="text">
      <style:text-properties fo:font-style="italic" officeooo:rsid="10fcc3ab" style:font-style-asian="italic" style:font-style-complex="italic"/>
    </style:style>
    <style:style style:name="T24" style:family="text">
      <style:text-properties fo:font-style="italic" officeooo:rsid="10fcff60" style:font-style-asian="italic" style:font-style-complex="italic"/>
    </style:style>
    <style:style style:name="T25" style:family="text">
      <style:text-properties fo:font-style="italic" officeooo:rsid="1116c0f1" style:font-style-asian="italic" style:font-style-complex="italic"/>
    </style:style>
    <style:style style:name="T26" style:family="text">
      <style:text-properties fo:font-style="italic" officeooo:rsid="1116fd59" style:font-style-asian="italic" style:font-style-complex="italic"/>
    </style:style>
    <style:style style:name="T27" style:family="text">
      <style:text-properties fo:font-style="italic" officeooo:rsid="111a2eaf" style:font-style-asian="italic" style:font-style-complex="italic"/>
    </style:style>
    <style:style style:name="T28" style:family="text">
      <style:text-properties fo:font-style="italic" officeooo:rsid="11464cc1" style:font-style-asian="italic" style:font-style-complex="italic"/>
    </style:style>
    <style:style style:name="T29" style:family="text">
      <style:text-properties fo:font-style="italic" officeooo:rsid="114f7040" style:font-style-asian="italic" style:font-style-complex="italic"/>
    </style:style>
    <style:style style:name="T30" style:family="text">
      <style:text-properties fo:font-style="italic" officeooo:rsid="11535390" style:font-style-asian="italic" style:font-style-complex="italic"/>
    </style:style>
    <style:style style:name="T31" style:family="text">
      <style:text-properties fo:font-style="italic" officeooo:rsid="115d3eae" style:font-style-asian="italic" style:font-style-complex="italic"/>
    </style:style>
    <style:style style:name="T32" style:family="text">
      <style:text-properties fo:font-style="italic" officeooo:rsid="11b559d4" style:font-style-asian="italic" style:font-style-complex="italic"/>
    </style:style>
    <style:style style:name="T33" style:family="text">
      <style:text-properties fo:font-style="italic" officeooo:rsid="11baf7b4" style:font-style-asian="italic" style:font-style-complex="italic"/>
    </style:style>
    <style:style style:name="T34" style:family="text">
      <style:text-properties fo:font-style="italic" officeooo:rsid="11c9ea03" style:font-style-asian="italic" style:font-style-complex="italic"/>
    </style:style>
    <style:style style:name="T35" style:family="text">
      <style:text-properties fo:font-style="italic" officeooo:rsid="120bb0f1" style:font-style-asian="italic" style:font-style-complex="italic"/>
    </style:style>
    <style:style style:name="T36" style:family="text">
      <style:text-properties fo:font-style="italic" officeooo:rsid="1214880d" style:font-style-asian="italic" style:font-style-complex="italic"/>
    </style:style>
    <style:style style:name="T37" style:family="text">
      <style:text-properties fo:font-style="italic" officeooo:rsid="126750c9" style:font-style-asian="italic" style:font-style-complex="italic"/>
    </style:style>
    <style:style style:name="T38" style:family="text">
      <style:text-properties fo:font-style="italic" officeooo:rsid="12683a5a" style:font-style-asian="italic" style:font-style-complex="italic"/>
    </style:style>
    <style:style style:name="T39" style:family="text">
      <style:text-properties fo:font-style="italic" officeooo:rsid="12803c6c" style:font-style-asian="italic" style:font-style-complex="italic"/>
    </style:style>
    <style:style style:name="T40" style:family="text">
      <style:text-properties fo:font-style="italic" officeooo:rsid="1280b7d5" style:font-style-asian="italic" style:font-style-complex="italic"/>
    </style:style>
    <style:style style:name="T41" style:family="text">
      <style:text-properties fo:font-style="italic" officeooo:rsid="12810cae" style:font-style-asian="italic" style:font-style-complex="italic"/>
    </style:style>
    <style:style style:name="T42" style:family="text">
      <style:text-properties fo:font-style="italic" officeooo:rsid="1293f585"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fo:font-style="italic" style:text-underline-style="none" officeooo:rsid="11078614" style:font-style-asian="italic" style:font-style-complex="italic"/>
    </style:style>
    <style:style style:name="T45" style:family="text">
      <style:text-properties fo:font-style="italic" style:text-underline-style="none" officeooo:rsid="110824d8" style:font-style-asian="italic" style:font-style-complex="italic"/>
    </style:style>
    <style:style style:name="T46" style:family="text">
      <style:text-properties fo:font-style="italic" style:text-underline-style="none" officeooo:rsid="11086398" style:font-style-asian="italic" style:font-style-complex="italic"/>
    </style:style>
    <style:style style:name="T47" style:family="text">
      <style:text-properties fo:font-style="italic" style:text-underline-style="none" officeooo:rsid="11201362" style:font-style-asian="italic" style:font-style-complex="italic"/>
    </style:style>
    <style:style style:name="T48" style:family="text">
      <style:text-properties fo:font-style="italic" style:text-underline-style="none" officeooo:rsid="11234c08" style:font-style-asian="italic" style:font-style-complex="italic"/>
    </style:style>
    <style:style style:name="T49" style:family="text">
      <style:text-properties fo:font-style="italic" style:text-underline-style="none" officeooo:rsid="112675bc" style:font-style-asian="italic" style:font-style-complex="italic"/>
    </style:style>
    <style:style style:name="T50" style:family="text">
      <style:text-properties fo:font-style="italic" style:text-underline-style="none" officeooo:rsid="112910a1" style:font-style-asian="italic" style:font-style-complex="italic"/>
    </style:style>
    <style:style style:name="T51" style:family="text">
      <style:text-properties fo:font-style="italic" style:text-underline-style="none" officeooo:rsid="112cc06e" style:font-style-asian="italic" style:font-style-complex="italic"/>
    </style:style>
    <style:style style:name="T52" style:family="text">
      <style:text-properties fo:font-style="italic" style:text-underline-style="none" officeooo:rsid="1198ee58" style:font-style-asian="italic" style:font-style-complex="italic"/>
    </style:style>
    <style:style style:name="T53" style:family="text">
      <style:text-properties fo:font-style="italic" style:text-underline-style="none" officeooo:rsid="12699471" style:font-style-asian="italic" style:font-style-complex="italic"/>
    </style:style>
    <style:style style:name="T54" style:family="text">
      <style:text-properties fo:font-style="italic" style:text-underline-style="none" officeooo:rsid="127c9f6f" style:font-style-asian="italic" style:font-style-complex="italic"/>
    </style:style>
    <style:style style:name="T55" style:family="text">
      <style:text-properties fo:font-style="italic" style:text-underline-style="none" officeooo:rsid="11220387" style:font-style-asian="italic" style:font-style-complex="italic"/>
    </style:style>
    <style:style style:name="T56" style:family="text">
      <style:text-properties fo:font-style="italic" style:text-underline-style="none" officeooo:rsid="122ff4a2" fo:background-color="transparent" loext:char-shading-value="0" style:font-style-asian="italic" style:font-style-complex="italic"/>
    </style:style>
    <style:style style:name="T57" style:family="text">
      <style:text-properties fo:font-style="italic" style:text-underline-style="none" officeooo:rsid="123033d8" fo:background-color="transparent" loext:char-shading-value="0" style:font-style-asian="italic" style:font-style-complex="italic"/>
    </style:style>
    <style:style style:name="T58" style:family="text">
      <style:text-properties fo:font-style="italic" style:text-underline-style="none" officeooo:rsid="12360577" fo:background-color="transparent" loext:char-shading-value="0" style:font-style-asian="italic" style:font-style-complex="italic"/>
    </style:style>
    <style:style style:name="T59" style:family="text">
      <style:text-properties fo:font-style="italic" style:text-underline-style="none" officeooo:rsid="1237de2f" fo:background-color="transparent" loext:char-shading-value="0" style:font-style-asian="italic" style:font-style-complex="italic"/>
    </style:style>
    <style:style style:name="T60" style:family="text">
      <style:text-properties fo:font-style="italic" fo:background-color="transparent" loext:char-shading-value="0" style:font-style-asian="italic" style:font-style-complex="italic"/>
    </style:style>
    <style:style style:name="T61" style:family="text">
      <style:text-properties fo:font-style="italic" officeooo:rsid="11dbee97" fo:background-color="transparent" loext:char-shading-value="0" style:font-style-asian="italic" style:font-style-complex="italic"/>
    </style:style>
    <style:style style:name="T62" style:family="text">
      <style:text-properties fo:font-style="italic" officeooo:rsid="12226f06" fo:background-color="transparent" loext:char-shading-value="0" style:font-style-asian="italic" style:font-style-complex="italic"/>
    </style:style>
    <style:style style:name="T63" style:family="text">
      <style:text-properties fo:font-style="italic" officeooo:rsid="11ec92e9" fo:background-color="transparent" loext:char-shading-value="0" style:font-style-asian="italic" style:font-style-complex="italic"/>
    </style:style>
    <style:style style:name="T64" style:family="text">
      <style:text-properties fo:font-style="italic" officeooo:rsid="11ed5220" fo:background-color="transparent" loext:char-shading-value="0" style:font-style-asian="italic" style:font-style-complex="italic"/>
    </style:style>
    <style:style style:name="T65" style:family="text">
      <style:text-properties fo:font-style="italic" officeooo:rsid="12244696" fo:background-color="transparent" loext:char-shading-value="0" style:font-style-asian="italic" style:font-style-complex="italic"/>
    </style:style>
    <style:style style:name="T66" style:family="text">
      <style:text-properties fo:font-style="italic" officeooo:rsid="11eef03b" fo:background-color="transparent" loext:char-shading-value="0" style:font-style-asian="italic" style:font-style-complex="italic"/>
    </style:style>
    <style:style style:name="T67" style:family="text">
      <style:text-properties fo:font-style="italic" officeooo:rsid="11efe861" fo:background-color="transparent" loext:char-shading-value="0" style:font-style-asian="italic" style:font-style-complex="italic"/>
    </style:style>
    <style:style style:name="T68" style:family="text">
      <style:text-properties fo:font-style="italic" officeooo:rsid="11f1be19" fo:background-color="transparent" loext:char-shading-value="0" style:font-style-asian="italic" style:font-style-complex="italic"/>
    </style:style>
    <style:style style:name="T69" style:family="text">
      <style:text-properties fo:font-style="italic" officeooo:rsid="1225439b" fo:background-color="transparent" loext:char-shading-value="0" style:font-style-asian="italic" style:font-style-complex="italic"/>
    </style:style>
    <style:style style:name="T70" style:family="text">
      <style:text-properties fo:font-style="italic" officeooo:rsid="122660eb" fo:background-color="transparent" loext:char-shading-value="0" style:font-style-asian="italic" style:font-style-complex="italic"/>
    </style:style>
    <style:style style:name="T71" style:family="text">
      <style:text-properties fo:font-style="italic" officeooo:rsid="1227a1c0" fo:background-color="transparent" loext:char-shading-value="0" style:font-style-asian="italic" style:font-style-complex="italic"/>
    </style:style>
    <style:style style:name="T72" style:family="text">
      <style:text-properties fo:font-style="italic" officeooo:rsid="12280fc4" fo:background-color="transparent" loext:char-shading-value="0" style:font-style-asian="italic" style:font-style-complex="italic"/>
    </style:style>
    <style:style style:name="T73" style:family="text">
      <style:text-properties fo:font-style="italic" officeooo:rsid="1229aa98" fo:background-color="transparent" loext:char-shading-value="0" style:font-style-asian="italic" style:font-style-complex="italic"/>
    </style:style>
    <style:style style:name="T74" style:family="text">
      <style:text-properties fo:font-style="italic" officeooo:rsid="122d12fa" fo:background-color="transparent" loext:char-shading-value="0" style:font-style-asian="italic" style:font-style-complex="italic"/>
    </style:style>
    <style:style style:name="T75" style:family="text">
      <style:text-properties fo:font-style="italic" officeooo:rsid="123cb82c" fo:background-color="transparent" loext:char-shading-value="0" style:font-style-asian="italic" style:font-style-complex="italic"/>
    </style:style>
    <style:style style:name="T76" style:family="text">
      <style:text-properties fo:font-style="italic" officeooo:rsid="123e312f" fo:background-color="transparent" loext:char-shading-value="0" style:font-style-asian="italic" style:font-style-complex="italic"/>
    </style:style>
    <style:style style:name="T77" style:family="text">
      <style:text-properties fo:font-style="italic" officeooo:rsid="124300d6" fo:background-color="transparent" loext:char-shading-value="0" style:font-style-asian="italic" style:font-style-complex="italic"/>
    </style:style>
    <style:style style:name="T78" style:family="text">
      <style:text-properties fo:font-style="italic" officeooo:rsid="12441805" fo:background-color="transparent" loext:char-shading-value="0" style:font-style-asian="italic" style:font-style-complex="italic"/>
    </style:style>
    <style:style style:name="T79" style:family="text">
      <style:text-properties fo:font-style="italic" officeooo:rsid="124766d8" fo:background-color="transparent" loext:char-shading-value="0" style:font-style-asian="italic" style:font-style-complex="italic"/>
    </style:style>
    <style:style style:name="T80" style:family="text">
      <style:text-properties fo:font-style="italic" officeooo:rsid="12501265" fo:background-color="transparent" loext:char-shading-value="0" style:font-style-asian="italic" style:font-style-complex="italic"/>
    </style:style>
    <style:style style:name="T81" style:family="text">
      <style:text-properties fo:font-style="italic" officeooo:rsid="1255e635" fo:background-color="transparent" loext:char-shading-value="0" style:font-style-asian="italic" style:font-style-complex="italic"/>
    </style:style>
    <style:style style:name="T82" style:family="text">
      <style:text-properties fo:font-style="italic" officeooo:rsid="125953fa" fo:background-color="transparent" loext:char-shading-value="0" style:font-style-asian="italic" style:font-style-complex="italic"/>
    </style:style>
    <style:style style:name="T83" style:family="text">
      <style:text-properties fo:font-style="italic" officeooo:rsid="125d72dd" fo:background-color="transparent" loext:char-shading-value="0" style:font-style-asian="italic" style:font-style-complex="italic"/>
    </style:style>
    <style:style style:name="T84" style:family="text">
      <style:text-properties fo:font-style="italic" officeooo:rsid="11e7006f" fo:background-color="transparent" loext:char-shading-value="0" style:font-style-asian="italic" style:font-style-complex="italic"/>
    </style:style>
    <style:style style:name="T85" style:family="text">
      <style:text-properties fo:font-style="italic" officeooo:rsid="1270ce66" fo:background-color="transparent" loext:char-shading-value="0" style:font-style-asian="italic" style:font-style-complex="italic"/>
    </style:style>
    <style:style style:name="T86" style:family="text">
      <style:text-properties fo:font-style="italic" officeooo:rsid="11e87f06" fo:background-color="transparent" loext:char-shading-value="0" style:font-style-asian="italic" style:font-style-complex="italic"/>
    </style:style>
    <style:style style:name="T87" style:family="text">
      <style:text-properties fo:font-style="italic" officeooo:rsid="12b8a62c" fo:background-color="transparent" loext:char-shading-value="0" style:font-style-asian="italic" style:font-style-complex="italic"/>
    </style:style>
    <style:style style:name="T88" style:family="text">
      <style:text-properties fo:font-style="italic" fo:background-color="#fff5ce" loext:char-shading-value="0" style:font-style-asian="italic" style:font-style-complex="italic"/>
    </style:style>
    <style:style style:name="T89" style:family="text">
      <style:text-properties fo:font-style="normal" style:font-style-asian="normal" style:font-style-complex="normal"/>
    </style:style>
    <style:style style:name="T90" style:family="text">
      <style:text-properties fo:font-style="normal" officeooo:rsid="10f7304e" style:font-style-asian="normal" style:font-style-complex="normal"/>
    </style:style>
    <style:style style:name="T91" style:family="text">
      <style:text-properties fo:font-style="normal" officeooo:rsid="10f7cd67" style:font-style-asian="normal" style:font-style-complex="normal"/>
    </style:style>
    <style:style style:name="T92" style:family="text">
      <style:text-properties fo:font-style="normal" officeooo:rsid="10fcff60" style:font-style-asian="normal" style:font-style-complex="normal"/>
    </style:style>
    <style:style style:name="T93" style:family="text">
      <style:text-properties fo:font-style="normal" officeooo:rsid="1136304b" style:font-style-asian="normal" style:font-style-complex="normal"/>
    </style:style>
    <style:style style:name="T94" style:family="text">
      <style:text-properties fo:font-style="normal" officeooo:rsid="11379349" style:font-style-asian="normal" style:font-style-complex="normal"/>
    </style:style>
    <style:style style:name="T95" style:family="text">
      <style:text-properties fo:font-style="normal" officeooo:rsid="1138180d" style:font-style-asian="normal" style:font-style-complex="normal"/>
    </style:style>
    <style:style style:name="T96" style:family="text">
      <style:text-properties fo:font-style="normal" officeooo:rsid="113b1181" style:font-style-asian="normal" style:font-style-complex="normal"/>
    </style:style>
    <style:style style:name="T97" style:family="text">
      <style:text-properties fo:font-style="normal" officeooo:rsid="113b2acf" style:font-style-asian="normal" style:font-style-complex="normal"/>
    </style:style>
    <style:style style:name="T98" style:family="text">
      <style:text-properties fo:font-style="normal" officeooo:rsid="113c80c8" style:font-style-asian="normal" style:font-style-complex="normal"/>
    </style:style>
    <style:style style:name="T99" style:family="text">
      <style:text-properties fo:font-style="normal" officeooo:rsid="113e063c" style:font-style-asian="normal" style:font-style-complex="normal"/>
    </style:style>
    <style:style style:name="T100" style:family="text">
      <style:text-properties fo:font-style="normal" officeooo:rsid="113e4108" style:font-style-asian="normal" style:font-style-complex="normal"/>
    </style:style>
    <style:style style:name="T101" style:family="text">
      <style:text-properties fo:font-style="normal" officeooo:rsid="113fa171" style:font-style-asian="normal" style:font-style-complex="normal"/>
    </style:style>
    <style:style style:name="T102" style:family="text">
      <style:text-properties fo:font-style="normal" officeooo:rsid="1142f7dc" style:font-style-asian="normal" style:font-style-complex="normal"/>
    </style:style>
    <style:style style:name="T103" style:family="text">
      <style:text-properties fo:font-style="normal" officeooo:rsid="1141bdb2" style:font-style-asian="normal" style:font-style-complex="normal"/>
    </style:style>
    <style:style style:name="T104" style:family="text">
      <style:text-properties fo:font-style="normal" officeooo:rsid="11464cc1" style:font-style-asian="normal" style:font-style-complex="normal"/>
    </style:style>
    <style:style style:name="T105" style:family="text">
      <style:text-properties fo:font-style="normal" officeooo:rsid="114a1775" style:font-style-asian="normal" style:font-style-complex="normal"/>
    </style:style>
    <style:style style:name="T106" style:family="text">
      <style:text-properties fo:font-style="normal" officeooo:rsid="114b5e22" style:font-style-asian="normal" style:font-style-complex="normal"/>
    </style:style>
    <style:style style:name="T107" style:family="text">
      <style:text-properties fo:font-style="normal" officeooo:rsid="114caf10" style:font-style-asian="normal" style:font-style-complex="normal"/>
    </style:style>
    <style:style style:name="T108" style:family="text">
      <style:text-properties fo:font-style="normal" officeooo:rsid="114dbf46" style:font-style-asian="normal" style:font-style-complex="normal"/>
    </style:style>
    <style:style style:name="T109" style:family="text">
      <style:text-properties fo:font-style="normal" officeooo:rsid="114f7040" style:font-style-asian="normal" style:font-style-complex="normal"/>
    </style:style>
    <style:style style:name="T110" style:family="text">
      <style:text-properties fo:font-style="normal" officeooo:rsid="1152e433" style:font-style-asian="normal" style:font-style-complex="normal"/>
    </style:style>
    <style:style style:name="T111" style:family="text">
      <style:text-properties fo:font-style="normal" officeooo:rsid="11535390" style:font-style-asian="normal" style:font-style-complex="normal"/>
    </style:style>
    <style:style style:name="T112" style:family="text">
      <style:text-properties fo:font-style="normal" officeooo:rsid="11bcbed5" style:font-style-asian="normal" style:font-style-complex="normal"/>
    </style:style>
    <style:style style:name="T113" style:family="text">
      <style:text-properties fo:font-style="normal" officeooo:rsid="11be4ade" style:font-style-asian="normal" style:font-style-complex="normal"/>
    </style:style>
    <style:style style:name="T114" style:family="text">
      <style:text-properties fo:font-style="normal" officeooo:rsid="11baf7b4" style:font-style-asian="normal" style:font-style-complex="normal"/>
    </style:style>
    <style:style style:name="T115" style:family="text">
      <style:text-properties fo:font-style="normal" officeooo:rsid="11c4147c" style:font-style-asian="normal" style:font-style-complex="normal"/>
    </style:style>
    <style:style style:name="T116" style:family="text">
      <style:text-properties fo:font-style="normal" officeooo:rsid="11c443ec" style:font-style-asian="normal" style:font-style-complex="normal"/>
    </style:style>
    <style:style style:name="T117" style:family="text">
      <style:text-properties fo:font-style="normal" officeooo:rsid="11c46106" style:font-style-asian="normal" style:font-style-complex="normal"/>
    </style:style>
    <style:style style:name="T118" style:family="text">
      <style:text-properties fo:font-style="normal" officeooo:rsid="11c63a3b" style:font-style-asian="normal" style:font-style-complex="normal"/>
    </style:style>
    <style:style style:name="T119" style:family="text">
      <style:text-properties fo:font-style="normal" officeooo:rsid="11ddccee" style:font-style-asian="normal" style:font-style-complex="normal"/>
    </style:style>
    <style:style style:name="T120" style:family="text">
      <style:text-properties fo:font-style="normal" officeooo:rsid="11df3f03" style:font-style-asian="normal" style:font-style-complex="normal"/>
    </style:style>
    <style:style style:name="T121" style:family="text">
      <style:text-properties fo:font-style="normal" officeooo:rsid="11e46da3" style:font-style-asian="normal" style:font-style-complex="normal"/>
    </style:style>
    <style:style style:name="T122" style:family="text">
      <style:text-properties fo:font-style="normal" officeooo:rsid="11e64063" style:font-style-asian="normal" style:font-style-complex="normal"/>
    </style:style>
    <style:style style:name="T123" style:family="text">
      <style:text-properties fo:font-style="normal" officeooo:rsid="11e87f06" style:font-style-asian="normal" style:font-style-complex="normal"/>
    </style:style>
    <style:style style:name="T124" style:family="text">
      <style:text-properties fo:font-style="normal" officeooo:rsid="11ec4344" style:font-style-asian="normal" style:font-style-complex="normal"/>
    </style:style>
    <style:style style:name="T125" style:family="text">
      <style:text-properties fo:font-style="normal" officeooo:rsid="11ed5220" style:font-style-asian="normal" style:font-style-complex="normal"/>
    </style:style>
    <style:style style:name="T126" style:family="text">
      <style:text-properties fo:font-style="normal" officeooo:rsid="11f1be19" style:font-style-asian="normal" style:font-style-complex="normal"/>
    </style:style>
    <style:style style:name="T127" style:family="text">
      <style:text-properties fo:font-style="normal" officeooo:rsid="11f4ad40" style:font-style-asian="normal" style:font-style-complex="normal"/>
    </style:style>
    <style:style style:name="T128" style:family="text">
      <style:text-properties fo:font-style="normal" officeooo:rsid="11f5c91e" style:font-style-asian="normal" style:font-style-complex="normal"/>
    </style:style>
    <style:style style:name="T129" style:family="text">
      <style:text-properties fo:font-style="normal" officeooo:rsid="11f5cfd3" style:font-style-asian="normal" style:font-style-complex="normal"/>
    </style:style>
    <style:style style:name="T130" style:family="text">
      <style:text-properties fo:font-style="normal" officeooo:rsid="1209d9e8" style:font-style-asian="normal" style:font-style-complex="normal"/>
    </style:style>
    <style:style style:name="T131" style:family="text">
      <style:text-properties fo:font-style="normal" officeooo:rsid="120bb0f1" style:font-style-asian="normal" style:font-style-complex="normal"/>
    </style:style>
    <style:style style:name="T132" style:family="text">
      <style:text-properties fo:font-style="normal" officeooo:rsid="120cc576" style:font-style-asian="normal" style:font-style-complex="normal"/>
    </style:style>
    <style:style style:name="T133" style:family="text">
      <style:text-properties fo:font-style="normal" officeooo:rsid="120dc9f2" style:font-style-asian="normal" style:font-style-complex="normal"/>
    </style:style>
    <style:style style:name="T134" style:family="text">
      <style:text-properties fo:font-style="normal" officeooo:rsid="1214880d" style:font-style-asian="normal" style:font-style-complex="normal"/>
    </style:style>
    <style:style style:name="T135" style:family="text">
      <style:text-properties fo:font-style="normal" officeooo:rsid="121676aa" style:font-style-asian="normal" style:font-style-complex="normal"/>
    </style:style>
    <style:style style:name="T136" style:family="text">
      <style:text-properties fo:font-style="normal" officeooo:rsid="121726fc" style:font-style-asian="normal" style:font-style-complex="normal"/>
    </style:style>
    <style:style style:name="T137" style:family="text">
      <style:text-properties fo:font-style="normal" officeooo:rsid="12195793" style:font-style-asian="normal" style:font-style-complex="normal"/>
    </style:style>
    <style:style style:name="T138" style:family="text">
      <style:text-properties fo:font-style="normal" officeooo:rsid="1219b90e" style:font-style-asian="normal" style:font-style-complex="normal"/>
    </style:style>
    <style:style style:name="T139" style:family="text">
      <style:text-properties fo:font-style="normal" officeooo:rsid="121ae529" style:font-style-asian="normal" style:font-style-complex="normal"/>
    </style:style>
    <style:style style:name="T140" style:family="text">
      <style:text-properties fo:font-style="normal" officeooo:rsid="121c77b8" style:font-style-asian="normal" style:font-style-complex="normal"/>
    </style:style>
    <style:style style:name="T141" style:family="text">
      <style:text-properties fo:font-style="normal" officeooo:rsid="121de9df" style:font-style-asian="normal" style:font-style-complex="normal"/>
    </style:style>
    <style:style style:name="T142" style:family="text">
      <style:text-properties fo:font-style="normal" officeooo:rsid="12208bea" style:font-style-asian="normal" style:font-style-complex="normal"/>
    </style:style>
    <style:style style:name="T143" style:family="text">
      <style:text-properties fo:font-style="normal" officeooo:rsid="124300d6" style:font-style-asian="normal" style:font-style-complex="normal"/>
    </style:style>
    <style:style style:name="T144" style:family="text">
      <style:text-properties fo:font-style="normal" officeooo:rsid="124c2326" style:font-style-asian="normal" style:font-style-complex="normal"/>
    </style:style>
    <style:style style:name="T145" style:family="text">
      <style:text-properties fo:font-style="normal" officeooo:rsid="1264e1e9" style:font-style-asian="normal" style:font-style-complex="normal"/>
    </style:style>
    <style:style style:name="T146" style:family="text">
      <style:text-properties fo:font-style="normal" officeooo:rsid="1265cb19" style:font-style-asian="normal" style:font-style-complex="normal"/>
    </style:style>
    <style:style style:name="T147" style:family="text">
      <style:text-properties fo:font-style="normal" officeooo:rsid="128c633a" style:font-style-asian="normal" style:font-style-complex="normal"/>
    </style:style>
    <style:style style:name="T148" style:family="text">
      <style:text-properties fo:font-style="normal" officeooo:rsid="1291faf7" style:font-style-asian="normal" style:font-style-complex="normal"/>
    </style:style>
    <style:style style:name="T149" style:family="text">
      <style:text-properties fo:font-style="normal" officeooo:rsid="1293394c" style:font-style-asian="normal" style:font-style-complex="normal"/>
    </style:style>
    <style:style style:name="T150" style:family="text">
      <style:text-properties fo:font-style="normal" officeooo:rsid="12956ef6" style:font-style-asian="normal" style:font-style-complex="normal"/>
    </style:style>
    <style:style style:name="T151" style:family="text">
      <style:text-properties fo:font-style="normal" officeooo:rsid="1296e0d7" style:font-style-asian="normal" style:font-style-complex="normal"/>
    </style:style>
    <style:style style:name="T152" style:family="text">
      <style:text-properties fo:font-style="normal" officeooo:rsid="1299bd7b" style:font-style-asian="normal" style:font-style-complex="normal"/>
    </style:style>
    <style:style style:name="T153" style:family="text">
      <style:text-properties fo:font-style="normal" officeooo:rsid="129b681c" style:font-style-asian="normal" style:font-style-complex="normal"/>
    </style:style>
    <style:style style:name="T154" style:family="text">
      <style:text-properties fo:font-style="normal" officeooo:rsid="129cd3b1" style:font-style-asian="normal" style:font-style-complex="normal"/>
    </style:style>
    <style:style style:name="T155" style:family="text">
      <style:text-properties fo:font-style="normal" officeooo:rsid="12abe540" style:font-style-asian="normal" style:font-style-complex="normal"/>
    </style:style>
    <style:style style:name="T156" style:family="text">
      <style:text-properties fo:font-style="normal" officeooo:rsid="12b345a2" style:font-style-asian="normal" style:font-style-complex="normal"/>
    </style:style>
    <style:style style:name="T157" style:family="text">
      <style:text-properties fo:font-style="normal" officeooo:rsid="12ba4a10"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10fcff60" style:font-style-asian="normal" style:font-style-complex="normal"/>
    </style:style>
    <style:style style:name="T160" style:family="text">
      <style:text-properties fo:font-style="normal" style:text-underline-style="none" officeooo:rsid="11053fc7" style:font-style-asian="normal" style:font-style-complex="normal"/>
    </style:style>
    <style:style style:name="T161" style:family="text">
      <style:text-properties fo:font-style="normal" style:text-underline-style="none" officeooo:rsid="1105d2af" style:font-style-asian="normal" style:font-style-complex="normal"/>
    </style:style>
    <style:style style:name="T162" style:family="text">
      <style:text-properties fo:font-style="normal" style:text-underline-style="none" officeooo:rsid="110739a2" style:font-style-asian="normal" style:font-style-complex="normal"/>
    </style:style>
    <style:style style:name="T163" style:family="text">
      <style:text-properties fo:font-style="normal" style:text-underline-style="none" officeooo:rsid="11086398" style:font-style-asian="normal" style:font-style-complex="normal"/>
    </style:style>
    <style:style style:name="T164" style:family="text">
      <style:text-properties fo:font-style="normal" style:text-underline-style="none" officeooo:rsid="110962dc" style:font-style-asian="normal" style:font-style-complex="normal"/>
    </style:style>
    <style:style style:name="T165" style:family="text">
      <style:text-properties fo:font-style="normal" style:text-underline-style="none" officeooo:rsid="110b1cff" style:font-style-asian="normal" style:font-style-complex="normal"/>
    </style:style>
    <style:style style:name="T166" style:family="text">
      <style:text-properties fo:font-style="normal" style:text-underline-style="none" officeooo:rsid="110b71a7" style:font-style-asian="normal" style:font-style-complex="normal"/>
    </style:style>
    <style:style style:name="T167" style:family="text">
      <style:text-properties fo:font-style="normal" style:text-underline-style="none" officeooo:rsid="110c413b" style:font-style-asian="normal" style:font-style-complex="normal"/>
    </style:style>
    <style:style style:name="T168" style:family="text">
      <style:text-properties fo:font-style="normal" style:text-underline-style="none" officeooo:rsid="110dbf85" style:font-style-asian="normal" style:font-style-complex="normal"/>
    </style:style>
    <style:style style:name="T169" style:family="text">
      <style:text-properties fo:font-style="normal" style:text-underline-style="none" officeooo:rsid="111129c7" style:font-style-asian="normal" style:font-style-complex="normal"/>
    </style:style>
    <style:style style:name="T170" style:family="text">
      <style:text-properties fo:font-style="normal" style:text-underline-style="none" officeooo:rsid="111268df" style:font-style-asian="normal" style:font-style-complex="normal"/>
    </style:style>
    <style:style style:name="T171" style:family="text">
      <style:text-properties fo:font-style="normal" style:text-underline-style="none" officeooo:rsid="11138f7d" style:font-style-asian="normal" style:font-style-complex="normal"/>
    </style:style>
    <style:style style:name="T172" style:family="text">
      <style:text-properties fo:font-style="normal" style:text-underline-style="none" officeooo:rsid="111cda62" style:font-style-asian="normal" style:font-style-complex="normal"/>
    </style:style>
    <style:style style:name="T173" style:family="text">
      <style:text-properties fo:font-style="normal" style:text-underline-style="none" officeooo:rsid="111dc0a2" style:font-style-asian="normal" style:font-style-complex="normal"/>
    </style:style>
    <style:style style:name="T174" style:family="text">
      <style:text-properties fo:font-style="normal" style:text-underline-style="none" officeooo:rsid="11201362" style:font-style-asian="normal" style:font-style-complex="normal"/>
    </style:style>
    <style:style style:name="T175" style:family="text">
      <style:text-properties fo:font-style="normal" style:text-underline-style="none" officeooo:rsid="11211eaa" style:font-style-asian="normal" style:font-style-complex="normal"/>
    </style:style>
    <style:style style:name="T176" style:family="text">
      <style:text-properties fo:font-style="normal" style:text-underline-style="none" officeooo:rsid="11234c08" style:font-style-asian="normal" style:font-style-complex="normal"/>
    </style:style>
    <style:style style:name="T177" style:family="text">
      <style:text-properties fo:font-style="normal" style:text-underline-style="none" officeooo:rsid="112675bc" style:font-style-asian="normal" style:font-style-complex="normal"/>
    </style:style>
    <style:style style:name="T178" style:family="text">
      <style:text-properties fo:font-style="normal" style:text-underline-style="none" officeooo:rsid="112910a1" style:font-style-asian="normal" style:font-style-complex="normal"/>
    </style:style>
    <style:style style:name="T179" style:family="text">
      <style:text-properties fo:font-style="normal" style:text-underline-style="none" officeooo:rsid="112b9cec" style:font-style-asian="normal" style:font-style-complex="normal"/>
    </style:style>
    <style:style style:name="T180" style:family="text">
      <style:text-properties fo:font-style="normal" style:text-underline-style="none" officeooo:rsid="112cc06e" style:font-style-asian="normal" style:font-style-complex="normal"/>
    </style:style>
    <style:style style:name="T181" style:family="text">
      <style:text-properties fo:font-style="normal" style:text-underline-style="none" officeooo:rsid="1198ee58" style:font-style-asian="normal" style:font-style-complex="normal"/>
    </style:style>
    <style:style style:name="T182" style:family="text">
      <style:text-properties fo:font-style="normal" style:text-underline-style="none" officeooo:rsid="11220387" style:font-style-asian="normal" style:font-style-complex="normal"/>
    </style:style>
    <style:style style:name="T183" style:family="text">
      <style:text-properties fo:font-style="normal" style:text-underline-style="none" officeooo:rsid="128c633a" style:font-style-asian="normal" style:font-style-complex="normal"/>
    </style:style>
    <style:style style:name="T184" style:family="text">
      <style:text-properties fo:font-style="normal" style:text-underline-style="none" officeooo:rsid="1290f273" style:font-style-asian="normal" style:font-style-complex="normal"/>
    </style:style>
    <style:style style:name="T185" style:family="text">
      <style:text-properties fo:font-style="normal" style:text-underline-style="none" officeooo:rsid="129127d9" style:font-style-asian="normal" style:font-style-complex="normal"/>
    </style:style>
    <style:style style:name="T186" style:family="text">
      <style:text-properties fo:font-style="normal" style:text-underline-style="none" officeooo:rsid="12aff289" style:font-style-asian="normal" style:font-style-complex="normal"/>
    </style:style>
    <style:style style:name="T187" style:family="text">
      <style:text-properties fo:font-style="normal" style:text-underline-style="none" fo:background-color="transparent" loext:char-shading-value="0" style:font-style-asian="normal" style:font-style-complex="normal"/>
    </style:style>
    <style:style style:name="T188" style:family="text">
      <style:text-properties fo:font-style="normal" style:text-underline-style="none" officeooo:rsid="1231bdb7" fo:background-color="transparent" loext:char-shading-value="0" style:font-style-asian="normal" style:font-style-complex="normal"/>
    </style:style>
    <style:style style:name="T189" style:family="text">
      <style:text-properties fo:font-style="normal" style:text-underline-style="none" officeooo:rsid="12397c3c" fo:background-color="transparent" loext:char-shading-value="0" style:font-style-asian="normal" style:font-style-complex="normal"/>
    </style:style>
    <style:style style:name="T190" style:family="text">
      <style:text-properties fo:font-style="normal" style:text-underline-style="none" officeooo:rsid="123417ed" fo:background-color="transparent" loext:char-shading-value="0" style:font-style-asian="normal" style:font-style-complex="normal"/>
    </style:style>
    <style:style style:name="T191" style:family="text">
      <style:text-properties fo:font-style="normal" style:text-underline-style="none" officeooo:rsid="12a5e8af" fo:background-color="transparent" loext:char-shading-value="0" style:font-style-asian="normal" style:font-style-complex="normal"/>
    </style:style>
    <style:style style:name="T192" style:family="text">
      <style:text-properties fo:font-style="normal" style:text-underline-style="none" officeooo:rsid="12a6fabe" fo:background-color="transparent" loext:char-shading-value="0" style:font-style-asian="normal" style:font-style-complex="normal"/>
    </style:style>
    <style:style style:name="T193" style:family="text">
      <style:text-properties fo:font-style="normal" fo:background-color="#fff5ce" loext:char-shading-value="0" style:font-style-asian="normal" style:font-style-complex="normal"/>
    </style:style>
    <style:style style:name="T194" style:family="text">
      <style:text-properties fo:font-style="normal" officeooo:rsid="12195793" fo:background-color="#fff5ce" loext:char-shading-value="0" style:font-style-asian="normal" style:font-style-complex="normal"/>
    </style:style>
    <style:style style:name="T195" style:family="text">
      <style:text-properties fo:font-style="normal" officeooo:rsid="121c77b8" fo:background-color="#fff5ce" loext:char-shading-value="0" style:font-style-asian="normal" style:font-style-complex="normal"/>
    </style:style>
    <style:style style:name="T196" style:family="text">
      <style:text-properties fo:font-style="normal" officeooo:rsid="121f4516" fo:background-color="#fff5ce" loext:char-shading-value="0" style:font-style-asian="normal" style:font-style-complex="normal"/>
    </style:style>
    <style:style style:name="T197" style:family="text">
      <style:text-properties fo:font-style="normal" officeooo:rsid="11ddccee" fo:background-color="#fff5ce" loext:char-shading-value="0" style:font-style-asian="normal" style:font-style-complex="normal"/>
    </style:style>
    <style:style style:name="T198" style:family="text">
      <style:text-properties fo:font-style="normal" officeooo:rsid="11df3f03" fo:background-color="#fff5ce" loext:char-shading-value="0" style:font-style-asian="normal" style:font-style-complex="normal"/>
    </style:style>
    <style:style style:name="T199" style:family="text">
      <style:text-properties fo:font-style="normal" fo:background-color="transparent" loext:char-shading-value="0" style:font-style-asian="normal" style:font-style-complex="normal"/>
    </style:style>
    <style:style style:name="T200" style:family="text">
      <style:text-properties fo:font-style="normal" officeooo:rsid="11dbee97" fo:background-color="transparent" loext:char-shading-value="0" style:font-style-asian="normal" style:font-style-complex="normal"/>
    </style:style>
    <style:style style:name="T201" style:family="text">
      <style:text-properties fo:font-style="normal" officeooo:rsid="11ddccee" fo:background-color="transparent" loext:char-shading-value="0" style:font-style-asian="normal" style:font-style-complex="normal"/>
    </style:style>
    <style:style style:name="T202" style:family="text">
      <style:text-properties fo:font-style="normal" officeooo:rsid="11f5cfd3" fo:background-color="transparent" loext:char-shading-value="0" style:font-style-asian="normal" style:font-style-complex="normal"/>
    </style:style>
    <style:style style:name="T203" style:family="text">
      <style:text-properties fo:font-style="normal" officeooo:rsid="11f7aefb" fo:background-color="transparent" loext:char-shading-value="0" style:font-style-asian="normal" style:font-style-complex="normal"/>
    </style:style>
    <style:style style:name="T204" style:family="text">
      <style:text-properties fo:font-style="normal" officeooo:rsid="11ed5220" fo:background-color="transparent" loext:char-shading-value="0" style:font-style-asian="normal" style:font-style-complex="normal"/>
    </style:style>
    <style:style style:name="T205" style:family="text">
      <style:text-properties fo:font-style="normal" officeooo:rsid="11f1be19" fo:background-color="transparent" loext:char-shading-value="0" style:font-style-asian="normal" style:font-style-complex="normal"/>
    </style:style>
    <style:style style:name="T206" style:family="text">
      <style:text-properties fo:font-style="normal" officeooo:rsid="122a27dc" fo:background-color="transparent" loext:char-shading-value="0" style:font-style-asian="normal" style:font-style-complex="normal"/>
    </style:style>
    <style:style style:name="T207" style:family="text">
      <style:text-properties fo:font-style="normal" officeooo:rsid="122d12fa" fo:background-color="transparent" loext:char-shading-value="0" style:font-style-asian="normal" style:font-style-complex="normal"/>
    </style:style>
    <style:style style:name="T208" style:family="text">
      <style:text-properties fo:font-style="normal" officeooo:rsid="122d48dc" fo:background-color="transparent" loext:char-shading-value="0" style:font-style-asian="normal" style:font-style-complex="normal"/>
    </style:style>
    <style:style style:name="T209" style:family="text">
      <style:text-properties fo:font-style="normal" officeooo:rsid="122d60b0" fo:background-color="transparent" loext:char-shading-value="0" style:font-style-asian="normal" style:font-style-complex="normal"/>
    </style:style>
    <style:style style:name="T210" style:family="text">
      <style:text-properties fo:font-style="normal" officeooo:rsid="122e28e9" fo:background-color="transparent" loext:char-shading-value="0" style:font-style-asian="normal" style:font-style-complex="normal"/>
    </style:style>
    <style:style style:name="T211" style:family="text">
      <style:text-properties fo:font-style="normal" officeooo:rsid="122f1842" fo:background-color="transparent" loext:char-shading-value="0" style:font-style-asian="normal" style:font-style-complex="normal"/>
    </style:style>
    <style:style style:name="T212" style:family="text">
      <style:text-properties fo:font-style="normal" officeooo:rsid="123beb4b" fo:background-color="transparent" loext:char-shading-value="0" style:font-style-asian="normal" style:font-style-complex="normal"/>
    </style:style>
    <style:style style:name="T213" style:family="text">
      <style:text-properties fo:font-style="normal" officeooo:rsid="123cb82c" fo:background-color="transparent" loext:char-shading-value="0" style:font-style-asian="normal" style:font-style-complex="normal"/>
    </style:style>
    <style:style style:name="T214" style:family="text">
      <style:text-properties fo:font-style="normal" officeooo:rsid="123d97f0" fo:background-color="transparent" loext:char-shading-value="0" style:font-style-asian="normal" style:font-style-complex="normal"/>
    </style:style>
    <style:style style:name="T215" style:family="text">
      <style:text-properties fo:font-style="normal" officeooo:rsid="123e312f" fo:background-color="transparent" loext:char-shading-value="0" style:font-style-asian="normal" style:font-style-complex="normal"/>
    </style:style>
    <style:style style:name="T216" style:family="text">
      <style:text-properties fo:font-style="normal" officeooo:rsid="124057ff" fo:background-color="transparent" loext:char-shading-value="0" style:font-style-asian="normal" style:font-style-complex="normal"/>
    </style:style>
    <style:style style:name="T217" style:family="text">
      <style:text-properties fo:font-style="normal" officeooo:rsid="12407942" fo:background-color="transparent" loext:char-shading-value="0" style:font-style-asian="normal" style:font-style-complex="normal"/>
    </style:style>
    <style:style style:name="T218" style:family="text">
      <style:text-properties fo:font-style="normal" officeooo:rsid="124300d6" fo:background-color="transparent" loext:char-shading-value="0" style:font-style-asian="normal" style:font-style-complex="normal"/>
    </style:style>
    <style:style style:name="T219" style:family="text">
      <style:text-properties fo:font-style="normal" officeooo:rsid="12441805" fo:background-color="transparent" loext:char-shading-value="0" style:font-style-asian="normal" style:font-style-complex="normal"/>
    </style:style>
    <style:style style:name="T220" style:family="text">
      <style:text-properties fo:font-style="normal" officeooo:rsid="124766d8" fo:background-color="transparent" loext:char-shading-value="0" style:font-style-asian="normal" style:font-style-complex="normal"/>
    </style:style>
    <style:style style:name="T221" style:family="text">
      <style:text-properties fo:font-style="normal" officeooo:rsid="12493b63" fo:background-color="transparent" loext:char-shading-value="0" style:font-style-asian="normal" style:font-style-complex="normal"/>
    </style:style>
    <style:style style:name="T222" style:family="text">
      <style:text-properties fo:font-style="normal" officeooo:rsid="1242e2e6" fo:background-color="transparent" loext:char-shading-value="0" style:font-style-asian="normal" style:font-style-complex="normal"/>
    </style:style>
    <style:style style:name="T223" style:family="text">
      <style:text-properties fo:font-style="normal" officeooo:rsid="124e1531" fo:background-color="transparent" loext:char-shading-value="0" style:font-style-asian="normal" style:font-style-complex="normal"/>
    </style:style>
    <style:style style:name="T224" style:family="text">
      <style:text-properties fo:font-style="normal" officeooo:rsid="12501265" fo:background-color="transparent" loext:char-shading-value="0" style:font-style-asian="normal" style:font-style-complex="normal"/>
    </style:style>
    <style:style style:name="T225" style:family="text">
      <style:text-properties fo:font-style="normal" officeooo:rsid="125475ef" fo:background-color="transparent" loext:char-shading-value="0" style:font-style-asian="normal" style:font-style-complex="normal"/>
    </style:style>
    <style:style style:name="T226" style:family="text">
      <style:text-properties fo:font-style="normal" officeooo:rsid="1255e635" fo:background-color="transparent" loext:char-shading-value="0" style:font-style-asian="normal" style:font-style-complex="normal"/>
    </style:style>
    <style:style style:name="T227" style:family="text">
      <style:text-properties fo:font-style="normal" officeooo:rsid="125ca12d" fo:background-color="transparent" loext:char-shading-value="0" style:font-style-asian="normal" style:font-style-complex="normal"/>
    </style:style>
    <style:style style:name="T228" style:family="text">
      <style:text-properties fo:font-style="normal" officeooo:rsid="125d72dd" fo:background-color="transparent" loext:char-shading-value="0" style:font-style-asian="normal" style:font-style-complex="normal"/>
    </style:style>
    <style:style style:name="T229" style:family="text">
      <style:text-properties fo:font-style="normal" officeooo:rsid="11e64063" fo:background-color="transparent" loext:char-shading-value="0" style:font-style-asian="normal" style:font-style-complex="normal"/>
    </style:style>
    <style:style style:name="T230" style:family="text">
      <style:text-properties fo:font-style="normal" officeooo:rsid="11e7006f" fo:background-color="transparent" loext:char-shading-value="0" style:font-style-asian="normal" style:font-style-complex="normal"/>
    </style:style>
    <style:style style:name="T231" style:family="text">
      <style:text-properties fo:font-style="normal" officeooo:rsid="11e87f06" fo:background-color="transparent" loext:char-shading-value="0" style:font-style-asian="normal" style:font-style-complex="normal"/>
    </style:style>
    <style:style style:name="T232" style:family="text">
      <style:text-properties fo:font-style="normal" officeooo:rsid="1299f51c" fo:background-color="transparent" loext:char-shading-value="0" style:font-style-asian="normal" style:font-style-complex="normal"/>
    </style:style>
    <style:style style:name="T233" style:family="text">
      <style:text-properties fo:font-style="normal" officeooo:rsid="129e92a7" fo:background-color="transparent" loext:char-shading-value="0" style:font-style-asian="normal" style:font-style-complex="normal"/>
    </style:style>
    <style:style style:name="T234" style:family="text">
      <style:text-properties fo:font-style="normal" officeooo:rsid="12a02caf" fo:background-color="transparent" loext:char-shading-value="0" style:font-style-asian="normal" style:font-style-complex="normal"/>
    </style:style>
    <style:style style:name="T235" style:family="text">
      <style:text-properties fo:font-style="normal" officeooo:rsid="12a1f4e9" fo:background-color="transparent" loext:char-shading-value="0" style:font-style-asian="normal" style:font-style-complex="normal"/>
    </style:style>
    <style:style style:name="T236" style:family="text">
      <style:text-properties fo:font-style="normal" officeooo:rsid="12a30221" fo:background-color="transparent" loext:char-shading-value="0" style:font-style-asian="normal" style:font-style-complex="normal"/>
    </style:style>
    <style:style style:name="T237" style:family="text">
      <style:text-properties fo:font-style="normal" officeooo:rsid="12a3ffb9" fo:background-color="transparent" loext:char-shading-value="0" style:font-style-asian="normal" style:font-style-complex="normal"/>
    </style:style>
    <style:style style:name="T238" style:family="text">
      <style:text-properties fo:font-style="normal" officeooo:rsid="12a75320" fo:background-color="transparent" loext:char-shading-value="0" style:font-style-asian="normal" style:font-style-complex="normal"/>
    </style:style>
    <style:style style:name="T239" style:family="text">
      <style:text-properties fo:font-style="normal" officeooo:rsid="12a8a9bc" fo:background-color="transparent" loext:char-shading-value="0" style:font-style-asian="normal" style:font-style-complex="normal"/>
    </style:style>
    <style:style style:name="T240" style:family="text">
      <style:text-properties fo:font-style="normal" officeooo:rsid="12a9f775" fo:background-color="transparent" loext:char-shading-value="0" style:font-style-asian="normal" style:font-style-complex="normal"/>
    </style:style>
    <style:style style:name="T241" style:family="text">
      <style:text-properties fo:font-style="normal" officeooo:rsid="12ab5190" fo:background-color="transparent" loext:char-shading-value="0" style:font-style-asian="normal" style:font-style-complex="normal"/>
    </style:style>
    <style:style style:name="T242" style:family="text">
      <style:text-properties fo:font-style="normal" officeooo:rsid="12ac310c" fo:background-color="transparent" loext:char-shading-value="0" style:font-style-asian="normal" style:font-style-complex="normal"/>
    </style:style>
    <style:style style:name="T243" style:family="text">
      <style:text-properties fo:font-style="normal" officeooo:rsid="12acc4e4" fo:background-color="transparent" loext:char-shading-value="0" style:font-style-asian="normal" style:font-style-complex="normal"/>
    </style:style>
    <style:style style:name="T244" style:family="text">
      <style:text-properties fo:font-style="normal" officeooo:rsid="12ae7052" fo:background-color="transparent" loext:char-shading-value="0" style:font-style-asian="normal" style:font-style-complex="normal"/>
    </style:style>
    <style:style style:name="T245" style:family="text">
      <style:text-properties officeooo:rsid="10f4bd67"/>
    </style:style>
    <style:style style:name="T246" style:family="text">
      <style:text-properties style:text-underline-style="none"/>
    </style:style>
    <style:style style:name="T247" style:family="text">
      <style:text-properties style:text-underline-style="none" officeooo:rsid="11010fa7"/>
    </style:style>
    <style:style style:name="T248" style:family="text">
      <style:text-properties style:text-underline-style="none" officeooo:rsid="11016d5d"/>
    </style:style>
    <style:style style:name="T249" style:family="text">
      <style:text-properties style:text-underline-style="none" officeooo:rsid="11018817"/>
    </style:style>
    <style:style style:name="T250" style:family="text">
      <style:text-properties style:text-underline-style="none" officeooo:rsid="11036679"/>
    </style:style>
    <style:style style:name="T251" style:family="text">
      <style:text-properties style:text-underline-style="none" officeooo:rsid="11053fc7"/>
    </style:style>
    <style:style style:name="T252" style:family="text">
      <style:text-properties style:text-underline-style="none" officeooo:rsid="1105d766"/>
    </style:style>
    <style:style style:name="T253" style:family="text">
      <style:text-properties officeooo:rsid="1116c0f1"/>
    </style:style>
    <style:style style:name="T254" style:family="text">
      <style:text-properties officeooo:rsid="1116fd59"/>
    </style:style>
    <style:style style:name="T255" style:family="text">
      <style:text-properties officeooo:rsid="1119967f"/>
    </style:style>
    <style:style style:name="T256" style:family="text">
      <style:text-properties officeooo:rsid="111a2eaf"/>
    </style:style>
    <style:style style:name="T257" style:family="text">
      <style:text-properties officeooo:rsid="111c0093"/>
    </style:style>
    <style:style style:name="T258" style:family="text">
      <style:text-properties officeooo:rsid="112f4381"/>
    </style:style>
    <style:style style:name="T259" style:family="text">
      <style:text-properties officeooo:rsid="1130d2dd"/>
    </style:style>
    <style:style style:name="T260" style:family="text">
      <style:text-properties officeooo:rsid="113160e5"/>
    </style:style>
    <style:style style:name="T261" style:family="text">
      <style:text-properties officeooo:rsid="1132fde4"/>
    </style:style>
    <style:style style:name="T262" style:family="text">
      <style:text-properties officeooo:rsid="1159fe85"/>
    </style:style>
    <style:style style:name="T263" style:family="text">
      <style:text-properties officeooo:rsid="115b0fd6"/>
    </style:style>
    <style:style style:name="T264" style:family="text">
      <style:text-properties officeooo:rsid="115d3eae"/>
    </style:style>
    <style:style style:name="T265" style:family="text">
      <style:text-properties officeooo:rsid="115d98dc"/>
    </style:style>
    <style:style style:name="T266" style:family="text">
      <style:text-properties officeooo:rsid="115e4591"/>
    </style:style>
    <style:style style:name="T267" style:family="text">
      <style:text-properties officeooo:rsid="11604c6a"/>
    </style:style>
    <style:style style:name="T268" style:family="text">
      <style:text-properties officeooo:rsid="1161e2fd"/>
    </style:style>
    <style:style style:name="T269" style:family="text">
      <style:text-properties officeooo:rsid="1162e32f"/>
    </style:style>
    <style:style style:name="T270" style:family="text">
      <style:text-properties officeooo:rsid="1164967c"/>
    </style:style>
    <style:style style:name="T271" style:family="text">
      <style:text-properties officeooo:rsid="11656d3a"/>
    </style:style>
    <style:style style:name="T272" style:family="text">
      <style:text-properties officeooo:rsid="116745c0"/>
    </style:style>
    <style:style style:name="T273" style:family="text">
      <style:text-properties officeooo:rsid="11685c97"/>
    </style:style>
    <style:style style:name="T274" style:family="text">
      <style:text-properties officeooo:rsid="11693e99"/>
    </style:style>
    <style:style style:name="T275" style:family="text">
      <style:text-properties officeooo:rsid="116a6473"/>
    </style:style>
    <style:style style:name="T276" style:family="text">
      <style:text-properties officeooo:rsid="116e20f8"/>
    </style:style>
    <style:style style:name="T277" style:family="text">
      <style:text-properties officeooo:rsid="11700de3"/>
    </style:style>
    <style:style style:name="T278" style:family="text">
      <style:text-properties officeooo:rsid="1171c658"/>
    </style:style>
    <style:style style:name="T279" style:family="text">
      <style:text-properties officeooo:rsid="11736236"/>
    </style:style>
    <style:style style:name="T280" style:family="text">
      <style:text-properties officeooo:rsid="1174b6e7"/>
    </style:style>
    <style:style style:name="T281" style:family="text">
      <style:text-properties officeooo:rsid="11751a10"/>
    </style:style>
    <style:style style:name="T282" style:family="text">
      <style:text-properties officeooo:rsid="1176c387"/>
    </style:style>
    <style:style style:name="T283" style:family="text">
      <style:text-properties officeooo:rsid="1177ff05"/>
    </style:style>
    <style:style style:name="T284" style:family="text">
      <style:text-properties officeooo:rsid="11789bf5"/>
    </style:style>
    <style:style style:name="T285" style:family="text">
      <style:text-properties officeooo:rsid="1179f6c4"/>
    </style:style>
    <style:style style:name="T286" style:family="text">
      <style:text-properties officeooo:rsid="117acf13"/>
    </style:style>
    <style:style style:name="T287" style:family="text">
      <style:text-properties officeooo:rsid="117c887f"/>
    </style:style>
    <style:style style:name="T288" style:family="text">
      <style:text-properties officeooo:rsid="117e1f7d"/>
    </style:style>
    <style:style style:name="T289" style:family="text">
      <style:text-properties officeooo:rsid="117fbaaf"/>
    </style:style>
    <style:style style:name="T290" style:family="text">
      <style:text-properties officeooo:rsid="1181c77e"/>
    </style:style>
    <style:style style:name="T291" style:family="text">
      <style:text-properties officeooo:rsid="1182cff3"/>
    </style:style>
    <style:style style:name="T292" style:family="text">
      <style:text-properties officeooo:rsid="1183f57d"/>
    </style:style>
    <style:style style:name="T293" style:family="text">
      <style:text-properties officeooo:rsid="11855042"/>
    </style:style>
    <style:style style:name="T294" style:family="text">
      <style:text-properties officeooo:rsid="118ca679"/>
    </style:style>
    <style:style style:name="T295" style:family="text">
      <style:text-properties officeooo:rsid="118cbb74"/>
    </style:style>
    <style:style style:name="T296" style:family="text">
      <style:text-properties officeooo:rsid="118df443"/>
    </style:style>
    <style:style style:name="T297" style:family="text">
      <style:text-properties officeooo:rsid="118e3d4a"/>
    </style:style>
    <style:style style:name="T298" style:family="text">
      <style:text-properties officeooo:rsid="118e3d4a" fo:background-color="#fff5ce" loext:char-shading-value="0"/>
    </style:style>
    <style:style style:name="T299" style:family="text">
      <style:text-properties officeooo:rsid="11949d9e" fo:background-color="#fff5ce" loext:char-shading-value="0"/>
    </style:style>
    <style:style style:name="T300" style:family="text">
      <style:text-properties officeooo:rsid="119062a8"/>
    </style:style>
    <style:style style:name="T301" style:family="text">
      <style:text-properties officeooo:rsid="1190f032"/>
    </style:style>
    <style:style style:name="T302" style:family="text">
      <style:text-properties officeooo:rsid="119193f2"/>
    </style:style>
    <style:style style:name="T303" style:family="text">
      <style:text-properties officeooo:rsid="11949d9e"/>
    </style:style>
    <style:style style:name="T304" style:family="text">
      <style:text-properties officeooo:rsid="1198ee58"/>
    </style:style>
    <style:style style:name="T305" style:family="text">
      <style:text-properties officeooo:rsid="119f7e71"/>
    </style:style>
    <style:style style:name="T306" style:family="text">
      <style:text-properties officeooo:rsid="11a2253c"/>
    </style:style>
    <style:style style:name="T307" style:family="text">
      <style:text-properties officeooo:rsid="11a30ce9"/>
    </style:style>
    <style:style style:name="T308" style:family="text">
      <style:text-properties officeooo:rsid="11a66ac1"/>
    </style:style>
    <style:style style:name="T309" style:family="text">
      <style:text-properties officeooo:rsid="11a6dc59"/>
    </style:style>
    <style:style style:name="T310" style:family="text">
      <style:text-properties officeooo:rsid="11a9155d"/>
    </style:style>
    <style:style style:name="T311" style:family="text">
      <style:text-properties officeooo:rsid="11ab003e"/>
    </style:style>
    <style:style style:name="T312" style:family="text">
      <style:text-properties officeooo:rsid="11ab5f14"/>
    </style:style>
    <style:style style:name="T313" style:family="text">
      <style:text-properties officeooo:rsid="11afeb45"/>
    </style:style>
    <style:style style:name="T314" style:family="text">
      <style:text-properties officeooo:rsid="11b15bb2"/>
    </style:style>
    <style:style style:name="T315" style:family="text">
      <style:text-properties officeooo:rsid="11b28d66"/>
    </style:style>
    <style:style style:name="T316" style:family="text">
      <style:text-properties officeooo:rsid="11b38f41"/>
    </style:style>
    <style:style style:name="T317" style:family="text">
      <style:text-properties officeooo:rsid="11b3a333"/>
    </style:style>
    <style:style style:name="T318" style:family="text">
      <style:text-properties officeooo:rsid="11b5b921"/>
    </style:style>
    <style:style style:name="T319" style:family="text">
      <style:text-properties officeooo:rsid="11b736dd"/>
    </style:style>
    <style:style style:name="T320" style:family="text">
      <style:text-properties officeooo:rsid="11b7c502"/>
    </style:style>
    <style:style style:name="T321" style:family="text">
      <style:text-properties officeooo:rsid="11b9630d"/>
    </style:style>
    <style:style style:name="T322" style:family="text">
      <style:text-properties officeooo:rsid="11baf7b4"/>
    </style:style>
    <style:style style:name="T323" style:family="text">
      <style:text-properties officeooo:rsid="11c9ea03"/>
    </style:style>
    <style:style style:name="T324" style:family="text">
      <style:text-properties officeooo:rsid="11cb27b2"/>
    </style:style>
    <style:style style:name="T325" style:family="text">
      <style:text-properties officeooo:rsid="11ccac89"/>
    </style:style>
    <style:style style:name="T326" style:family="text">
      <style:text-properties officeooo:rsid="11cdab1e"/>
    </style:style>
    <style:style style:name="T327" style:family="text">
      <style:text-properties officeooo:rsid="11d35a05"/>
    </style:style>
    <style:style style:name="T328" style:family="text">
      <style:text-properties officeooo:rsid="11d3faff"/>
    </style:style>
    <style:style style:name="T329" style:family="text">
      <style:text-properties officeooo:rsid="11d5ed1e"/>
    </style:style>
    <style:style style:name="T330" style:family="text">
      <style:text-properties officeooo:rsid="11d9303c"/>
    </style:style>
    <style:style style:name="T331" style:family="text">
      <style:text-properties officeooo:rsid="11d9d017"/>
    </style:style>
    <style:style style:name="T332" style:family="text">
      <style:text-properties officeooo:rsid="11ddccee"/>
    </style:style>
    <style:style style:name="T333" style:family="text">
      <style:text-properties officeooo:rsid="11e64063"/>
    </style:style>
    <style:style style:name="T334" style:family="text">
      <style:text-properties officeooo:rsid="11f8f9a1"/>
    </style:style>
    <style:style style:name="T335" style:family="text">
      <style:text-properties officeooo:rsid="11f9f0b3"/>
    </style:style>
    <style:style style:name="T336" style:family="text">
      <style:text-properties officeooo:rsid="11fad331"/>
    </style:style>
    <style:style style:name="T337" style:family="text">
      <style:text-properties officeooo:rsid="11fb1cd4"/>
    </style:style>
    <style:style style:name="T338" style:family="text">
      <style:text-properties officeooo:rsid="11fbe782"/>
    </style:style>
    <style:style style:name="T339" style:family="text">
      <style:text-properties officeooo:rsid="11fc8978"/>
    </style:style>
    <style:style style:name="T340" style:family="text">
      <style:text-properties officeooo:rsid="11fd43e8"/>
    </style:style>
    <style:style style:name="T341" style:family="text">
      <style:text-properties officeooo:rsid="11fe5206"/>
    </style:style>
    <style:style style:name="T342" style:family="text">
      <style:text-properties officeooo:rsid="11fffae4"/>
    </style:style>
    <style:style style:name="T343" style:family="text">
      <style:text-properties officeooo:rsid="12001d5a"/>
    </style:style>
    <style:style style:name="T344" style:family="text">
      <style:text-properties officeooo:rsid="12032e31"/>
    </style:style>
    <style:style style:name="T345" style:family="text">
      <style:text-properties officeooo:rsid="12056eb0"/>
    </style:style>
    <style:style style:name="T346" style:family="text">
      <style:text-properties officeooo:rsid="1205f203"/>
    </style:style>
    <style:style style:name="T347" style:family="text">
      <style:text-properties officeooo:rsid="120623ae"/>
    </style:style>
    <style:style style:name="T348" style:family="text">
      <style:text-properties officeooo:rsid="121286ec"/>
    </style:style>
    <style:style style:name="T349" style:family="text">
      <style:text-properties officeooo:rsid="12131fb9"/>
    </style:style>
    <style:style style:name="T350" style:family="text">
      <style:text-properties fo:background-color="transparent" loext:char-shading-value="0"/>
    </style:style>
    <style:style style:name="T351" style:family="text">
      <style:text-properties officeooo:rsid="12520b42" fo:background-color="transparent" loext:char-shading-value="0"/>
    </style:style>
    <style:style style:name="T352" style:family="text">
      <style:text-properties officeooo:rsid="1253b719" fo:background-color="transparent" loext:char-shading-value="0"/>
    </style:style>
    <style:style style:name="T353" style:family="text">
      <style:text-properties style:font-name="Liberation Serif" fo:font-size="12pt" fo:font-style="italic" fo:font-weight="normal" officeooo:rsid="12226f06" fo:background-color="transparent" loext:char-shading-value="0" style:font-size-asian="12pt" style:font-style-asian="italic" style:font-weight-asian="normal" style:font-size-complex="12pt" style:font-style-complex="italic" style:font-weight-complex="normal"/>
    </style:style>
    <style:style style:name="T354" style:family="text">
      <style:text-properties style:font-name="Liberation Serif" fo:font-size="12pt" fo:font-style="italic" fo:font-weight="normal" officeooo:rsid="12244696" fo:background-color="transparent" loext:char-shading-value="0" style:font-size-asian="12pt" style:font-style-asian="italic" style:font-weight-asian="normal" style:font-size-complex="12pt" style:font-style-complex="italic" style:font-weight-complex="normal"/>
    </style:style>
    <style:style style:name="T355" style:family="text">
      <style:text-properties style:font-name="Liberation Serif" fo:font-size="12pt" fo:font-style="italic" fo:font-weight="normal" officeooo:rsid="1270ce66" fo:background-color="transparent" loext:char-shading-value="0" style:font-size-asian="12pt" style:font-style-asian="italic" style:font-weight-asian="normal" style:font-size-complex="12pt" style:font-style-complex="italic" style:font-weight-complex="normal"/>
    </style:style>
    <style:style style:name="T356" style:family="text">
      <style:text-properties style:font-name="Liberation Serif" fo:font-size="12pt" fo:font-style="italic" style:text-underline-style="none" fo:font-weight="normal" officeooo:rsid="127c9f6f" style:font-size-asian="12pt" style:font-style-asian="italic" style:font-weight-asian="normal" style:font-size-complex="12pt" style:font-style-complex="italic" style:font-weight-complex="normal"/>
    </style:style>
    <style:style style:name="T357" style:family="text">
      <style:text-properties style:font-name="Liberation Serif" fo:font-size="12pt" fo:font-style="italic" style:text-underline-style="none" fo:font-weight="normal" officeooo:rsid="127d9781" style:font-size-asian="12pt" style:font-style-asian="italic" style:font-weight-asian="normal" style:font-size-complex="12pt" style:font-style-complex="italic" style:font-weight-complex="normal"/>
    </style:style>
    <style:style style:name="T358" style:family="text">
      <style:text-properties officeooo:rsid="123a2f4e"/>
    </style:style>
    <style:style style:name="T359" style:family="text">
      <style:text-properties officeooo:rsid="12634d84"/>
    </style:style>
    <style:style style:name="T360" style:family="text">
      <style:text-properties officeooo:rsid="126db0ce"/>
    </style:style>
    <style:style style:name="T361" style:family="text">
      <style:text-properties officeooo:rsid="126f8398"/>
    </style:style>
    <style:style style:name="T362" style:family="text">
      <style:text-properties officeooo:rsid="12745302"/>
    </style:style>
    <style:style style:name="T363" style:family="text">
      <style:text-properties officeooo:rsid="1274fb26"/>
    </style:style>
    <style:style style:name="T364" style:family="text">
      <style:text-properties officeooo:rsid="1275c5b2"/>
    </style:style>
    <style:style style:name="T365" style:family="text">
      <style:text-properties officeooo:rsid="1279d5a2"/>
    </style:style>
    <style:style style:name="T366" style:family="text">
      <style:text-properties officeooo:rsid="127b27ef"/>
    </style:style>
    <style:style style:name="T367" style:family="text">
      <style:text-properties officeooo:rsid="12803c6c"/>
    </style:style>
    <style:style style:name="T368" style:family="text">
      <style:text-properties officeooo:rsid="1280b7d5"/>
    </style:style>
    <style:style style:name="T369" style:family="text">
      <style:text-properties officeooo:rsid="12810cae"/>
    </style:style>
    <style:style style:name="T370" style:family="text">
      <style:text-properties officeooo:rsid="12858cf3"/>
    </style:style>
    <style:style style:name="T371" style:family="text">
      <style:text-properties officeooo:rsid="128797e0"/>
    </style:style>
    <style:style style:name="T372" style:family="text">
      <style:text-properties officeooo:rsid="1288b6a8"/>
    </style:style>
    <style:style style:name="T373" style:family="text">
      <style:text-properties officeooo:rsid="128ca0e5"/>
    </style:style>
    <style:style style:name="T374" style:family="text">
      <style:text-properties officeooo:rsid="128d5614"/>
    </style:style>
    <style:style style:name="T375" style:family="text">
      <style:text-properties officeooo:rsid="128ef8a9"/>
    </style:style>
    <style:style style:name="T376" style:family="text">
      <style:text-properties officeooo:rsid="128f5e07"/>
    </style:style>
    <style:style style:name="T377" style:family="text">
      <style:text-properties officeooo:rsid="1296db99"/>
    </style:style>
    <style:style style:name="T378" style:family="text">
      <style:text-properties officeooo:rsid="1297c4b9"/>
    </style:style>
    <style:style style:name="T379" style:family="text">
      <style:text-properties officeooo:rsid="12a24fce"/>
    </style:style>
    <style:style style:name="T380" style:family="text">
      <style:text-properties officeooo:rsid="12aeb94d"/>
    </style:style>
    <style:style style:name="T381" style:family="text">
      <style:text-properties officeooo:rsid="12b1b956"/>
    </style:style>
    <style:style style:name="T382" style:family="text">
      <style:text-properties officeooo:rsid="12b51629"/>
    </style:style>
    <style:style style:name="T383" style:family="text">
      <style:text-properties officeooo:rsid="12b6c958"/>
    </style:style>
    <text:list-style style:name="L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BAB <text:span text:style-name="T11">6</text:span></text:p>
      <text:h text:style-name="P119" text:outline-level="1">Kitab Suci Al-Quran <text:s text:c="2"/></text:h>
      <text:p text:style-name="P11"><text:span text:style-name="T9">K</text:span><text:span text:style-name="T8">alau sekiranya Kami menurunkan Al-Quran ini kepada sebuah gunung, pasti kamu akan melihatnya tunduk terpecah belah </text:span><text:span text:style-name="T10">disebabkan takut kepada Allah. Dan perumpamaan-perumpamaan itu Kami buat untuk manusia supaya mereka berpikir</text:span><text:span text:style-name="T3">. </text:span><text:span text:style-name="T5">(</text:span><text:span text:style-name="T7">Al-Quran </text:span><text:span text:style-name="T5">59:21)</text:span></text:p>
      <text:p text:style-name="P12"><text:span text:style-name="T4">Al-Quran merupakan kalam Allah atau ucapan-Nya yang diturunkan bagi umat manusia, bentuk paling sempurna dari penciptaan </text:span><text:span text:style-name="T6">yang secara khusus memiliki kapasitas untuk menerimanya. Meskipun bobot dan daya tarik dari Al-Quran, kebanyakan orang tidak bisa merasakan dan menghargai kedudukannya, karena mereka telah menutup hati dan kemampuan mereka untuk itu. Mereka yang mengasingkan diri mereka dan bagian terdalam diri mereka dari Al-Quran tidak akan mendapatkan apapun darinya. </text:span></text:p>
      <text:p text:style-name="P18">Bagi seseorang yang bisa menyelaminya</text:p>
      <text:p text:style-name="P18">Al-Quran merupakan samudra yang dipenuhi mutiara; </text:p>
      <text:p text:style-name="P18">Sementara yang terasing darinya</text:p>
      <text:p text:style-name="P18">Tidak akan mendapatkan apapun darinya. </text:p>
      <text:p text:style-name="P13">Al-Quran, diturunkan oleh Allah untuk memenuhi segala kebutuhan kita, <text:span text:style-name="T12">menyebarkan berkah dan tidak ada tandingannya dalam keagungan dan kemuliaannya. </text:span><text:span text:style-name="T13">Mereka yang </text:span><text:span text:style-name="T14">tunduk padanya akan menjalani kehidupan yang penuh berkah dan menggapai keunggulan terhadap yang lainnya. Al-Quran merubah dunia mereka menjadi sebuah surga, di mana ia akan </text:span><text:span text:style-name="T15">mengembang dengan rahmat bagaikan bunga. Untuk mendapatkan manfaat dari keberkahannya, kita harus patuh pada perintah-perintahnya, bercermin pada ayat-ayatnya, dan menggunakannya untuk menjawab pertanyaan-</text:span><text:span text:style-name="T16">pertanyaan kita </text:span><text:span text:style-name="T17">dan memecahkan persoalan-persoalan kita. Al-Quran merupakan hal yang paling penting bagi kehidupan; semakin banyak kamu mempersembahkan hidupmu kepadanya, semakin berkah dan penuh keberhasilan hidupmu nantinya. Hal yang berlawanan juga bisa berlaku. </text:span></text:p>
      <text:p text:style-name="P15">Rasulullah menyatakan: yang paling baik di antaramu adalah yang mempelajari Al-Quran (dengan kebenaran yang dikandungnya) dan mengajarkannya kepada orang lain.<text:note text:id="ftn1" text:note-class="footnote"><text:note-citation>1</text:note-citation><text:note-body><text:p text:style-name="P8">Shahih al-Bukhari, Fada’il al-Quran, 21; Sunan Abu Daud, Witr, 14. </text:p></text:note-body></text:note></text:p>
      <text:p text:style-name="P15">Jika kita dimasukkan ke dalam mereka yang paling baik, kita harus mempelajari kebenaran Al-Quran dan mengajarkannya kepada orang lain. Al-Quran merupakan perkataan Allah kepada kita. <text:s/>Kandungannya berisi <text:soft-page-break/>segala prinsip-prinsip pada mana kita harus mengatur kehidupan kita. </text:p>
      <text:p text:style-name="P16">Sang Pencipta kita, salawat dan salam kepadanya, <text:span text:style-name="T18">juga menyatakan: seseorang yang menyatakan kebenaran Al-Quran secara terbuka dan membacakannya agar didengar oleh semua orang adalah seperti seseorang yang memberikan sedekah secara terbuka. Sementara yang lainnya yang membacakannya secara sembunyi-sembunyi adalah seperti seseorang yang memberikan sedekah secara tertutup.</text:span><text:span text:style-name="T18"><text:note text:id="ftn2" text:note-class="footnote"><text:note-citation>2</text:note-citation><text:note-body><text:p text:style-name="P9">Ibnu Hambal, Musnad, 4.201</text:p></text:note-body></text:note></text:span><text:span text:style-name="T18"> </text:span></text:p>
      <text:p text:style-name="P17">Beberapa orang memberikan sedekah secara terbuka untuk mendorong orang lain melakukannya. Dengan membacakan Al-Quran secara terbuka, seseorang telah mendorong orang lain dengan teladannya. Mereka yang membacakannya secara rahasia harus melihat pada situasi mereka yang terdapat di dalamnya, dan menganggap bahwa itu menyinggung mereka secara pribadi. Seperti <text:span text:style-name="T19">Umar bin Abdul Azis, Muhammad bin Ka’ab al-Qurazi, </text:span><text:span text:style-name="T89">dan banyak lainnya, kita harus menganggap bahwa semua perintah-perintah dan larangan-larangan di dalam Al-Quran, janji dan peringatan ditujukan secara langsung kepada kita. Jika kita melakukan hal ini, maka kita akan memahami bahwa Al-Quran dengan lebih baik dan mengatur hidup kita berdasarkan itu. </text:span></text:p>
      <text:p text:style-name="P14">Jika kita membacakan Al-Quran dengan sungguh-sungguh dan dengan kesadaran penuh bahwa itu merupakan kata-kata yang diwahyukan oleh Allah, maka kita akan tercerahkan. Jika mungkin, kita harus membacakan Al-Quran atau mendengarkan pembacaannya seperti halnya jika Rasulullah sendiri yang membacakannya; atau lebih baik lagi seolah-olah jika Jibril sendiri yang membacakannya kepada Rasulullah, <text:s/>salawat dan salam kepadanya, atau bahkan lebih baik lagi, seperti halnya jika kita mendengarkan dari Allah Yang Maha Kuasa secara langsung. </text:p>
      <text:h text:style-name="P120" text:outline-level="2">Dalil-dalil <text:span text:style-name="T359">B</text:span>agi <text:span text:style-name="T359">T</text:span>urunnya Al-Quran dari sisi Allah</text:h>
      <text:list xml:id="list3253770248" text:style-name="L1">
        <text:list-item>
          <text:p text:style-name="P153">Ketika kita mempelajari kalimat, gaya, dan makna dari Al-Quran bahkan dengan sepintas lalu, kita akan menyadari saat itu juga bahwa ia begitu unik. Jadi, dalam tingkatan dan kedudukannya ia berada di bawah—bahkan setan tidak pernah mengatakan ini, juga tidak membayangkan hal itu—atau di atas dari segala buku yang ada. Karena ia berada di atasnya, maka ia haruslah merupakan perkataan dari Allah. </text:p>
        </text:list-item>
        <text:list-item>
          <text:p text:style-name="P154"><text:span text:style-name="T245">Al-Quran menyatakan: <text:s/></text:span><text:span text:style-name="T20">Dan kamu tidak pernah membaca sebelumnya </text:span><text:soft-page-break/><text:span text:style-name="T20">(Al-Quran) sesuatu kitab pun dan kamu tidak (pernah) menulis suatu kitab dengan tangan kananmu; andai kata (kamu pernah membaca dan menulis), benar-benar ragulah orang yang mengingkarimu</text:span><text:span text:style-name="T90"> (</text:span><text:span text:style-name="T147">Al-Quran </text:span><text:span text:style-name="T90">29:48). </text:span><text:span text:style-name="T91">Kemudian, <text:s/>adalah hal yang tidak terbantahkan bahwa Nabi Muhammad, salawat dan salam kepadanya, seseorang yang buta huruf, dan bahwa Al-Quran memaparkan sebuah tantangan yang terbuka dan abadi bagi umat manusia: </text:span><text:span text:style-name="T21">dan jika kamu </text:span><text:span text:style-name="T22">(</text:span><text:span text:style-name="T21">tetap</text:span><text:span text:style-name="T22">)</text:span><text:span text:style-name="T21"> dalam keraguan </text:span><text:span text:style-name="T23">tentang Al-Quran yang Kami wahyukan kepada hamba Kami (Muhammad), buatlah satu surat (saja) </text:span><text:span text:style-name="T24">yang semisal Al-Quran itu dan ajaklah penolong-penolongmu selain Allah, jika kamu orang-orang yang benar </text:span><text:span text:style-name="T92">(</text:span><text:span text:style-name="T147">Al-Quran </text:span><text:span text:style-name="T92">2:23)</text:span><text:span text:style-name="T24">.</text:span><text:span text:style-name="T159"> Tidak seorang pun yang bisa menjawab tantangan ini dengan berhasil. </text:span></text:p>
        </text:list-item>
        <text:list-item>
          <text:p text:style-name="P155"><text:span text:style-name="T158">Penurunannya berlangsung selama 23 tahun. Bagaimana bisa kitab semacam itu, yang berhubungan dengan kebenaran Allah, metafisika, keimanan dan ibadah dalam agama, <text:s/>doa, hukum dan moral, kehidupan sesudah kematian, <text:s/>psikologi, sosiologi, epistemologi, sejarah, fakta-fakta sains, dan prinsip-prinsip kehidupan yang bahagia, tidak pernah saling bertentangan di dalamnya? Kenyataannya, ia secara terbuka menyatakan bahwa tidak terdapat saling pertentangan di dalamnya <text:s/>sehingga dengan demikian merupakan kitab dari Allah: tidakkah mereka kemudian akan merenungi isi Al-Quran? </text:span><text:span text:style-name="T43">Maka apakah mereka tidak memperhatikan Al-Quran? Kalau kiranya Al-Quran itu bukan dari sisi Allah, tentulah mereka mendapat pertentangan yang banyak di dalamnya </text:span><text:span text:style-name="T158">(</text:span><text:span text:style-name="T183">Al-Quran </text:span><text:span text:style-name="T158">4:82)</text:span><text:span text:style-name="T43">. <text:s/></text:span></text:p>
        </text:list-item>
        <text:list-item>
          <text:p text:style-name="P122"><text:span text:style-name="T246">Al-Quran merupakan </text:span><text:span text:style-name="T247">mahakarya kesusastraan yang tidak bisa ditiru. Gaya dan </text:span><text:span text:style-name="T250">retorikanya</text:span><text:span text:style-name="T247">, bahkan dalam kalimat, kosakata, dan huruf-huruf yang ada padanya, membentuk sebuah harmoni yang penuh keajaiban. </text:span><text:span text:style-name="T248">Dalam kaitannya dengan ritme, musik, bahkan perbandingan geometri, pengukuran matematis, dan perulangannya, masing-masing berada pada tempatnya yang tepat </text:span><text:span text:style-name="T249">dan dengan sempurna saling terjalin dan berkaitan dengan yang lainnya. </text:span></text:p>
        </text:list-item>
        <text:list-item>
          <text:p text:style-name="P123"><text:span text:style-name="T246">Retorika, puisi, dan orasi menikmati kedudukan yang tinggi pada masa sebelum Islam di semenanjung arab. Lomba baca puisi digelar secara tetap, dan puisi yang menjadi pemenang akan dituliskan pada emas dan digantung di depan dinding Ka’bah. Nabi yang buta huruf tersebut, salawat dan salam kepadanya, tidak pernah didengar mengatakan </text:span><text:span text:style-name="T251">bahkan beberapa baris dari puisi. Akan tetapi, Al-Quran yang dibawanya pada akhirnya memaksa semua ahli yang </text:span><text:span text:style-name="T252">terkenal</text:span><text:span text:style-name="T251"> untuk menyerah. </text:span></text:p>
        </text:list-item>
      </text:list>
      <text:p text:style-name="P19"><text:span text:style-name="T160">Bahkan orang-orang musyrik akan </text:span><text:span text:style-name="T161">terpukau olehnya. </text:span><text:span text:style-name="T162">Akan tetapi, un</text:span><text:soft-page-break/><text:span text:style-name="T162">tuk mencegah penyebaran Islam, mereka mengatakan bawa </text:span><text:span text:style-name="T163">ia</text:span><text:span text:style-name="T162"> adalah sihir dan tidak boleh didengarkan. Namun ketika penyair semacam Hansa dan Lebid memeluk Islam dan meninggalkan puisi karena penghargaan dan ketakjuban terhadap </text:span><text:span text:style-name="T163">gaya</text:span><text:span text:style-name="T162"> dan kalimat dari Al-Quran, para orang-orang musyrik mengakui: “</text:span><text:span text:style-name="T44">jika kami menyebutnya sebagai sepotong puisi, </text:span><text:span text:style-name="T46">ia </text:span><text:span text:style-name="T44">tidak seperti itu. </text:span><text:span text:style-name="T45">Jika </text:span><text:span text:style-name="T46">kami mengatakannya sebagai potongan prosa, ia tidak seperti itu. Jika kami menyebutnya sebagai perkataan tukang sihir, ia tidak seperti itu.</text:span><text:span text:style-name="T162">” </text:span><text:span text:style-name="T163">Pada masa itu, mereka tidak tertolong untuk mendengarkan pembacaan Al-Quran dari Rasulullah secara rahasia pada malam hari, namun mereka tidak dapat mengatasi kesombongan mereka dalam waktu yang lama untuk mempercayai kehadirannya dari sisi Allah. </text:span></text:p>
      <text:list xml:id="list2720789318" text:style-name="L2">
        <text:list-item>
          <text:p text:style-name="P127"><text:span text:style-name="T163">M</text:span><text:span text:style-name="T164">eskipun </text:span><text:span text:style-name="T165">memiliki karya puisi bercita rasa tinggi, kosakata bahasa Arab begitu </text:span><text:span text:style-name="T166">terbelakang untuk menyatakan gagasan-gagasan dalam metafisika atau ilmiah, juga dalam agama, dan konsep-konsep filsafat dengan memadai. Islam, menggunakan kata-kata dan ungkapan dari masyarakat gurun yang begitu sederhana, yang membuat bahasa arab menjadi kaya dan rumit sehingga ia menjadi bahasa dari peradaban yang paling megah, suatu peradaban yang membuat </text:span><text:span text:style-name="T167">sumbangan yang begitu besar dan orisinal pada bidang <text:s/>sains, <text:s/>agama, metafisika, kesusastraan, ekonomi, hukum, sosial, dan bidang politik. Bagaimana mungkin seseorang yang buta huruf meluncurkan sebuah revolusi filologi yang tidak ada bandingannya dalam sejarah umat manusia. </text:span></text:p>
        </text:list-item>
        <text:list-item>
          <text:p text:style-name="P140"><text:span text:style-name="T167">M</text:span><text:span text:style-name="T158">eskipun </text:span><text:span text:style-name="T169">terlihat </text:span><text:span text:style-name="T158">begitu sederhana, Al-Quran memiliki ba</text:span><text:span text:style-name="T168">nyak</text:span><text:span text:style-name="T158"> tingkatan makna. </text:span><text:span text:style-name="T169">Ia menerangi cara bagi penyair, musisi, dan orator, demikian pula bagi sosiologis, psikologis, ilmuwan, ekonomis, dan pakar hukum. Pendiri dari tarekat-tarekat sufi dan ahli fiqh menemukan di dalamnya </text:span><text:span text:style-name="T170">prinsip-prinsip </text:span><text:span text:style-name="T169">yang dibutuhkan untuk memberi panduan bagi para pengikutnya. </text:span><text:span text:style-name="T170">Al-Quran menunjukkan kepada setiap orang bagaimana menyelesaikan masalah mereka dan memenuhi pertanyaan-pertanyaan spiritual mereka. Bisakah kitab atau buku lainnya melakukan hal ini? </text:span></text:p>
        </text:list-item>
        <text:list-item>
          <text:p text:style-name="P141"><text:span text:style-name="T170">B</text:span><text:span text:style-name="T158">agaimanapun menariknya dan indahnya sebuah buku, kita membacanya paling banyak dua atau tiga kali dan kemudian melupakannya selama-lamanya. Miliaran umat Muslim, pada sisi yang lain, telah membacakan sebagian dari Al-Quran selama salat lima waktu mereka selama empat belas abad terakhir. Banyak yang membaca keseluruhannya sekali dalam setahun, dan terkadang bahkan hingga sekali atau dua kali dalam sebulan. Semakin sering kita membacanya, semakin banyak manfaat yang dapatkan </text:span><text:soft-page-break/><text:span text:style-name="T158">darinya dan semakin besar keinginan kita untuk membacanya. Orang-orang tidak pernah lelah dengan susunan katanya, makna, <text:s/>dan kandungannya, dan ia tidak pernah kehilangan keaslian dan kesegarannya. <text:s/></text:span><text:span text:style-name="T171">Ketika waktu bergulir, ia meniupkan kebenaran dan makna yang baru ke dalam pikiran dan jiwa, sehingga meningkatkan aktifitas dan kesibukannya. </text:span></text:p>
        </text:list-item>
        <text:list-item>
          <text:p text:style-name="P124">Al-Quran menggambarkan segala segi spiritual dan fisis kita, dan berisi prinsip-prinsip untuk menyelesaikan semua masalah-masalah sosial, ekonomi, hukum, politik, dan pemerintahan pada masa dan tempat mana pun itu. Lebih jauh lagi, ia menjadi pemenuhan bagi ruh dan pikiran secara bersamaan, dan menjamin kebahagiaan di kedua kehidupan. </text:p>
        </text:list-item>
      </text:list>
      <text:p text:style-name="P27">Tidak seorang pun, terlepas tingkat kecerdasannya, bisa membentuk sebuah aturan-aturan yang menyelesaikan segala masalah-masalah yang mungkin. Bahkan sebuah sistem yang paling baik harus diperbaiki setidaknya setiap 50 tahun. Lebih penting lagi, tidak ada sistem yang bisa menjanjikan kebahagiaan yang abadi, karena prinsip-prinsipnya dibatasi pada kehidupan manusia yang bersifat sementara, yang begitu singkat dibandingkan kehidupan di akhirat nanti. </text:p>
      <text:p text:style-name="P28">Berlawanan dengan itu, tidak satupun prinsip-prinsip di dalam Al-Quran menjadi usang atau membutuhkan perbaikan. <text:span text:style-name="T253">Sebagai contoh, ia menyatakan bahwa </text:span><text:span text:style-name="T38">harta itu jangan </text:span><text:span text:style-name="T25">hanya beredar di </text:span><text:span text:style-name="T38">antara </text:span><text:span text:style-name="T25">orang-</text:span><text:span text:style-name="T38">orang </text:span><text:span text:style-name="T25">kaya </text:span><text:span text:style-name="T253">(</text:span><text:span text:style-name="T373">Al-Quran </text:span><text:span text:style-name="T253">59:7); </text:span><text:span text:style-name="T254">bahwa </text:span><text:span text:style-name="T26">pelaksana pemerintahan haruslah diamanahkan kepada yang cakap, orang yang memiliki keahlian, dan kebenaran yang mutlak haruslah merupakan aturan bagi tata kelola di masyarakat dan segala perselisihan </text:span><text:span text:style-name="T254">(</text:span><text:span text:style-name="T374">Al-Quran </text:span><text:span text:style-name="T254">4:58); bahwa </text:span><text:span text:style-name="T26">orang-orang hanya bisa mendapatkan apa yang diusahakannya </text:span><text:span text:style-name="T254">(</text:span><text:span text:style-name="T375">Al-Quran </text:span><text:span text:style-name="T254">53:39); dan bahwa </text:span><text:span text:style-name="T26">barang siapa yang membunuh seseorang dengan tidak hak sama saja dengan membunuh seluruh umat manusia </text:span><text:span text:style-name="T254">(</text:span><text:span text:style-name="T376">Al-Quran </text:span><text:span text:style-name="T254">5:32). Hal-hal ini dan banyak prinsip-prinsip lainnya (misalnya larangan bunga, judi, minuman memabukkan, dan hubungan di luar nikah; melaksanakan salat, memberi sedekah, dan berbuat kebaikan), telah ditegakkan melalui cinta dan kedekatan kepada Allah, janji tentang kehidupan yang abadi, dan ketakutan terhadap siksaan di neraka. </text:span></text:p>
      <text:p text:style-name="P29">Al-Quran juga menyingkap misteri tentang umat manusia, penciptaan, dan alam semesta. <text:span text:style-name="T255">Al-Quran, umat manusia, dan alam semesta merupakan tiga buah kitab yang membuat Sang Pencipta dikenali oleh kita, dan merupakan tiga ungkapan mengenai kebenaran yang sama. Dengan demikian, <text:s/>Dia yang menciptakan umat manusia dan alam semesta itu juga yang me</text:span><text:soft-page-break/><text:span text:style-name="T255">nurunkan Al-Quran. </text:span></text:p>
      <text:list xml:id="list2499841159" text:style-name="L3">
        <text:list-item>
          <text:p text:style-name="P125">Kamu tidak akan pernah menemukan seseorang yang melakukan sesuatu sama persis dengan apa yang diperintahkannya kepada orang lain, atau seseorang yang perbuatannya dengan tepat mencerminkan dirinya. <text:span text:style-name="T256">Akan tetapi, Al-Quran begitu identik dengan Nabi Muhammad, salawat dan salam kepadanya, dan merupakan penjelmaan darinya dalam kata-kata, seperti halnya dia merupakan penjelmaan dari Al-Quran dalam keimanan dan perilaku. Keduanya merupakan pernyataan dari kebenaran yang sama. Ketika ditanyakan mengenai perilaku suaminya, Aisyah menjawab: “</text:span><text:span text:style-name="T27">apakah kamu tidak membaca Al-Quran? Perilakunya merupakan Al-Quran.</text:span><text:span text:style-name="T256">” </text:span><text:span text:style-name="T257">Ini secara jelas menunjukkan bahwa Al-Quran dan Muhammad, <text:s/>salawat dan salam kepadanya, merupakan hasil tindakan dari Allah yang maha kuasa. </text:span></text:p>
        </text:list-item>
        <text:list-item>
          <text:p text:style-name="P128"><text:span text:style-name="T172">Seorang pengarang biasanya sangat dipengaruhi oleh hal-hal di sekitarnya yakni adalah mustahil bagi mereka untuk berlepas darinya. Berlawanan dengan itu, meskipun diturunkan </text:span><text:span text:style-name="T173">dalam bagian-bagian pada peristiwa-peristiwa tertentu, Al-Quran seluruhnya bersifat universal dan objektif ketika membahas mengenai masalah-masalah tertentu seperti halnya ia tepat dan akurat ketika membahas mengenai masalah-masalah yang universal. Ia menggunakan pernyataan yang akurat bahkan ketika menggambarkan permulaan penciptaan dan akhir dari masa, dan penciptaan umat manusia dan kehidupan di akhirat nanti. Seperti halnya ia terkadang menarik kesimpulan yang universal dari kejadian-kejadian tertentu, ia juga bisa berangkat dari prinsip-prinsip yang universal menuju kejadian-kejadian tertentu. Gaya Al-Quran yang seperti ini tidak bisa ditemukan dalam hasil karya umat manusia mana pun dan dengan demikian merupakan sebuah tanda lainnya bagi asal muasalnya dari sisi Allah. </text:span></text:p>
        </text:list-item>
        <text:list-item>
          <text:p text:style-name="P142"><text:span text:style-name="T173">T</text:span><text:span text:style-name="T158">idak ada pengarang yang pernah menulis sebuah buku dalam bidangnya yang begitu akurat seperti halnya Al-Quran dalam bidang yang beragam seperti agama dan hukum, sosiologi dan psikologi, eskatologi dan moral, sejarah dan sastra, dan seterusnya. Al-Quran juga berisi setidaknya prinsip-prinsip dalam segala cabang dan ilmu pengetahuan, entah itu dalam ringkasannya atau secara terperinci, dan bahkan tidak satu potong pun dari pengetahuan ini saling bertentangan satu sama lain. Apa lagi yang harus dibuktikan mengenai penurunannya dari sisi Allah?</text:span></text:p>
        </text:list-item>
        <text:list-item>
          <text:p text:style-name="P142"><text:span text:style-name="T158">‘Bisakah seorang pengarang mengakui bahwa pekerjaannya adalah benar <text:s/>secara mutlak dan akan seperti itu selama-lamanya? Kesimpulan </text:span><text:soft-page-break/><text:span text:style-name="T158">dalam ilmu pengetahuan berubah secara tetap. Taurat dan Injil mengalami perubahan secara berkesinambungan—bahkan sebuah kajian yang </text:span><text:span text:style-name="T174">tidak begitu serius terhadap Alkitab yang diterbitkan dalam waktu dan bahasa yang berbeda menunjukkan perubahan-perubahan ini. Namun kebenaran Al-Quran mempertahankan kesegarannya atau dalam kalimat Said Nursi, “</text:span><text:span text:style-name="T47">ketika masa semakin tua, Al-Quran malah tumbuh semakin muda.</text:span><text:span text:style-name="T174">” Tidak satupun kesalahan atau pertentangan yang ditemukan di dalamnya, dan bahkan sejak permulaan penurunannya ia tetap tidak berubah dan telah menunjukkan keunikannya. Itu terus berlangsung, bahkan hingga saat ini, untuk menaklukkan hati-hati yang baru dan menyingkap harta karunnya yang begitu melimpah, untuk mengembang bagaikan bunga yang dari surga dengan daun-daunnya yang tak terhitung jumlahnya. </text:span></text:p>
        </text:list-item>
        <text:list-item>
          <text:p text:style-name="P143"><text:span text:style-name="T158">Berdasarkan pengetahuan dan nama baik mu dengan jujur bisakah kau berbicara atas nama presiden, perdana menteri, dan segala menteri-menteri lainnya; atas nama asosiasi-asosiasi penulis, pakar hukum, dan pekerja; dan atas nama dari jajaran dosen-dosen universitas dan para ilmuwan? Jika kamu dapat melakukannya, bisakah kamu mengakui sebagai wakil dari mereka dengan begitu sempurna seperti halnya mereka menginginkan mu seperti itu? Jika kamu bisa, bisakah kamu menjadi wakil mereka terhadap segala urusan-urusan negara? Ini lah apa yang Rasulullah, salawat dan salam kepadanya, bisa capai melalui Al-Quran. Bagaimana kamu bisa menga</text:span><text:span text:style-name="T175">takan</text:span><text:span text:style-name="T158"> bahwa seseorang </text:span><text:span text:style-name="T175">yang buta huruf, <text:s/>yang sama sekali tidak terlibat kegiatan politik hingga usia 40 tahun, bisa mencapai hasil seperti itu tanpa adanya petunjuk dan dorongan dari Allah? </text:span></text:p>
        </text:list-item>
        <text:list-item>
          <text:p text:style-name="P144"><text:span text:style-name="T175">R</text:span><text:span text:style-name="T158">asulullah, salawat dan salam kepadanya, <text:s/>telah diperingati di dalam Al-Quran. Jika dia adalah pengarangnya, mungkinkah ia memberikan sebuah tempat yang bisa teramati bagi fitnahan yang serius bagi istrinya? Apakah dia tidak akan menyembunyikan wahyu yang memerintahkan ia untuk menikahi Zainab (seperti yang dibahas sebelumnya), malah menerbitkannya, jika itu tidak berasal dari Allah? Aisyah berkata kemudian bahwa jika Rasulullah, salawat dan salam kepadanya, bisa menyembunyikan bagaimana manapun dari Al-Quran, maka dia akan menyembunyikan yang ini. </text:span></text:p>
        </text:list-item>
      </text:list>
      <text:p text:style-name="P26"><text:span text:style-name="T182">Pamannya, Abu Thalib, yang telah membesarkannya sejak usia 8 tahun dan melindunginya selama 10 tahun sejak pengakuan kenabiannya, tidak pernah memeluk Islam. Rasulullah, salawat dan salam kepadanya, begitu mencintai pamannya dan menginginkan pertobatannya, namun kemu</text:span><text:soft-page-break/><text:span text:style-name="T182">dian dikatakan: </text:span><text:span text:style-name="T54">kamu tidak akan dapat memberi petunjuk kepada orang yang kamu kasihi</text:span><text:span text:style-name="T55">, tetapi Allah </text:span><text:span text:style-name="T54">memberi petunjuk kepada orang </text:span><text:span text:style-name="T55">yang dikehendaki</text:span><text:span text:style-name="T54">-N</text:span><text:span text:style-name="T55">ya, </text:span><text:span text:style-name="T54">d</text:span><text:span text:style-name="T356">an Allah lebih mengetahui orang-orang </text:span><text:span text:style-name="T357">mau </text:span><text:span text:style-name="T356">yang menerima petunjuk</text:span><text:span text:style-name="T48"> </text:span><text:span text:style-name="T176">(</text:span><text:span text:style-name="T184">Al-Quran </text:span><text:span text:style-name="T176">28:56). Jika dia yang mengarang Al-Quran, dia bisa saja menyatakan bahwa Abu Thalib telah memeluk Islam. </text:span></text:p>
      <text:list xml:id="list1800500543" text:style-name="L4">
        <text:list-item>
          <text:p text:style-name="P129"><text:span text:style-name="T176">B</text:span><text:span text:style-name="T177">anyak ayat yang dimulai dengan “</text:span><text:span text:style-name="T49">mereka bertanya kepadamu</text:span><text:span text:style-name="T177">” dan kemudian dilanjutkan dengan “</text:span><text:span text:style-name="T49">katakanlah </text:span><text:span text:style-name="T50">(sebagai jawabannya).</text:span><text:span text:style-name="T177">” </text:span><text:span text:style-name="T178">Ini diwahyukan untuk menjawab pertanyaan-pertanyaan yang ditanyakan oleh umat Muslim dan non Muslim, khususnya kaum yahudi Madinah, mengenai masalah-masalah yang dibolehkan dan dilarang, pembagian rampasan perang, tempat-tempat perpindahan dari bulan, Hari Pembalasan, Zulkarnain (seorang raja umat terdahulu yang beriman yang membuat begitu <text:s/>banyak penaklukan di Asia dan Afrika), ruh, dan seterusnya. Seseorang yang tidak memiliki pengetahuan yang menjangkau segala hal tidak akan bisa menjawab pertanyaan-pertanyaan semacam itu. Namun jawaban beliau memuaskan semua orang. Ini menunjukkan bahwa dia telah diajari oleh Allah, yang mengetahui segala sesuatu. </text:span></text:p>
        </text:list-item>
        <text:list-item>
          <text:p text:style-name="P145"><text:span text:style-name="T178">R</text:span><text:span text:style-name="T158">asulullah, salawat dan salam kepadanya, adalah seorang yang begitu sederhana dan menghindari keuntungan duniawi, kemasyuran, </text:span><text:span text:style-name="T179">kekuasaan, kekayaan, <text:s/>dan wanita yang cantik. Lebih lanjut, dia menanggung penderitaan dan penindasan yang begitu berat. </text:span><text:span text:style-name="T158"><text:s/></text:span><text:span text:style-name="T179">Untuk mengakui bahwa ia—semoga Allah menjauhkan kita dari pikiran semacam itu—mengarang-ngarang Al-Quran berarti bahwa Muhammad yang terpercaya (al-Amin)--seperti halnya dia dikenal adalah—kita memohon pengampunan untuk menceritakan tuduhan palsu semacam itu—adalah seorang pembohong dan penipu yang paling hebat yang pernah dikenal sepanjang sejarah. Mengapa beliau menyatakan kenabian dengan kebohongan dan menelanjangi dirinya dan keluarganya ke dalam penindasan dan kesusahan yang teramat parah? Tuduhan semacam itu, demikian pula perkataan bahwa beliau sebagai pengarang dari Al-Quran, adalah sama sekali tidak berdasar dan tidak memiliki bukti. </text:span></text:p>
        </text:list-item>
        <text:list-item>
          <text:p text:style-name="P146"><text:span text:style-name="T179">K</text:span><text:span text:style-name="T158">aum Yahudi dan Nasrani adalah musuh yang kuat. Pada akhirnya, dia harus memerangi kaum Yahudi dan </text:span><text:span text:style-name="T186">Nasrani</text:span><text:span text:style-name="T158"> di Madinah beberapa kali dan kemudian mengusir mereka. Meskipun demikian, Al-Quran menyebutkan Nabi Musa sebanyak 50 kali dan Nabi Isa beberapa kali; ia hanya menyebutkan nama Nabi Muhammad sebanyak empat kali. Mengapa seseorang yang berbohong sebagai nabi menyebutkan nabi-nabi dari mereka </text:span><text:soft-page-break/><text:span text:style-name="T158">yang menjadi penentangnya? Adakah alasan selain kecemburuan, prasangka, keegoisan, dan perasaan-perasaan negatif lainnya untuk mengingkari kenabian Muhammad?</text:span></text:p>
        </text:list-item>
        <text:list-item>
          <text:p text:style-name="P146"><text:span text:style-name="T158">Al-Quran juga menyinggung pada beberapa fakta-fakta penciptaan yang baru-baru ini telah ditetapkan oleh metode ilmu pengetahuan mutakhir. Bagaimana bisa, tanpa campur tangan Allah, Al-Quran terbukti benar pada masalah-masalah yang mana orang-orang yang mendengarkannya diwahyukan sama sekali tidak memahaminya? Sebagai contoh, jika Al-Quran adalah sebuah kitab yang biasa saja, bisakah ia berisi: </text:span><text:span text:style-name="T53">dan </text:span><text:span text:style-name="T43">apakah orang-orang kafir tidak </text:span><text:span text:style-name="T53">mengetahui </text:span><text:span text:style-name="T43">bahwa langit dan bumi </text:span><text:span text:style-name="T53">itu keduanya </text:span><text:span text:style-name="T43"><text:s/>dahulu adalah s</text:span><text:span text:style-name="T53">u</text:span><text:span text:style-name="T43">atu </text:span><text:span text:style-name="T53">yang padu </text:span><text:span text:style-name="T43">kemudian </text:span><text:span text:style-name="T53">Kami </text:span><text:span text:style-name="T43">pisahkan </text:span><text:span text:style-name="T53">antara keduanya</text:span><text:span text:style-name="T51">? </text:span><text:span text:style-name="T180">(</text:span><text:span text:style-name="T185">Al-Quran </text:span><text:span text:style-name="T180">21:30)</text:span></text:p>
        </text:list-item>
      </text:list>
      <text:p text:style-name="P30">Apakah Al-Quran merujuk secara jelas atau tersirat terhadap fakta-fakta ilmiah, dan hubungan yang jelas antara <text:s/>Al-Quran dengan ilmu pengetahuan mutakhir, adalah permasalahan yang menjadi perdebatan yang serius di antara para cend<text:span text:style-name="T258">e</text:span>kiawan Muslim. Dengan demikian, kita akan membahas masalah ini pada beberapa bagian.</text:p>
      <text:h text:style-name="Heading_20_2" text:outline-level="2">Ilmu Pengetahuan dan Agama</text:h>
      <text:p text:style-name="P50">Ilmu pengetahuan memandang fakta apapun yang terbentuk melalui metode empiris sebagai hal yang ilmiah. Dengan demikian, sebuah pernyataan yang tidak diperoleh melalui sebuah pengamatan dan eksperimen hanyalah sebuah teori atau hipotesis. </text:p>
      <text:p text:style-name="P113">Karena ilmu pengetahuan tidak bisa memastikan tentang masa depan, maka ia tidak bisa menghasilkan sebuah ramalan yang pasti. <text:span text:style-name="T259">Akan tetapi Nabi Muhammad, salawat dan salam kepadanya, yang telah diajari oleh Allah yang maha mengetahui, membuat banyak ramalan yang pasti. </text:span><text:span text:style-name="T260">Sebagian besar telah menjadi kenyataan; sisanya menunggu waktunya untuk terjadi. Banyak ayat-ayat di dalam Al-Quran menyebutkan tentang fakta-fakta ilmiah yang baru-baru ini terbentuk dan ditemukan. Seperti yang telah disebutkan sebelumnya, <text:s/>Al-Quran telah menyebutkan banyak masalah-masalah yang penting menyangkut penciptaan dan fenomena-fenomena di alam yang bahkan orang yang paling cerdas yang hidup empat belas yang lalu tidak akan mengetahuinya. Kemudian, ia menggunakan mukjizat Nabi Muhammad </text:span><text:span text:style-name="T261">menyinggung jangkauan terjauh dari ilmu pengetahuan, yang berasal dari ilmu Allah Yang Maha Mengetahui. </text:span></text:p>
      <text:p text:style-name="P51"><text:soft-page-break/>Apakah Al-Quran berisi segala hal? Al-Quran menggambarkan umat manusia dan alam semesta. Ia menyatakan: </text:p>
      <text:p text:style-name="P52">Pada-<text:span text:style-name="T365">N</text:span>ya terdapat kunci dari hal-hal yang gaib. Tidak satupun kecuali Dia yang mengetahuinya. Dan Dia mengetahui apa yang ada di darat dan di laut. Tidak <text:span text:style-name="T366">sehelai</text:span> daun<text:span text:style-name="T366">pun</text:span> yang <text:span text:style-name="T366">gugur</text:span> melainkan Allah pasti mengetahuinya, <text:span text:style-name="T366">dan </text:span><text:span text:style-name="T381">t</text:span>idak <text:span text:style-name="T366">jatuh sebutir bijipun dalam kegelapan </text:span>bumi, <text:s/>tidak satu pun yang basah atau yang kering melainkan (ia telah dicatat) pada Kitab Yang Nyata. <text:span text:style-name="T89">(</text:span><text:span text:style-name="T148">Al-Quran </text:span><text:span text:style-name="T89">6:59)</text:span></text:p>
      <text:p text:style-name="P31">Ibnu Mas’ud berkata bahwa Al-Quran memberikan informasi mengenai segala hal, namun kita mungkin saja tidak dapat melihat segala hal di dalamnya. Ibnu Abbas, yang merupakan penafsir Al-Quran dan pemuka para ulama menyatakan bahwa jika ia kehilangan tali kekang untanya, ia akan menemukannya dengan cara membuka ke Al-Quran. Jalaluddin al-Suyuthi, seorang ulama terkemuka yang hidup di Mesir pada abad ke lima belas masehi, menjelaskan bahwa semua cabang dari ilmu pengetahuan bisa ditemukan di dalam Al-Quran. </text:p>
      <text:p text:style-name="P31">Bagaimana bisa sebuah kitab yang berukuran sedang, yang juga berisi sejumlah besar perulangan, mengandung segala hal yang ingin kita ketahui tentang kehidupan, ilmu pengetahuan, <text:s/>perilaku, penciptaan, masa lampau dan masa yang akan datang, dan seterusnya? </text:p>
      <text:p text:style-name="P53"><text:span text:style-name="T89">Sebelum menjelaskan hal yang begitu penting ini, kita harus menekankan bahwa untuk memperoleh manfaat dari Al-Quran, yang melampaui waktu dan tempat dan tidak dibatasi oleh tingkat kecerdasan dari pendengarnya, <text:s/>kita harus menyiapkan diri kita untuk melakukannya. Kita harus memiliki keimanan yang kokoh padanya dan melakukan sebaik yang kita mampu untuk menerapkan prinsip-prinsip di dalamnya ke dalam kehidupan kita sehari-hari. Kita harus berlepas diri dari dosa sebanyak mungkin yang kita bisa. <text:s/>Seperti halnya Al-Quran menyatakan bahwa kita hanya memperoleh apa yang kita usahakan (</text:span><text:span text:style-name="T149">Al-Quran </text:span><text:span text:style-name="T89">53:39), </text:span><text:span text:style-name="T93">kita semestinya, seperti seorang yang ingin menjelajahi lautan yang dalam, akan menyelam ke dalam samudranya, tanpa pernah merasa lelah atau bosan, terus menerus mempelajarinya hingga akhir hayat kita. </text:span></text:p>
      <text:p text:style-name="P53"><text:span text:style-name="T93"><text:s/></text:span><text:span text:style-name="T94">Lagi pula, kita harus memiliki penguasaan yang baik terhadap bahasa arab serta pengetahuan yang mumpuni mengetahui segala cabang dari ilmu pengetahuan dan ilmu agama. Penafsiran yang baik memerlukan kerja sama antara ilmuwan dari bidang ilmu pengetahuan alam dan ilmu-ilmu sosial, dan ulama-ulama agama yang menjadi pakar dalam penafsiran Al-</text:span><text:soft-page-break/><text:span text:style-name="T94">Quran, Hadits, fiqh (hukum-hukum Islam), teologi, dan ilmu-ilmu spiritual. Ketika membaca dan mempelajari Al-Quran, kita harus menganggapnya </text:span><text:span text:style-name="T95">sebagai pembicaranya, menyadari bahwa setiap ayat ditujukan kepada kita secara langsung. Jika kita meninjau, sebagai contoh, catatan-catatan sejarahnya mengenai para Nabi dan umat-umatnya sebagai hal yang tidak berhubungan dengan kita, maka kita tidak akan memperoleh manfaat. </text:span></text:p>
      <text:p text:style-name="P54"><text:span text:style-name="T95">B</text:span><text:span text:style-name="T89">erdasarkan pada hakikat dan maknanya, kedudukan dan tempatnya pada keberadaan, segala hal memiliki tempatnya tersendiri di dalam Al-Quran. </text:span></text:p>
      <text:p text:style-name="P54"><text:span text:style-name="T89">Al-Quran berisi segala hal, namun tidak pada </text:span><text:span text:style-name="T96">tingkatan </text:span><text:span text:style-name="T89">yang sama. </text:span><text:span text:style-name="T96">Ia mengejar empat tujuan: untuk membuktikan keberadaan dan keesaan Allah, kenabian, kebangkitan jasad manusia, dan penyembahan kepada Allah dan keadilan. Untuk mewujudkan tujuan-tujuan tersebut, Al-Quran memusatkan perhatian kita kepada tindakan Allah pada alam semesta, karya seni-Nya yang tak tertandingi yang ditunjukkan melalui penciptaan, perwujudan nama-nama dan sifat-sifat-Nya, dan keteraturan yang sempurna juga harmoni yang terlihat dalam keberadaan. Ia menyebutkan beberapa peristiwa sejarah, dan membentuk suatu aturan mengenai perilaku mengenai diri pribadi dan akhlak dan moral dalam kehidupan sosial, demikian pula mengenai prinsip-prinsip kehidupan yang bahagia </text:span><text:span text:style-name="T97">dan keharmonisan dalam bersosialisasi. </text:span><text:span text:style-name="T98">Sebagai tambahan, ia menjelaskan tata cara peribadahan dan cara menggapai kerid</text:span><text:span text:style-name="T156">h</text:span><text:span text:style-name="T98">aan Sang Pencipta kita, memberikan kita beberapa informasi mengenai kehidupan berikutnya di akhirat, dan mengatakan kepada kita tentang bagaimana menggapai kebahagiaan yang abadi dan terselamatkan dari siksaan yang abadi. </text:span></text:p>
      <text:p text:style-name="P55"><text:span text:style-name="T89">Segala hal terkandung di dalam Al-Quran, namun pada tingkatan yang berbeda-beda. Dengan demikian, tidak semuanya bisa </text:span><text:span text:style-name="T99">begitu terlihat. </text:span><text:span text:style-name="T100">Fungsi utama dari Al-Quran adalah untuk mengajarkan mengenai kesempurnaan Allah, sifat-sifat-Nya yang utama, dan tindakan-Nya, demikian pula kewajiban kita, kedudukan, dan bagaimana melayani-Nya. Jadi, ia mengandung semuanya seperti halnya benih atau sel telur, rangkuman, prinsip-prinsip, atau tanda-tanda yang secara jelas atau tersirat, secara terang atau samar-samar, atau berupa ajakan. Setiap kesempatan memiliki bentuknya tersendiri, dan dinyatakan di dalam cara yang paling baik untuk membuat tiap tujuan dalam Al-Quran diketahui berdasarkan pada konteks dan kebutuhan saat ini. Sebagai contoh: </text:span></text:p>
      <text:p text:style-name="P56"><text:span text:style-name="T89">Perkembangan umat manusia di dalam ilmu pengetahuan dan industri </text:span><text:soft-page-break/><text:span text:style-name="T89">telah membawa </text:span><text:span text:style-name="T101">keajaiban dalam teknologi dan ilmu pengetahuan semacam pesawat terbang, listrik, transportasi bermotor, dan telekomunikasi dan radio, yang kesemuanya menjadi dasar dan sangat penting <text:s/>bagi peradaban moderen yang materialistik. Al-Quran sama sekali tidak pernah mengabaikan hal-hal tersebut dan </text:span><text:span text:style-name="T145">menjelaskannya</text:span><text:span text:style-name="T101"> dalam dua cara: </text:span></text:p>
      <text:list xml:id="list199315469" text:style-name="L5">
        <text:list-item>
          <text:p text:style-name="P147"><text:span text:style-name="T101">Y</text:span><text:span text:style-name="T89">ang pertama adalah, seperti halnya yang dijelaskan </text:span><text:span text:style-name="T146">di bawah ini</text:span><text:span text:style-name="T89">, dengan menggunakan mukjizat Rasulullah. </text:span></text:p>
        </text:list-item>
        <text:list-item>
          <text:p text:style-name="P130"><text:span text:style-name="T103">Kedua menyangkut peristiwa-peristiwa sejarah tertentu. Dengan kata lain, keajaiban peradaban manusia hanya pantas </text:span><text:span text:style-name="T102">untuk dilewati, atau di singgung secara tersirat, atau sindiran di dalam Al-Quran. </text:span></text:p>
        </text:list-item>
      </text:list>
      <text:p text:style-name="P63"><text:span text:style-name="T102">S</text:span><text:span text:style-name="T89">ebagai contoh, jika sebuah pesawat terbang mengatakan kepada Al-Quran: “</text:span><text:span text:style-name="T19">berikan saya hak untuk berbicara dan sebuah tempat di dalam ayat-ayatmu,</text:span><text:span text:style-name="T89">” pesawat terbang yang bernaung di langit kekuasaan Allah—yakni planet-planet, bumi, dan bulan—akan menjawab untuk mewakili Al-Quran: “</text:span><text:span text:style-name="T19">kamu bisa mengambil tempat di sini sesuai dengan ukuranmu.</text:span><text:span text:style-name="T89">” Jika sebuah kapal selam meminta sebuah tempat, kapal selam yang terdapat pada langit kekuasaan Allah—benda-benda langit yang “</text:span><text:span text:style-name="T19">menyelam</text:span><text:span text:style-name="T89">”</text:span><text:span text:style-name="T19"> </text:span><text:span text:style-name="T89">dalam atmosfer dari “</text:span><text:span text:style-name="T19">samudra</text:span><text:span text:style-name="T89">” yang luas akan berkata: “</text:span><text:span text:style-name="T19">jika dibandingkan dengan kami, kamu sama sekali tidak terlihat.</text:span><text:span text:style-name="T89">” Jika </text:span><text:span text:style-name="T104">bola lampu yang bersinar bagaikan bintang meminta hak untuk dimasukkan, maka bola lampu yang berada pada langit kekuasaan Allah—petir, bintang jatuh, dan bintang-bintang yang menghiasi wajah langit—akan menjawab: “</text:span><text:span text:style-name="T28">hakmu untuk disebutkan dan dibicarakan sebanding dengan cahayamu.</text:span><text:span text:style-name="T104">” </text:span></text:p>
      <text:p text:style-name="P66"><text:span text:style-name="T89">Jika keajaiban peradaban manusia meminta tempat berdasarkan kehalusan karya seninya, maka sebuah lalat akan menjawab: “</text:span><text:span text:style-name="T19">Diamlah! Bahkan sayapku lebih memiliki hak ketimbang engkau. Jika segala hasil karya umat manusia dan perkakas-perkakas yang halus digabungkan menjadi satu, maka anggota-anggota badanku yang begitu halus masih tetap lebih memukau dan indah. Ayat: sesungguhnya mereka yang kamu seru, menjauh dari <text:s/>Allah, tidak akan pernah bisa menciptakan (bahkan) seekor lalat, meskipun mereka bekerja bersama-sama membuatnya (</text:span><text:span text:style-name="T42">Al-Quran </text:span><text:span text:style-name="T19">22:73), akan membuatmu diam.</text:span><text:span text:style-name="T89">”</text:span></text:p>
      <text:p text:style-name="P66"><text:span text:style-name="T89">Pandangan Al-Quran tentang kehidupan dan alam semesta </text:span><text:span text:style-name="T105">adalah sepenuhnya berbeda dengan pandangan era moderen. Ia melihat dunia sebagai rumah singgah, dan manusia sebagai tamu yang menginap untuk sementara yang menyiapkan diri mereka untuk kehidupan yang abadi dengan </text:span><text:span text:style-name="T106">menjalani kewajiban mereka yang paling penting dan paling mende</text:span><text:soft-page-break/><text:span text:style-name="T106">sak. </text:span><text:span text:style-name="T107">Segala yang dirancang dan digunakan untuk tujuan duniawi hanya memiliki sedikit bagian dalam penghambaan dan penyembahan terhadap Allah, yang mana dibangun di atas cinta kepada kebenaran dan kecintaan pada akhirat, itu tentu saja akan mendapatkan tepat di dalam Al-Quran berdasarkan kepantasannya. </text:span></text:p>
      <text:p text:style-name="P67"><text:span text:style-name="T89">Al-Quran tidak menyebutkan secara jelas segala hal yang dibutuhkan bagi kebahagiaan kita di dunia ini dan di akhirat nanti untuk alasan-alasan lainnya: Agama merupakan ujian dari Allah untuk membedakan jiwa yang dinaikkan dari </text:span><text:span text:style-name="T108">jiwa </text:span><text:span text:style-name="T89">yang </text:span><text:span text:style-name="T108">hina. </text:span><text:span text:style-name="T109">Seperti halnya bahan mentah telah dimurnikan untuk memisahkan permata dari batu bara dan emas dari tanah, agama menguji makhluk yang sadar untuk memisahkan “</text:span><text:span text:style-name="T29">bijih</text:span><text:span text:style-name="T109">” yang berharga pada “</text:span><text:span text:style-name="T29">tambang</text:span><text:span text:style-name="T109">” potensi umat manusia dari pengotor. <text:s/></text:span></text:p>
      <text:p text:style-name="P68"><text:span text:style-name="T109">K</text:span><text:span text:style-name="T89">arena Al-Quran diturunkan untuk menyempurnakan kita, ia hanya menyinggung </text:span><text:span text:style-name="T110">pada kejadian-kejadian di masa yang akan datang yang berhubungan dengan dunia ini, yang setiap orang akan melihatnya pada masa yang tepat, dan hanya membuka pintu bagi nalar hingga pada tingkatan yang dibutuhkan untuk membuktikan dalil-dalil di dalamnya. Jika semuanya begitu jelas, </text:span><text:span text:style-name="T111">maka ujiannya menjadi tidak bermakna, karena kebenaran dari kewajiban yang diperintahkan oleh Allah sudah terlihat jelas. Jika demikian maka kita tidak akan dapat untuk menyanggah atau mengabaikannya, dan perlombaan di balik ujian dan cobaan bagi kita menjadi hal yang tidak perlu, karena kita telah memastikan kebenarannya. Jiwa “</text:span><text:span text:style-name="T30">batu bara</text:span><text:span text:style-name="T111">” akan tetap sama dan tidak akan terbedakan dengan jiwa “</text:span><text:span text:style-name="T30">permata.</text:span><text:span text:style-name="T111">” </text:span></text:p>
      <text:p text:style-name="P69"><text:span text:style-name="T111">K</text:span><text:span text:style-name="T89">arena sebagian besar manusia berada pada keadaan “</text:span><text:span text:style-name="T19">rata-rata,</text:span><text:span text:style-name="T89">” Al-Quran menggunakan gaya dan bahasa yang bisa dipahami oleh setiap orang. Orang yang awam dan seorang ilmuwan yang hebat bisa mengambil manfaat dari Al-Quran, terlepas apa keahliannya. Hal yang tepat untuk melakukan ini adalah dengan menggunakan simbol-simbol, kiasan dan pengibaratan, perbandingan dan perumpamaan. Mereka yang cakap dalam ilmu pengetahuan (</text:span><text:span text:style-name="T150">Al-Quran </text:span><text:span text:style-name="T89">3:7) akan mengetahui bagaimana mendekati dan mengambil manfaat dari Al-Quran, dan akan menyimpulkan bahwa itu adalah perkataan Allah. </text:span></text:p>
      <text:p text:style-name="P70"><text:span text:style-name="T89">Peradaban terdahulu tidak akan memahami juga tidak akan mengambil manfaat dari penyebutan Al-Quran terhadap penemuan di bidang ilmu pengetahuan dan teknologi moderen, jadi mengapa harus menyebutkannya? Juga, “</text:span><text:span text:style-name="T19">kebenaran</text:span><text:span text:style-name="T89">” ilmiah berubah secara tetap dan dengan demikian tidaklah kekal. </text:span></text:p>
      <text:p text:style-name="P71"><text:soft-page-break/><text:span text:style-name="T89">Allah Yang Maha Kuasa memberikan kita kecerdasan, dan Al-Quran memerintahkan kita untuk menggunakannya untuk mempelajari diri kita, alam sekitar, dan kejadian-kejadian di sekitar kita. Jika ia menyebutkan penemuan di dalam ilmu pengetahuan dan teknologi moderen dan segala hal yang berhubungan dengan kehidupan, alam sekitar, sejarah, dan umat manusia, maka penciptaan kita dalam bentuk kita saat ini menjadi tidak beralasan. </text:span><text:span text:style-name="T193">Allah menciptakan kita sebagai bentuk paling baik dari penciptaan, dan memberikan kita banyak kemampuan intelektual. Namun jika segala sesuatunya sudah jelas, maka kita tidak memerlukan hal tersebut, karena kita telah mengetahui segalanya. <text:s/></text:span></text:p>
      <text:p text:style-name="P35">Terakhir, jika Al-Quran berisi pernyataan yang jelas mengenai segala sesuatu yang ingin kita ketahui, maka ia akan begitu besar sehingga membaca keseluruhannya adalah hal yang tidak mungkin. Kita tidak akan memperoleh manfaat dari pencerahan spiritual di dalamnya, dan akan menjadi begitu bosan dalam membacanya. Akibat semacam itu akan berlawanan dengan alasan bagi penurunan Al-Quran dan tujuannya. </text:p>
      <text:h text:style-name="P121" text:outline-level="2">Konsep-konsep dalam Ilmu Pengetahuan dan Teknologi</text:h>
      <text:p text:style-name="P114">Meskipun bencana yang ditimbulkan oleh ilmu pengetahuan dan teknologi, <text:span text:style-name="T262">kesalahannya dalam menggapai kebenaran, dan kegagalannya dalam membawa kebahagiaan kepada manusia, kita tidak bisa menyalahkannya </text:span><text:span text:style-name="T263">seketika dan menjadi seorang idealis sejati. Ilmu pengetahuan dan teknologi tidak menanggung tanggung jawab sepenuhnya bagi penurunan nilai umat manusia, hilangnya kepekaan perasaan manusia, dan pelemahan akhlak juga kesehatan dan kemampuan berpikir yang begitu parah. Melainkan kegagalannya terletak pada para ilmuwan yang berlepas dari tanggung jawabnya, yang menyebabkan ilmu pengetahuan berkembang dalam cara yang materialis dan pada atmosfir yang murni ilmiah, dan kemudian membiarkannya disalahgunakan oleh kaum minoritas yang tidak bertanggung jawab. Banyak situasi yang mengkhawatirkan mungkin saja bisa ditiadakan jika para ilmuwan tetap sadar dengan tanggung jawab sosialnya, dan jika gereja tidak memaksanya untuk berkembang dalam arah berlawanan dengan agama. </text:span></text:p>
      <text:p text:style-name="P79">Bergerak ke masa depan seperti banjir yang deras yang penuh dengan energi dan daya hidup, dan terkadang menyerupai kebun yang menyilaukan, <text:span text:style-name="T264">alam semesta adalah seperti buku yang bisa kita pelajari, pertunjukan </text:span><text:soft-page-break/><text:span text:style-name="T264">yang digelar, dan kepercayaan yang bisa kita ambil manfaatnya. Kita bertanggung jawab dalam mempelajari makna dan kandungan dari kepercayaan ini sehingga kita dan generasi di masa yang akan datang bisa mengambil manfaat darinya. Jika kita menginginkannya, kita bisa menyebut hubungan ini sebagai “</text:span><text:span text:style-name="T31">ilmu pengetahuan.</text:span><text:span text:style-name="T264">” </text:span></text:p>
      <text:p text:style-name="P80">Ilmu pengetahuan bisa juga digambarkan <text:span text:style-name="T265">sebagai </text:span><text:span text:style-name="T266">memahami tentang apa yang hal-hal dan peristiwa-peristiwa katakan kepada kita, apa yang hukum-hukum Allah tunjukkan kepada kita, dan berusaha memahami maksud dari Sang Pencipta. Diciptakan untuk mengatur ciptaan, kita harus mengamati dan membaca, melihat dan mempelajari </text:span><text:span text:style-name="T267">sekitar kita sehingga kita dapat menemukan cara terbaik untuk menyebarkan pengaruh dan kendali kita. Ketika kita menjangkau tingkatan ini, dengan ketetapan dari Sang Pencipta Yang Maha Mulia, semua akan tunduk kepada kita dan kita akan tunduk kepada Allah. <text:s/></text:span></text:p>
      <text:p text:style-name="P81">Tidak ada alasan untuk takut kepada ilmu pengetahuan. Bahaya tidak terletak pada ilmu pengetahuannya dan penemuan dunia baru yang terbuka darinya, namun melainkan pada kebodohan dan tidak adanya tanggung jawab para ilmuwan dan lainnya yang menyalahgunakannya untuk kepentingan pribadi mereka. </text:p>
      <text:p text:style-name="P81">Jika ilmu pengetahuan yang <text:span text:style-name="T268">sesungguhnya</text:span> mengarahkan kecerdasan umat manusia menuju keabadian tanpa mengharapkan keuntungan materi, menjalani <text:span text:style-name="T268">proses belajar mengajar yang tak kenal lelah dan secara terperinci mengenai keberadaan untuk menemukan kebenaran mutlak, dan mengikuti metode-metode yang diperlukan untuk meraih tujuan ini, tidak ada yang harus kita katakan tentang ilmu pengetahuan moderen selain itu tidak dapat memenuhi harapan kita. Meskipun biasanya dinyatakan sebagai pertentangan antara agama nasrani dan ilmu pengetahuan, pertentangan pada masa renaisans <text:s/>secara garis besar sebenarnya berlangsung antara para ilmuwan (bukan pada ilmu pengetahuan itu sendiri) dengan gereja katolik. Kopernikus, Galileo, dan Bacon bukanlah seseorang yang tidak beragama; kenyataannya, kita bisa mengatakan bahwa pemahaman agama mereka menggiring mereka pada kebenaran ilmiah. </text:span></text:p>
      <text:p text:style-name="P82">Sebelum agama Nasrani adalah Islam yang merupakan pemikiran agama yang berasal dari keabadian, dan bukti cinta <text:span text:style-name="T269">dan semangat yang bersamaan dengan perasaan melarat dan tidak berdaya di hadapan Allah yang kekal, maha kuasa dan maha mengetahui, yang memungkinkan kejayaan dunia muslim di bidang ilmu pengetahuan sejak abad ke lima hingga men</text:span><text:soft-page-break/><text:span text:style-name="T269">dekati abadi 21 masehi. Faktor pendorong dari ilmu pengetahuannya didasarkan pada wahyu dari Allah yang diwakili dengan begitu sempurna tokoh-tokoh terkemuka yang dipengaruhi oleh keabadian, dengan tanpa lelah mempelajari keberadaan untuk menggapai kehidupan yang abadi. Kesetiaan mereka kepada Al-Quran membuatnya menyebarkan cahaya yang menciptakan konsep-konsep baru dalam sains terhadap jiwa manusia. </text:span></text:p>
      <text:p text:style-name="P83">Jika peradaban Islam tidak pernah mengalami kehancuran parah oleh kekejaman invasi Mongol dan berbagai serangan yang meluluhlantakkan dari pasukan Salib, maka dunia pada saat ini akan menjadi berbeda. <text:span text:style-name="T270">Jika konsep-konsep Islam tentang ilmu pengetahuan telah diterima </text:span><text:span text:style-name="T271">dan diperuntukkan bagi masyarakat seperti halnya ia sebagai bagian dari pesan dari Sang Pencipta dan dikejar sebagai bagian dari ibadah, dan terus berkembang dengan subur, maka dunia kita akan lebih tercerahkan, hasil pemikiran dan kecerdasan akan lebih kaya, hasil teknologinya akan lebih bermaslahat, dan ilmu pengetahuannya akan lebih menjanjikan harapan. </text:span><text:span text:style-name="T272">Semua ilmu pengetahuan Islam mencari, didasari oleh keabadian, manfaat bagi umat manusia dengan membantu kita terhadap harapan pada kehidupan akhirat dan untuk menangani hal-hal yang berperan bagi ker</text:span><text:span text:style-name="T382">i</text:span><text:span text:style-name="T272">dhaan dan kesenangan Allah Yang Maha Kuasa. </text:span></text:p>
      <text:p text:style-name="P84">Hanya cinta kepada kebenaran, <text:span text:style-name="T273">yang bermakna untuk menghampiri keberadaan bukan untuk keuntungan materi atau </text:span><text:span text:style-name="T274">kemajuan duniawi namun untuk mengamati dan mengenalinya seperti halnya ia yang sesungguhnya, akan memberikan arah yang benar bagi <text:s/>kajian ilmu pengetahuan. Mereka dengan kecintaan seperti itu akan mencapai tujuan mereka; mereka yang tidak memiliki kecintaan seperti itu, yang didorong oleh nafsu duniawi, </text:span><text:span text:style-name="T275">keinginan materi, prasangka ideologi dan fanatisme, mereka akan gagal atau akan merubah ilmu pengetahuan menjadi senjata mematikan yang digunakan berlawanan dengan apa yang paling baik bagi umat manusia. </text:span></text:p>
      <text:p text:style-name="P85"><text:span text:style-name="T284">Cendekiawan</text:span>, institusi pendidikan, dan media masa haruslah <text:span text:style-name="T284">berupaya </text:span><text:s/>untuk <text:span text:style-name="T284">mengeluarkan kajian </text:span>ilmu pengetahuan moderen dari atmo<text:span text:style-name="T383">s</text:span>firnya saat ini yang <text:span text:style-name="T276">berisi semangat materialisme yang </text:span>begitu mematikan <text:span text:style-name="T276">serta fanatisme ideologi. </text:span><text:span text:style-name="T277">Dalam rangka untuk mengarahkan </text:span><text:span text:style-name="T278">kembali </text:span><text:span text:style-name="T277">ilmu pengetahuan </text:span><text:span text:style-name="T278">menuju nilai-nilai kemanusiaan, pemikiran para ilmuwan haruslah dibebaskan dari takhayul-takhayul </text:span><text:span text:style-name="T279">dan fanatisme </text:span><text:span text:style-name="T278">ideologi, </text:span><text:span text:style-name="T279">dan jiwa mereka haruslah disucikan dari keinginan untuk mencapai keuntungan dan kesenangan duniawi. Ini memungkinkan mereka untuk mengamankan kebebasan pemikiran yang sesungguhnya dan </text:span><text:span text:style-name="T280">ikut berkecimpung di dalam </text:span><text:soft-page-break/><text:span text:style-name="T280">ilmu pengetahuan yang </text:span><text:span text:style-name="T284">sesungguhnya</text:span><text:span text:style-name="T280">. Peperangan berabad-abad yang mereka lakoni melawan tokoh-tokoh agama dan </text:span><text:span text:style-name="T281">konsep-konsep yang menyimpang yang dibentuk atas nama agama, dan </text:span><text:span text:style-name="T283">hinaan</text:span><text:span text:style-name="T282"> yang menyusul bahwa orang-orang yang beragama </text:span><text:span text:style-name="T284">adalah </text:span><text:span text:style-name="T282">orang-orang yang terbelakang, berpikiran pendek, dan fanatik, haruslah menjadi peringatan bagi para ilmuwan untuk tidak jatuh ke dalam jebakan yang sama. </text:span></text:p>
      <text:p text:style-name="P86">Para cendekiawan dan ilmu pengetahuan yang bersifat tirani muncul dari sekelompok yang memiliki keinginan untuk mencari keuntungan dan kekuasaan bagi kepentingan pribadi, juga ideologi dan fanatismenya. Kelompok-kelompok semacam itu bisa ditemukan di antara para ilmuwan dan tokoh- tokoh agama. Kekejaman tetaplah kekejaman entah itu berangkat dari pembatasan nalar kepada konsep-konsep agama yang telah berubah dan diselewengkan juga pada dominasi tokoh-tokoh agama atau pasangannya dalam bidang ilmu pengetahuan. <text:span text:style-name="T285">Islam secara terus-menerus mendorong umat manusia untuk mengkaji alam semesta, yang merupakan pertunjukan bagi kekuasaan Allah, yang tercermin pada penciptaan dan pada apa yang telah diciptakan, dan untuk mendekatinya secara bertanggung jawab untuk mendatangkan manfaat bagi <text:s/>umat manusia. </text:span></text:p>
      <text:p text:style-name="P87">Ketika dipelajari tanpa adanya prasangka dan <text:span text:style-name="T286">praduga, Al-Quran menunjukkan bahwa ia menyebarkan cinta dan kemanusiaan, keadilan dan keteraturan. Al-Quran dipenuhi oleh ayat-ayat yang mendorong kita untuk mempelajari alam semesta, yang dilihatnya sebagai tempat bagi pertunjukkan dari tindakan Allah. Ia juga mendorong kita untuk bercermin pada penciptaan dan apa yang diciptakan, untuk mendekatinya secara bertanggung jawab, dan menggunakannya untuk keuntungan bagi setiap orang. Berdasarkan Islam, keseluruhan </text:span><text:span text:style-name="T287">maksud dari pencarian terhadap pengetahuan adalah untuk menemukan makna dari keberadaan sehingga kita bisa menjangkau Sang Pencipta kita dan mendatangkan manfaat bagi umat manusia dan seluruh ciptaan. Dan kemudian, kita kemudian menggabungkan pengetahuan tersebut dengan iman, cinta, dan kepedulian terhadap sesama. Umat manusia telah gagasan seperti itu dalam kenyataannya: teladan hidup dari Nabi Muhammad, salawat dan salam kepadanya, dan </text:span><text:span text:style-name="T288">akhlak dari banyak wakil-wakilnya yang menyempurnakan pikiran dan perbuatan mereka. </text:span></text:p>
      <text:p text:style-name="P88">Jadi apa yang harus ditakutkan dari Islam? Tindakan terencana yang didasarkan oleh pengetahuan terkadang memberikan hasil yang tidak baik, namun sudah pasti kebodohan dan ketidakterencanaan selalu akan membe<text:soft-page-break/>rikan hasil yang tidak baik. Ketimbang menentang hasil-hasil dari ilmu pengetahuan dan teknologi, kita harus menggunakannya untuk membawa kebahagiaan bagi umat manusia. Di sini terletak intisari dari masalah terbesar kita, karena kita tidak dapat mengambil ukuran terhadap Zaman Penjelajahan Antariksa atau menghapuskan pengetahuan mengenai pembuatan bom atom atau bom hidrogen. </text:p>
      <text:p text:style-name="P88">Meskipun ilmu pengetahuan bisa saja menjadi senjata yang mematikan di tangan kaum minoritas yang tidak bertanggung jawab, kita seharusnya tidak ragu-ragu untuk menyerapnya juga hasil-hasilnya dan menggunakan mereka untuk membentuk sebuah peradaban di mana kita bisa mengamankan kebahagiaan kita <text:span text:style-name="T289">di dunia ini dan di kehidupan yang selanjutnya. Adalah hal yang tidak beralasan untuk menyalahkan mesin-mesin dan pabrik-pabrik, karena mesin-mesin akan terus berjalan dan pabrik-pabrik akan terus beroperasi. Ilmu pengetahuan dan yang dihasilkannya akan mulai mendatangkan manfaat bagi kita hanya jika orang-orang yang berpegang pada kebenaran dan iman mulai mengarahkan urusan-urusan kita. </text:span></text:p>
      <text:p text:style-name="P89">Kita tidak pernah <text:span text:style-name="T290">mendapatkan </text:span>bahaya <text:span text:style-name="T290">dari senjata yang berada di tangan para malaikat. Apapun yang </text:span><text:span text:style-name="T291">menimpa kita datang dari mereka yang mempercayai bahwa hanya yang kuat yang benar. </text:span><text:span text:style-name="T292">Situasi ini akan terus berlangsung hingga kita membentuk suatu dunia </text:span><text:span text:style-name="T293">yang berlandaskan pada iman dan ilmu pengetahuan. </text:span></text:p>
      <text:p text:style-name="P90">Berdasarkan Islam, alam semesta menyerupai sebuah kitab yang ditulis oleh Allah, sebuah istana yang dibangun oleh-Nya untuk membuat diri-Nya dikenal oleh hamba-hambanya yang berakal—khususnya kita. <text:span text:style-name="T294">Alam semesta pada hakikatnya telah hadir dalam pengetahuan Allah sebagai sebuah makna. </text:span><text:span text:style-name="T295">Penciptaan berarti bahwa melalui kehendak-Nya, dia menentukan atau </text:span><text:span text:style-name="T296">memberikan karakter dan bentuk yang berbeda pada makna tersebut sebagai sebuah spesies, ras, keluarga, atau individu. Kemudian, melalui kekuasaan-Nya, di memakaikan masing-masing ciptaannya dengan materi sehingga ia bisa hadir dalam materi yang dibatasi oleh ruang dan waktu ini. </text:span><text:span text:style-name="T298">Sesudah suatu hal dimusnahkan, ia akan terus hidup di dalam pengetahuan Allah dan pada ingatan dari mereka yang melihatnya dan melalui benih keturunannya (jika ada). Sebagai contoh, sebuah bunga yang mati akan terus hadir di dalam pengetahuan Allah, di ingatan dari mereka yang melihatnya, dan pada benihnya. </text:span></text:p>
      <text:p text:style-name="P64"><text:span text:style-name="T297">S</text:span>egala hal memiliki lima tahap atau derajat keberadaannya. Pertama, <text:soft-page-break/>dan yang paling penting, ia hadir di dalam pengetahuan Allah sebagai makna. Bahkan jika Allah Yang Maha Kuasa tidak menciptakannya (di alam materi), ia akan tetap hadir di dalam pengetahuan-Nya sebagai sebuah makna, karena makna merupakan penyusun bagi hakikat keberadaan dari segala sesuatu. Kemudian, ia <text:span text:style-name="T300">hadir di dalam kehendak Allah sebagai sebuah bentuk atau rencana; </text:span><text:span text:style-name="T301">sebagai objek materi pada alam materi; sebagai ingatan dan melalui keturunannya (jika ada); dan, terakhir, kehadirannya yang abadi di kehidupan berikutnya. Allah Yang Maha Kuasa akan menggunakan serpihan-serpihan dari dunia ini untuk membentuk alam bagi kehidupan berikutnya. Di sana, binatang-binatang </text:span><text:span text:style-name="T302">juga akan hadir, setiap spesies akan diwakilkan oleh wakil-wakilnya, sementara setiap umat manusia akan menemukan kehidupan yang abadi yang dirancang baginya berdasarkan pada bagaimana ia menjalani kehidupan di dunia ini. </text:span></text:p>
      <text:p text:style-name="P72">Saya <text:s/>berharap bahwa hubungan antara Islam dan ilmu pengetahuan bisa menjadi jelas. </text:p>
      <text:p text:style-name="P73">Alam semesta, yang menjadi kajian bagi ilmu pengetahuan, menjadi penjelmaan nama-nama Allah dan dengan demikian memiliki suatu kesucian tertentu. Setiap yang ada padanya adalah sebuah huruf dari Allah Yang Maha Kuasa yang mengundang kita untuk mempelajarinya dan mendapatkan pengetahuan tentang-Nya. <text:span text:style-name="T303">Jadi, alam semesta adalah kumpulan dari huruf-huruf tersebut, atau seperti apa yang dikatakan oleh para filsuf muslim, Kitab Penciptaan Allah yang dikeluarkan secara khusus dari sifat-sifat Allah mengenai Kehendak dan <text:s/>Kekuasaannya. Al-Quran, yang dikeluarkan dari kehendak Allah untuk berkata-kata, adalah padanan dari alam semesta dalam bentuk tulisan. </text:span><text:span text:style-name="T299">Seperti halnya tidak mungkin ada pertentangan antara sebuah istana dan kertas yang menggambarkannya, maka tidak mungkin pula ada pertentangan antara alam semesta dan Al-Quran, karena keduanya merupakan sebuah pertanyaan dari kebenaran yang sama.</text:span></text:p>
      <text:p text:style-name="P74"><text:span text:style-name="T303">D</text:span>emikian pula, umat manusia merupakan sebuah kitab <text:span text:style-name="T304">dari Allah yang berhubungan dengan Al-Quran dan alam semesta. Inilah mengapa istilah yang digunakan untuk memuliakan bagian-bagian dari Al-Quran—yakni </text:span><text:span text:style-name="T52">Ayah—</text:span><text:span text:style-name="T181">juga berarti sebagai sebuah kejadian yang terjadi di dalam jiwa manusia dan fenomena-fenomena yang terjadi di alam. </text:span></text:p>
      <text:h text:style-name="Heading_20_2" text:outline-level="2"><text:span text:style-name="T181">M</text:span><text:span text:style-name="T158">akna dari Perintah yang paling pertama “bacalah!”</text:span></text:h>
      <text:p text:style-name="P115">Adalah hal yang menarik bahwa <text:span text:style-name="T305">wahyu yang pertama dari Al-Quran </text:span><text:soft-page-break/><text:span text:style-name="T305">adalah: bacalah, dengan nama Tuhanmu yang menciptakan. Dia menciptakan manusia dari sel telur yang di</text:span><text:span text:style-name="T306">endapkan. Bacalah, dan Tuhanmu adalah yang paling murah hati, yang mengajarkan dengan pena, mengajarkan manusia apa yang tidak diketahuinya (</text:span><text:span text:style-name="T377">Al-Quran </text:span><text:span text:style-name="T306">96:1-</text:span><text:span text:style-name="T307">3</text:span><text:span text:style-name="T306">). </text:span></text:p>
      <text:p text:style-name="P91">Al-Quran memerintahkan manusia untuk membaca ketika peradaban setempat pada mana ia diturunkan tidak memiliki apapun untuk dibaca. <text:span text:style-name="T308">Apa yang diajarkan oleh perlawanan ini? Tidak lain bahwa kita harus membaca, dalam hakikat pembelajaran tentang alam semesta sebagai kitab dari penciptaan dan padanannya yang tertulis yakni Al-Quran. Kita harus mengamati alam semesta, </text:span><text:span text:style-name="T309">meresapi makna dan kandungannya, dan menggunakan pengetahuan yang dihasilkan untuk memperdalam penghargaan kita tentang keindahan dan keagungan dari sistem yang dibentuk oleh Sang Pencipta dan </text:span><text:span text:style-name="T310">keluasan kekuasaan-Nya. </text:span><text:span text:style-name="T311">Jadi kita diwajibkan untuk menembus </text:span><text:span text:style-name="T312">lipatan-lipatan </text:span><text:span text:style-name="T311">alam semesta </text:span><text:span text:style-name="T312">dan maknanya; menemukan hukum-hukum Allah di alam semesta, dan membentuk suatu dunia di mana ilmu pengetahuan dan iman saling melengkapi satu sama lain, sehingga kita bisa menjadi wali Allah dan menggapai kenikmatan yang sesungguhnya di dunia dan akhirat. </text:span></text:p>
      <text:p text:style-name="P92">Allah Yang Maha Kuasa memiliki dua jenis hukum. Pertama adalah syariah, yang terdiri dari <text:span text:style-name="T313">hukum-hukum yang diambil dari sifat-sifat-</text:span><text:span text:style-name="T314">N</text:span><text:span text:style-name="T313">ya yang </text:span><text:span text:style-name="T314">maha </text:span><text:span text:style-name="T313">berkata-kata, yang mengatur kehidupan beragama umat manusia, </text:span><text:span text:style-name="T314">dan berperan sebagai dasar bagi ganjaran dan hukuman, yang biasanya akan diberikan di kehidupan berikutnya. </text:span><text:span text:style-name="T315">Kedua adalah hukum Allah yang mengatur </text:span><text:span text:style-name="T316">penciptaan dan kehidupan secara keseluruhan, yang berasal dari </text:span><text:span text:style-name="T317">sifat-sifat-Nya yang memiliki kehendak dan biasanya (namun secara salah) disebut “</text:span><text:span text:style-name="T32">hukum-hukum tentang alam semesta dan kehidupan.</text:span><text:span text:style-name="T317">” </text:span><text:span text:style-name="T318">Ganjaran dan hukuman bagi mereka biasanya diberikan di kehidupan saat ini. Sebagai contoh, kesabaran dan ketabahan akan diberi ganjaran berupa kesuksesan, sementara kemalasan akan membawa kemiskinan. Industri akan membawa kemakmuran, dan kemenangan </text:span><text:span text:style-name="T319">yang tetap</text:span><text:span text:style-name="T318">. </text:span></text:p>
      <text:p text:style-name="P93">Al-Quran dengan keras menarik perhatian kita kepada fenomena-fenomena di alam, yang menjadi materi bahasan bagi ilmu pengetahuan <text:s/>dan mendesak kita untuk mengkajinya. Selama lima abad pertama sejarah Islam, umat Muslim menyatukan ilmu pengetahuan dan agama, pemikiran dan hati, material dan spiritual. Kemudian, sayangnya, adalah orang barat yang mengejar ilmu pengetahuan dan dengan demikian menunjukkan kepatuhan (secara tidak sadar) kepada hukum-hukum Allah pada alam se<text:soft-page-break/>mesta. Barat mendominasi dunia muslim karena yang terakhir tidak lagi bisa memahami atau mempraktikkan ajaran Islam dengan benar dalam kehidupan sehari-hari mereka, dan karena mereka mengabaikan penyelidikan ilmiah dan kajian terhadap alam semesta. Semua ini <text:span text:style-name="T320">menjadi ketidakpatuhan terhadap hukum-hukum Allah pada alam semesta. </text:span></text:p>
      <text:h text:style-name="Heading_20_2" text:outline-level="2">Apakah Al-Quran menyinggung pada Perkembangan dalam Ilmu Pengetahuan?</text:h>
      <text:p text:style-name="P92"><text:span text:style-name="T318"><text:s/></text:span><text:span text:style-name="T321">Sebelum menjawab pertanyaan ini, kita harus menekankan satu fakta yang begitu penting: memandang ilmu pengetahuan sebagai hal yang bertentangan dengan agama dan kajian terhadap ilmu pengetahuan sebagai hal yang terpisah dan berdiri sendiri dari Al-Quran adalah sama salahnya dengan berusaha menurunkan derajat Al-Quran sebagai kitab ilmu pengetahuan dengan menunjukkan bahwa setiap teori-teori dan fakta-fakta baru dalam ilmu pengetahuan dapat ditemukan di dalamnya. </text:span></text:p>
      <text:p text:style-name="P20"><text:span text:style-name="T322">Sebagai contoh, beberapa orang telah mengakui, khususnya di Turki, bahwa </text:span><text:span text:style-name="T33">dabbet al-ard (sebuah makhluk kecil yang bergerak) yang disebutkan di Al-Quran 27:82 </text:span><text:span text:style-name="T114">adalah virus yang menyebabkan AIDS. <text:s/>Akan tetapi, ini merupakan sebuah kesimpulan yang tergesa-gesa untuk beberapa alasan: Al-Quran sama sekali tidak pernah menyebutkan tentang sifat-sifat dari dabbe; jika kita menerima pernyataan ini, </text:span><text:span text:style-name="T112">kita harus menerima juga beberapa penyakit kelamin lainnya yang disebabkan oleh bakteri atau virus; dan, kita tidak bisa mengetahui apakah ada virus baru dan lebih mematikan nantinya yang akan muncul di masa yang akan datang. </text:span><text:span text:style-name="T113">Konteks di mana dabbet al-ard disebutkan menyarankan bahwa ia akan</text:span><text:span text:style-name="T112"> </text:span><text:span text:style-name="T113">muncul di akhir zaman nanti, di mana tidak satupun orang yang beriman kepada Allah. Jadi, kita tidak harus menunjukkan ketergesa-gesaan dalam berusaha menemukan beberapa jenis persesuaian antara ayat-ayat Al-Quran dan setiap perkembangan baru dalam bidang ilmu pengetahuan dan teknologi. </text:span></text:p>
      <text:p text:style-name="P94"><text:span text:style-name="T113">T</text:span><text:span text:style-name="T89">eori-teori dalam <text:s/>ilmu pengetahuan sama halnya seperti pakaian: keduanya akan dilepaskan sesudah beberapa saat. Berusaha menunjukkan bahwa setiap fakta-fakta atau teori-teori baru di dalam ilmu pengetahuan bisa ditemukan di dalam Al-Quran akan menunjukkan kelemahan dunia muslim yang begitu kompleks dan membuat ilmu pengetahuan lebih penting daripada Al-Quran. Setiap ayat dan pernyataan di dalam Al-Quran memiliki kandungan universal. Dengan demikian, setiap penafsiran yang bergantung pada situasi di masa tertentu hanya bisa mengenai satu sisi dari </text:span><text:soft-page-break/><text:span text:style-name="T89">kandungannya yang universal. </text:span></text:p>
      <text:p text:style-name="P95"><text:span text:style-name="T89">Setiap penafsir, ilmuwan, dan ulama lebih memilih sisi tertentu sebagai hasil dari penemuan spiritual atau intuisinya, pengalaman pribadi, atau pembawaan yang alami. Di samping itu, kita juga menerima fisika Newtonian dan fisika Einstein</text:span><text:span text:style-name="T116">ian</text:span><text:span text:style-name="T89"> sebagai </text:span><text:span text:style-name="T115">bagian dari </text:span><text:span text:style-name="T89">ilmu pengetahuan dan dengan demikian adalah </text:span><text:span text:style-name="T115">sebuah ke</text:span><text:span text:style-name="T89">benar</text:span><text:span text:style-name="T115">an</text:span><text:span text:style-name="T89">. Meskipun dalam bentuknya yang mutlak keduanya bisa saja salah, namun di sana sudah pasti terdapat beberapa kebenaran pada keduanya. </text:span></text:p>
      <text:p text:style-name="P96"><text:span text:style-name="T89">Sebab akibat adalah sebuah tirai yang dihamparkan oleh Allah Yang Maha Kuasa di sepanjang </text:span><text:span text:style-name="T116">di sepanjang aliran maha dahsyat dari keberadaan sehingga kita bisa merencanakan kehidupan kita hingga pada batasan tertentu. Ini berarti bahwa fisika Newtonian atau fisika Einsteinian sifatnya hanya benar secara relatif. Secara singkat, ketika merenungkan ayat-ayat Al-Quran, kita harus mempertimbangkan kebenaran relatif yang ditemukan dalam keberadaan kita dan pada kehidupan kita, yang mana begitu sangat beragam dibandingkan dengan kebenaran mutlak yang tidak mungkin berubah. </text:span></text:p>
      <text:p text:style-name="P112"><text:span text:style-name="T89">Pernyataan di dalam Al-Quran memiliki makna yang beragam. Sebagai contoh, tinjau ayat: </text:span><text:span text:style-name="T37">Dia membiarkan dua lautan mengalir yang keduanya kemudian bertemu, antara keduanya ada batas yang tidak dilampaui oleh masing-masing</text:span><text:span text:style-name="T19"> </text:span><text:span text:style-name="T89">(</text:span><text:span text:style-name="T151">Al-Quran </text:span><text:span text:style-name="T89">55:19-20). Ayat ini menandakan bahwa segala pasangan dari “</text:span><text:span text:style-name="T19">lautan</text:span><text:span text:style-name="T89">” atau alam, entah itu yang bersifat spiritual atau materi, yang bersifat perumpamaan atau kenyataannya, dari kedudukan ilahi dan kedudukan seorang hamba hingga pada lingkup keharusan dan kemungkinan, dari alam dunia ini hingga pada alam akhirat (termasuk alam yang terlihat, </text:span><text:span text:style-name="T117">dan alam yang gaib atau tak nampak), samudra pasifik dan samudra atlantik, lautan mediterania dan laut merah, perairan asin dan perairan manis di laut dan di bawah tanah, dan sungai-sungai besar semacam sungai Eufrat dan Tigris yang mengangkut air yang manis dan air yang asin pada alirannya. Semua ini, bersamaan dengan semua hal yang tidak perlu saya sebutkan di sini, itulah yang dimaksudkan oleh ayat ini, entah itu bersifat harfiah atau bersifat penggambaran </text:span><text:span text:style-name="T118">atau kiasan</text:span><text:span text:style-name="T117">. </text:span></text:p>
      <text:p text:style-name="P75"><text:span text:style-name="T117">J</text:span><text:span text:style-name="T89">adi bahkan <text:s/>jika ayat atau pernyataan di Al-Quran nampak seperti menyebut pada sebuah fakta ilmiah yang telah terbentuk, kita tidak boleh untuk membatasi maknanya pada fakta tersebut. Melainkan, kita harus meninjau segala kemungkinan makna dan penafsiran lainnya. </text:span></text:p>
      <text:p text:style-name="P36">Di lain sisi, terkadang Al-Quran tidak menyinggung pada perkem<text:soft-page-break/>bangan <text:span text:style-name="T323">dan fakta pada </text:span>ilmu pengetahuan <text:span text:style-name="T323">secara khusus. </text:span><text:span text:style-name="T34">Sebagai wahyu Allah yang mencakup segala sesuatu yang basah dan yang kering </text:span><text:span text:style-name="T323">(</text:span><text:span text:style-name="T378">Al-Quran </text:span><text:span text:style-name="T323">6:59), ia tidak bisa </text:span><text:span text:style-name="T324">mengecualikan hal tersebut. Malahan, ia merujuk kepadanya secara langsung atau tidak langsung, namun tidak dalam cara yang dilakukan oleh ilmu pengetahuan dan filsafat materialistik atau naturalistik. </text:span></text:p>
      <text:p text:style-name="P37">Al-Quran bukan merupakan buku ilmu pengetahuan yang harus menerangkan mengenai kosmologi atau masalah-masalah ilmiah lainnya; melainkan, ia merupakan tafsir yang abadi dari Kitab Alam Semesta dan penafsir bagi segala ilmu hayati dan ilmu pengetahuan alam lainnya. <text:span text:style-name="T325">Ia menafsirkan hal-hal yang terlihat maupun tidak terlihat, dan menyingkap harta karun spiritual dari nama-nama Allah Yang Maha Indah di langit dan di bumi. Al-Quran merupakan sebuah kunci </text:span><text:span text:style-name="T326">yang memandu pemahaman kita terhadap kenyataan yang tersembunyi di balik setiap peristiwa yang terjadi di alam dan di kehidupan manusia, dan merupakan lidah bagi dunia yang tidak terlihat pada dunia yang nyata </text:span><text:span text:style-name="T370">(Pen. alam materi)</text:span><text:span text:style-name="T326">. <text:s text:c="2"/></text:span></text:p>
      <text:p text:style-name="P37">Al-Quran adalah seperti matahari yang bersinar pada langit spiritual dan intelektual Islam. Ia merupakan peta yang begitu suci mengenai kehidupan berikutnya; yang <text:span text:style-name="T371">memperjelas mengenai </text:span>sifat-sifat, nama-nama, dan tindakan Allah; <text:span text:style-name="T327">dan sebagai pengajar bagi kemanusiaan yang membimbing kita kepada kebenaran dan akhlak baik. Ia merupakan kitab hukum dan kebijaksanaan, peribadahan dan doa, larangan dan perintah Allah. Secara lengkap memenuhi kebutuhan spiritual dan intelektual kita, ia membahas masalah-masalah pada bidang teologi, sosial, ekonomi, politik, atau bahkan </text:span><text:span text:style-name="T328">sains </text:span><text:span text:style-name="T327">tanpa tersisa, entah itu secara ringkas atau secara terperinci, secara langsung </text:span><text:span text:style-name="T328">maupun </text:span><text:span text:style-name="T327">melalui </text:span><text:span text:style-name="T372">sindiran</text:span><text:span text:style-name="T327"> atau simbol-simbol. </text:span></text:p>
      <text:p text:style-name="P38">Al-Quran meninjau penciptaan hanya demi pengenalan pada Sang Pencipta; sains mengkaji penciptaan hanya demi kepentingannya semata. Al-Quran berbicara tentang kemanusiaan; sains hanya berbicara tentang mereka yang menjadi pakar di dalamnya. Karena Al-Quran menggunakan penciptaan sebagai bukti dan dalil untuk membimbing kita, bukti-bukti yang diberikannya tentu saja dengan mudah dipahami oleh semua dari kita yang bukan merupakan ahli. Sebuah bimbingan menghendaki bahwa masalah-masalah yang kurang begitu penting harus dibahas secara singkat, sementara poin-poin yang tersembunyi harus dibahas selengkap mungkin melalui perumpamaan dan perbandingan. Sehingga orang-orang tidak menjadi bingung, bimbingan tidak boleh merubah apa yang sudah <text:span text:style-name="T329">jelas</text:span>. <text:soft-page-break/>Jika ia melakukannya, maka bagaimana kita bisa menggali manfaat <text:span text:style-name="T329">darinya? </text:span></text:p>
      <text:p text:style-name="P39">Hakikatnya, seperti segala sesuatu yang lainnya, ilmu pengetahuan bersumber pada salah satu dari nama-nama Allah yang indah. Nama Allah yang maha menyembuhkan terwujud pada bidang kedokteran; geometri dan ilmu rekayasa bergantung pada nama-Nya yang maha adil <text:span text:style-name="T367">(</text:span><text:span text:style-name="T39">al-Adl</text:span><text:span text:style-name="T367">)</text:span>, maha <text:span text:style-name="T367">memberi bentuk (</text:span><text:span text:style-name="T39">al-Mushawwir</text:span><text:span text:style-name="T367">)</text:span>, dan maha <text:span text:style-name="T368">mengatur (</text:span><text:span text:style-name="T40">al-Muhaimin</text:span><text:span text:style-name="T368">)</text:span>; dan filsafat tercermin pada nama-Nya yang maha bijaksana <text:span text:style-name="T369">(</text:span><text:span text:style-name="T41">al-Hakim</text:span><text:span text:style-name="T369">)</text:span>. Seperti yang ditekankan di atas, Sang Pencipta menyebutkan di dalam Al-Quran segala hal yang dibolehkannya kita untuk memahaminya dan menggunakannya bagi perkembangan materi dan spiritual kita. </text:p>
      <text:p text:style-name="P40">Tujuan utama dari Al-Quran adalah untuk membuat Allah Yang Maha Kuasa dikenali, untuk membuka jalan bagi keimanan dan peribadahan, dan untuk mengatur <text:span text:style-name="T330">kehidupan pribadi dan sosial kita sehingga kita bisa menggapai kebahagiaan yang sempurna di dunia dan akhirat. Untuk mencapai tujuan ini, ia menyebutkan hal-hal dan peristiwa-peristiwa, demikian pula fakta-fakta dalam ilmu pengetahuan, yang sebanding dengan seberapa penting hal tersebut. Jadi Al-Quran memberikan penjelasan yang terperinci mengenai pokok-pokok keimanan, dasar-dasar bagi agama, dasar-dasar bagi kehidupan manusia, dan hal-hal yang penting dalam peribadahan, namun hanya memberi sedikit isyarat pada hal-hal lainnya yang kurang begitu penting. Makna dari sebuah ayat bisa dibandingkan dengan sebuah kuncup bunga mawar: ia tersembunyi oleh berlapis-lapis kelopak bunga. Makna yang baru dirasakan bersamaan dengan ketika tiap kelopak disingkapkan, dan orang-orang akan menemukan salah satu dari makna tersebut berdasarkan kapasitas mereka dan akan dipuaskan dengan hal itu. </text:span></text:p>
      <text:p text:style-name="P48">Contoh-contoh</text:p>
      <text:p text:style-name="P49">Satu cara dari Al-Quran memberi isyarat tentang kemajuan teknologi dan menandai akhir dari perkembangannya adalah dengan menyebutkan mukjizat dari <text:span text:style-name="T331">nabi-nabi</text:span>: </text:p>
      <text:list xml:id="list221381381" text:style-name="L6">
        <text:list-item>
          <text:p text:style-name="P148">Ia mengajak kita untuk terbang di udara dan menyinggung secara tersirat tentang fakta bahwa suatu hari nanti kita akan membuat pesawat terbang dan pesawat penumpang: Dan pada Sulaiman (<text:span text:style-name="T360">Kami</text:span> tundukkan) angin; perjalanannya pada pagi hari adalah perjalanan selama sebulan, dan perjalanannya pada sore hari adalah perjalanan selama sebulan. <text:span text:style-name="T89">(</text:span><text:span text:style-name="T152">Al-Quran </text:span><text:span text:style-name="T89">34:12) </text:span></text:p>
        </text:list-item>
        <text:list-item>
          <text:p text:style-name="P131"><text:span text:style-name="T61">Ia mengajak kita untuk mempelajari cara untuk mengobati setiap pe</text:span><text:soft-page-break/><text:span text:style-name="T61">nyakit: (Nabi Isa berkata): Saya juga menyembuhkan yang buta dan yang berpenyakit kusta, dan menghidupkan yang mati, atas izin Allah </text:span><text:span text:style-name="T200">(</text:span><text:span text:style-name="T232">Al-Quran </text:span><text:span text:style-name="T200">3:</text:span><text:span text:style-name="T201">4</text:span><text:span text:style-name="T200">9), dan memberi isyarat bahwa suatu hari nanti kita akan begitu berhasil sehingga orang-orang akan mendapati bahwa adalah hal yang sulit untuk mempercayai bahwa mereka sebenarnya sudah mati. </text:span></text:p>
        </text:list-item>
        <text:list-item>
          <text:p text:style-name="P149"><text:span text:style-name="T89">Ayat: </text:span><text:span text:style-name="T332">dikatakan oleh dia yang menguasai pengetahuan dari </text:span><text:span text:style-name="T361">Al-K</text:span><text:span text:style-name="T332">itab</text:span><text:span text:style-name="T119">: “</text:span><text:span text:style-name="T332">saya akan membawakan itu (singgasana dari Ratu Saba’) kepadamu (kepada Sulaiman di Yerussalem) sebelum berakhirnya kedipan matamu</text:span><text:span text:style-name="T119">” (</text:span><text:span text:style-name="T153">Al-Quran </text:span><text:span text:style-name="T119">27:40),</text:span><text:span text:style-name="T197"> </text:span><text:span text:style-name="T198">meramalkan bahwa suatu hari nanti gambar atau bahkan suatu benda fisis akan dikirimkan secara seketika melalui pengetahuan dari Kitab Allah Pada Alam Semesta</text:span><text:span text:style-name="T120">, seperti halnya mereka yang memiliki pengetahuan mengenai Kitab Wahyu Allah dapat mengantarkan suatu benda dari jarak yang teramat jauh dalam sekejap mata. </text:span></text:p>
        </text:list-item>
        <text:list-item>
          <text:p text:style-name="P150"><text:span text:style-name="T120">A</text:span><text:span text:style-name="T89">l-Quran secara simbolik mengabarkan kepada kita bahwa adalah bisa saja untuk mengetahui pembunuh dengan menggunakan sebuah sel yang diambil dari tubuh korban pada saat kematiannya dengan menceritakan bahwa seorang pembunuh telah </text:span><text:span text:style-name="T121">diketahui pada masa Nabi Musa, keselamatan atasnya, </text:span><text:span text:style-name="T333">dengan mencambuk orang yang dibunuh dengan bagian tubuh sapi yang Allah Yang Maha Kuasa perintahkan pada Bani Israel untuk disembelih </text:span><text:span text:style-name="T122">(</text:span><text:span text:style-name="T154">Al-Quran </text:span><text:span text:style-name="T122">2:67-73). </text:span></text:p>
        </text:list-item>
      </text:list>
      <text:p text:style-name="P57"><text:span text:style-name="T122">B</text:span><text:span text:style-name="T89">erikut adalah contoh-contoh yang lebih lanjut yang menggambarkan isyarat dari Al-Quran tentang fakta-fakta dan perkembangan dalam ilmu pengetahuan.</text:span></text:p>
      <text:list xml:id="list162917497761493" text:continue-numbering="true" text:style-name="L6">
        <text:list-item>
          <text:p text:style-name="P132"><text:span text:style-name="T229">S</text:span><text:span text:style-name="T230">ang Pencipta, yang tidak dibatasi oleh konsep manusia mengenai waktu, mengabarkan kepada kita, dalam makna yang umum, bahwa masa yang akan datang akan menjadi zaman bagi ilmu pengetahuan dan informasi, juga merupakan zaman bagi keimanan dan keyakinan: </text:span><text:span text:style-name="T84">kami </text:span><text:span text:style-name="T85">akan memperlihatkan </text:span><text:span text:style-name="T84">kepada mereka tanda-tanda </text:span><text:span text:style-name="T85">(kekuasaan) K</text:span><text:span text:style-name="T84">ami </text:span><text:span text:style-name="T355">di segenap ufuk </text:span><text:span text:style-name="T84">dan pada diri mereka </text:span><text:span text:style-name="T85">sendiri</text:span><text:span text:style-name="T84">, </text:span><text:span text:style-name="T85">se</text:span><text:span text:style-name="T84">hingga </text:span><text:span text:style-name="T355">jelaslah </text:span><text:span text:style-name="T84">bagi mereka </text:span><text:span text:style-name="T86">bahwa </text:span><text:span text:style-name="T85">Al-Quran itu</text:span><text:span text:style-name="T86"> adalah benar. </text:span><text:span text:style-name="T85">Dan a</text:span><text:span text:style-name="T86">pakah </text:span><text:span text:style-name="T85">Tuhanmu </text:span><text:span text:style-name="T86">tidak cukup </text:span><text:span text:style-name="T85">(bagi kamu) </text:span><text:span text:style-name="T86">bahwa </text:span><text:span text:style-name="T85">sesungguhnya Dia menyaksikan </text:span><text:span text:style-name="T86">segala sesuatu? </text:span><text:span text:style-name="T231">(</text:span><text:span text:style-name="T233">Al-Quran </text:span><text:span text:style-name="T231">41:53) </text:span></text:p>
        </text:list-item>
      </text:list>
      <text:p text:style-name="P58"><text:span text:style-name="T123">S</text:span><text:span text:style-name="T89">ejak permulaan Islam, para sufi telah menafsirkan ayat ini sebagai tanda dan jaminan bagi kebijaksanaan spiritual yang berusaha mereka raih. Namun jika ayat ini dibacakan dalam konteks perkembangan ilmu pengetahuan, sebuah perkembangan yang secara menonjol dimulai dan dimajukan oleh umat Muslim, makna yang paling utama dari ayat ini akan terli</text:span><text:soft-page-break/><text:span text:style-name="T89">hat sebagai sebuah mukjizat. </text:span></text:p>
      <text:p text:style-name="P59"><text:span text:style-name="T89">Segala sesuatu yang berada di dalam lingkup pemikiran dan penelitian manusia memastikan keesaan Allah, sebagai sebuah hakikat yang sesungguhnya dan kesaling bergantungan </text:span><text:span text:style-name="T124">dari mikrokosmos dan makrokosmos yang nanti akan lebih lanjut diungkapkan dan lebih dipahami. Ketika kita melihat ratusan buku pada bahasan ini, kita bisa memahami bahwa apa yang telah diturunkan dari sisi Allah sudah berada di tangan kita. Bahkan saat ini kita akan merasakan bahwa kita segera nanti akan mendengarkan dan bahkan memahami kesaksian dan penyembahan kepada Allah melalui ratusan lidah-lidah makhluknya. </text:span></text:p>
      <text:p text:style-name="P22"><text:span text:style-name="T62">Langit yang tujuh</text:span><text:span text:style-name="T63">, dan segala hal </text:span><text:span text:style-name="T64">di dalamnya, </text:span><text:span text:style-name="T353">bertasbih kepada Allah</text:span><text:span text:style-name="T64">. </text:span><text:span text:style-name="T62">Dan tidak suatupun melainkan bertasbih dengan memuji-Nya, tetapi kamu sekalian tidak mengerti tasbih mereka. Sesungguhnya Dia adalah Maha Penyantun lagi Maha Pengampun. </text:span><text:span text:style-name="T204">(</text:span><text:span text:style-name="T234">Al-Quran </text:span><text:span text:style-name="T204">17:44) </text:span></text:p>
      <text:p text:style-name="P60"><text:span text:style-name="T125">K</text:span><text:span text:style-name="T89">ita telah memahami sesuatu yang disampaikan oleh ayat ini. Atom yang paling kecil demikian pula nebula yang paling besar berbicara kepada kita, dalam lidah mereka, mengenai penyerahan diri mereka kepada Allah dan juga pujian yang mereka sampaikan. Akan tetapi, mereka yang dapat mendengarkan pujian universal ini hanyalah sedikit. </text:span></text:p>
      <text:list xml:id="list2230728524" text:style-name="L7">
        <text:list-item>
          <text:p text:style-name="P126">Apa yang Al-Quran katakan tentang kejadian pembentukan embrio dan perkembangan yang terjadi di dalam rahim adalah begitu menarik. Tinjau hal berikut: </text:p>
        </text:list-item>
      </text:list>
      <text:p text:style-name="P23"><text:span text:style-name="T354">Hai manusia</text:span><text:span text:style-name="T66">, </text:span><text:span text:style-name="T65">jika kamu dalam keraguan tentang kebangkitan (dari kubur), maka (ketahuilah) sesungguhnya Kami telah menjadikan kamu dari tanah</text:span><text:span text:style-name="T66">, kemudian dari </text:span><text:span text:style-name="T65">setetes mani</text:span><text:span text:style-name="T66">, </text:span><text:span text:style-name="T65">kemudian dari segumpal darah</text:span><text:span text:style-name="T67">, kemudian dari segumpal daging </text:span><text:span text:style-name="T65">yang sempurna kejadiannya dan yang tidak sempurna</text:span><text:span text:style-name="T67">, </text:span><text:span text:style-name="T65">agar Kami jelaskan kepada kamu </text:span><text:span text:style-name="T69">dan Kami tetapkan dalam rahim, apa yang Kami kehendaki sampai waktu yang </text:span><text:span text:style-name="T70">sudah </text:span><text:span text:style-name="T69">ditentukan.</text:span><text:span text:style-name="T68"> </text:span><text:span text:style-name="T205">(</text:span><text:span text:style-name="T235">Al-Quran </text:span><text:span text:style-name="T205">22:5) </text:span></text:p>
      <text:p text:style-name="P61"><text:span text:style-name="T126">P</text:span><text:span text:style-name="T89">ada ayat lainnya, perkembangan ini dijelaskan dengan begitu terperinci, dan bahwa fase-fase yang berbeda ditekankan dengan begitu jelas: </text:span></text:p>
      <text:p text:style-name="P24"><text:span text:style-name="T71">Dan sesungguhnya Kami telah menciptakan manusia dari suatu saripati (berasal) dari tanah. Kemudian Kami jadikan saripati itu air mani (yang disimpan) dalam tempat yang kokoh (rahim). </text:span><text:span text:style-name="T72">Kemudian air mani itu Kami jadikan segumpal darah, lalu segumpal darah itu Kami jadikan segumpal daging, dan segumpal daging Kami jadikan tulang belulang, </text:span><text:soft-page-break/><text:span text:style-name="T72">lalu tulang belulang itu Kami bungkus dengan daging. </text:span><text:span text:style-name="T73">Kemudian Kami jadikan dia makhluk yang (berbentuk) lain. </text:span><text:span text:style-name="T206">(</text:span><text:span text:style-name="T236">Al-Quran </text:span><text:span text:style-name="T206">23:12-14)</text:span></text:p>
      <text:list xml:id="list3199477660" text:style-name="L8">
        <text:list-item>
          <text:p text:style-name="P151"><text:span text:style-name="T206">A</text:span><text:span text:style-name="T199">pa yang Al-Quran katakan mengenai susu dan bagaimana ia <text:s/>dihasilkan adalah begitu mengagumkan sebagaimana minuman itu sendiri, dan pemahaman kita mengenainya telah membawa kepada kita manfaat yang begitu besar: <text:s/></text:span><text:span text:style-name="T60">Dan sesungguhnya pada binatang ternak itu benar-benar terdapat pelajaran bagi kamu. </text:span><text:span text:style-name="T74">Kami memberimu minum dari pada apa yang berada dalam perutnya (berupa) susu yang bersih antara tahi dan darah, yang mudah ditelan bagi orang-orang yang meminumnya. </text:span><text:span text:style-name="T207">(</text:span><text:span text:style-name="T237">Al-Quran </text:span><text:span text:style-name="T207">16:66) </text:span></text:p>
        </text:list-item>
      </text:list>
      <text:p text:style-name="P108"><text:span text:style-name="T207">A</text:span><text:span text:style-name="T199">l-Quran membicarakan proses-proses ini dalam sebuah rincian yang begitu mengagumkan: </text:span><text:span text:style-name="T208">sebagian berupa pencernaan dan penyerapan dari apa yang dimasukkan sebagai makanan, dan kemudian proses kedua yakni penghalusan di </text:span><text:span text:style-name="T209">kelenjar</text:span><text:span text:style-name="T208">. </text:span><text:span text:style-name="T209">Susu merupakan sumber yang cocok dan paling baik bagi kesehatan dari nutrisi yang diperoleh manusia, namun si pemiliknya malah menyangkalinya sebagai hal yang </text:span><text:span text:style-name="T210">tidak</text:span><text:span text:style-name="T209"> berguna. </text:span></text:p>
      <text:list xml:id="list1558300198" text:style-name="L9">
        <text:list-item>
          <text:p text:style-name="P152"><text:span text:style-name="T209">A</text:span><text:span text:style-name="T199">l-Quran mewahyukan </text:span><text:span text:style-name="T211">bahwa segala sesuatu diciptakan secara berpasang-pasangan: </text:span><text:span text:style-name="T56">Maha Suci <text:s/>Tuhan yang telah menciptakan pasangan-pasangan semuanya, baik dari apa yang telah ditumbuhkan oleh bumi dan dari diri mereka </text:span><text:span text:style-name="T57">maupun dari apa yang tidak mereka ketahui </text:span><text:span text:style-name="T188">(</text:span><text:span text:style-name="T191">Al-Quran </text:span><text:span text:style-name="T188">36:36). </text:span></text:p>
        </text:list-item>
      </text:list>
      <text:p text:style-name="P109"><text:span text:style-name="T188">S</text:span><text:span text:style-name="T187">egala sesuatu yang hadir memiliki pasangan, entah itu sebagai lawannya atau sebagai pelengkapnya. Sebagai pelengkap bagi manusia, binatang, dan beberapa jenis tanaman sudah lama diketahui. Namun bagaimana dengan pasangan dari sesuatu yang tidak kita ketahui sama sekali? Ini mencakup keseluruhan jenis dari entitas: yang hidup maupun yang tidak hidup. Pada gaya-gaya halus dan prinsip-prinsip di alam yang terjadi pada entitas-entitas hidup maupun tidak hidup, bisa saja terdiri dari banyak jenis pasangan. Segala sesuatu, seperti halnya yang dipastikan oleh perkakas sains moderen, terbentuk dalam dua jenis. </text:span></text:p>
      <text:list xml:id="list1000853694" text:style-name="L10">
        <text:list-item>
          <text:p text:style-name="P133"><text:span text:style-name="T190">Al-Quran membicarakan, dalam ungkapannya yang begitu khas, penciptaan pertama dari alam semesta dan para penghuninya yang hidup: </text:span><text:span text:style-name="T58">Dan apakah orang-orang yang kafir tidak mengetahui bahwasanya langit dan bumi itu keduanya dahulu adalah suatu yang padu, kemudian Kami pisahkan antara keduanya. </text:span><text:span text:style-name="T59">Dan dari air Kami jadikan segala sesuatu yang hidup. Maka mengapakah mereka tiada juga beriman? </text:span><text:span text:style-name="T189">(</text:span><text:span text:style-name="T192">Al-Quran </text:span><text:span text:style-name="T189">21:30). </text:span></text:p>
        </text:list-item>
      </text:list>
      <text:p text:style-name="P44"><text:span text:style-name="T358">Maksud dari ayat ini begitu jelas, dan tidak boleh dikaburkan dengan </text:span><text:soft-page-break/><text:span text:style-name="T358">dugaan bahwa apakah materi utama dalam penciptaan adalah eter ataukah awan besar, sebuah nebula raksasa atau massa dari gas yang panas, atau sesuatu yang lainnya. Al-Quran menyatakan bahwa segala makhluk hidup diciptakan dari air. Entah air itu sendiri dihasilkan oleh gas dan menguap dari tanah, kemudian mengembun, dan kemudian kembali sebagai hujan untuk membentuk lautan dan menyiapkan lingkungan yang tepat bagi kehidupan, ataukah oleh proses-proses lainnya, adalah sesuatu yang tidak terlalu penting. </text:span></text:p>
      <text:p text:style-name="P45">Ayat tersebut secara jelas memaparkan alam semesta sebagai sebuah mukjizat penciptaan. Segala sesuatu yang ada di dalamnya adalah sebuah bagian yang tidak terpisahkan dari mukjizat itu, seperti halnya daun dari pohon yang rimbun—kesemuanya berbeda, namun mirip satu dengan lainnya dan terhubung ke akar utamanya. Ayat ini juga menekankan fungsi dan keutamaan air, karena ia merupakan penyusun bagi tiga perempat massa tubuh dari sebagian besar makhluk hidup. </text:p>
      <text:list xml:id="list630877122" text:style-name="L11">
        <text:list-item>
          <text:p text:style-name="P134"><text:span text:style-name="T212">M</text:span><text:span text:style-name="T213">atahari memiliki tempat yang khusus dan istimewa. Al-Quran mewahyukan aspek-aspek yang paling pentingnya dalam empat </text:span><text:span text:style-name="T214">kata</text:span><text:span text:style-name="T213">, yang maknanya yang seutuhnya tidak bisa digambarkan dengan mudah: </text:span><text:span text:style-name="T75">dan matahari berjalan di tempat peredarannya. Demikianlah ketetapan Yang Maha Perkasa lagi Maha Mengetahui </text:span><text:span text:style-name="T213">(</text:span><text:span text:style-name="T238">Al-Quran </text:span><text:span text:style-name="T213">36:38)</text:span><text:span text:style-name="T75">.</text:span></text:p>
        </text:list-item>
      </text:list>
      <text:p text:style-name="P32"><text:span text:style-name="T350">Dengan konteks ini, mustaqarr bisa saja bermakna orbit yang sudah ditentukan, sebuah tempat yang tetap bagi peristirahatan dan persinggahan, atau sebuah jalur yang sudah ditentukan pada setiap waktu. Kita dikatakan bahwa matahari mengikuti jalur yang sudah ditentukan untuk menuju titik tertentu. Sistem tata surya kita sedang menuju pada konstelasi Lyra dalam kecepatan yang hampir tidak bisa dibayangkan: setiap detik kita mendekati hingga 10 mil lebih <text:s/>dekat (hampir satu juta mil setiap hari). Perhatian kita juga ditujukan kepada fakta bahwa</text:span><text:span text:style-name="T60"> ketika matahari menyelesaikan perjalan</text:span><text:span text:style-name="T87">an</text:span><text:span text:style-name="T60">nya yang sudah ditentukan, ia akan mematuhi perintah dan kembali pada peristirahatannya.</text:span><text:span text:style-name="T60"><text:note text:id="ftn3" text:note-class="footnote"><text:note-citation>3</text:note-citation><text:note-body><text:p text:style-name="P10">Matahari bergerak (pada rutenya) menuju tempat peristirahatannya (<text:span text:style-name="T379">Al-Quran </text:span>36:38). </text:p></text:note-body></text:note></text:span></text:p>
      <text:p text:style-name="P46">Kekayaan Al-Quran semacam itu, yang menjelaskan banyak kebenaran dalam kalimat yang begitu singkat. Di sini, dalam empat kata, banyak hal yang kurang jelas kemudian diperjelas pada masa ketika orang-orang mempercayai bahwa matahari melakukan perputarannya setiap hari mengelilingi bumi. </text:p>
      <text:list xml:id="list754883060" text:style-name="L12">
        <text:list-item>
          <text:p text:style-name="P135"><text:soft-page-break/><text:span text:style-name="T215">Ayat Al-Quran lainnya yang dengan fasih dan begitu mencerahkan membahas mengenai pengembangan alam semesta, hanya dituliskan dalam empat kata: </text:span><text:span text:style-name="T76">Dan langit itu Kami bangun dengan kekuasaan (Kami) dan sesungguhnya Kami benar-benar meluaskannya </text:span><text:span text:style-name="T215">(</text:span><text:span text:style-name="T239">Al-Quran </text:span><text:span text:style-name="T215">51:47-48)</text:span><text:span text:style-name="T76">.</text:span></text:p>
        </text:list-item>
      </text:list>
      <text:p text:style-name="P25"><text:span text:style-name="T216">Ayat ini menyatakan menyingkapkan bahwa jarak antara benda-benda langit adalah meningkat, yang berarti bahwa alam semesta mengalami pengembangan. Di tahun 1922 Masehi, astronom Hubble menyatakan bahwa semua ga</text:span><text:span text:style-name="T217">l</text:span><text:span text:style-name="T216">aksi-galaksi, kecuali lima yang paling dekat dengan bumi, telah bergerak menjauh ke dalam ruang hampa pada kecepatan yang sebanding dengan jarak mereka dengan bumi. Menurut beliau, </text:span><text:span text:style-name="T217">sebuah galaksi yang berjarak satu juta tahun cahaya dari bumi bergerak menjauh pada kecepatan 168 km/tahun, galaksi yang berjarak dua juta tahun bergerak dua kali kecepatan tersebut, dan seterusnya. La Maitre, seorang matematikawan asal Belgia dan juga seorang uskup, kemudian mengusulkan dan mengembangkan teori yang menyatakan bahwa alam semesta mengalami pengembangan. Bagaimana pun kita berusaha menjelaskan kenyataan ini, entah melalui koefisien Hubble atau teori-teori di masa yang akan datang, wahyu yang diturunkan tanpa kekeliruan begitu jelas pada kenyataan tersebut. </text:span></text:p>
      <text:list xml:id="list3830005140" text:style-name="L13">
        <text:list-item>
          <text:p text:style-name="P136"><text:span text:style-name="T217">A</text:span><text:span text:style-name="T222">l-Quran memberikan beberapa tanda mengenai cara kerja tak kasat mata dari berbagai hukum-hukum tarikan dan tolakan, rotasi dan revolusi: </text:span><text:span text:style-name="T77">Allah-lah yang meninggikan langit tanpa tiang (sebagaimana) yang kamu lihat </text:span><text:span text:style-name="T218">(</text:span><text:span text:style-name="T240">Al-Quran </text:span><text:span text:style-name="T218">13:2)</text:span><text:span text:style-name="T77">. </text:span></text:p>
        </text:list-item>
      </text:list>
      <text:p text:style-name="P110"><text:span text:style-name="T219">Semua benda-benda langit bergerak dalam keteraturan, keseimbangan, dan harmoni. Mereka ditahan dan ditopang oleh tiang-tiang yang tidak terlihat, beberapa darinya adalah gaya tarikan atau sentrifugal:</text:span><text:span text:style-name="T78"> </text:span><text:span text:style-name="T79">Dan Dia menahan benda-benda langit jatuh ke bumi, melainkan dengan izin-Nya</text:span><text:span text:style-name="T220"> </text:span><text:span text:style-name="T221">(</text:span><text:span text:style-name="T241">Al-Quran </text:span><text:span text:style-name="T221">22:65). </text:span><text:span text:style-name="T220"><text:s/></text:span><text:span text:style-name="T218"><text:s/></text:span></text:p>
      <text:p text:style-name="P65"><text:span text:style-name="T143">K</text:span><text:span text:style-name="T89">apanpun juga, langit bisa saja jatuh ke atas bumi. Bahwa Allah Yang Maha Kuasa tidak mengizinkan ini untuk terjadi merupakan contoh lain dari ketundukan alam semesta kepada-Nya. Ilmu pengetahuan moderen <text:s/>menjelaskan ini sebagai keseimbangan antara gaya-gaya sentripetal dan sentrifugal. Apa yang jauh lebih penting, bagaimanapun juga, adalah bahwa kita mengarahkan pikiran kita pada ketundukan tersebut dan pada rahmat <text:s/>Allah yang menggenggam alam semesta pada geraknya yang mantap, <text:s/>alih-alih memutuskan untuk mengikuti teori Newton atau Einstein tentang bentuk matematis </text:span><text:span text:style-name="T144">dan</text:span><text:span text:style-name="T89"> mekanis dari ketundukan tersebut. </text:span></text:p>
      <text:list xml:id="list1673632984" text:style-name="L14">
        <text:list-item>
          <text:p text:style-name="P137"><text:span text:style-name="T223">Sebelumnya, beberapa penafsir Al-Quran </text:span><text:span text:style-name="T224">memikirkan sebuah rujukan </text:span><text:soft-page-break/><text:span text:style-name="T224">tentang perjalanan ke bulan, yang pernah dipandang sebagai kemungkinan yang jauh, bisa ditemukan pada: </text:span><text:span text:style-name="T80">dan dengan bulan apabila jadi purnama, sesungguhnya kamu melalui tingkat demi tingkat dari kehidupan </text:span><text:span text:style-name="T224">(</text:span><text:span text:style-name="T242">Al-Quran </text:span><text:span text:style-name="T224">84:18-19)</text:span><text:span text:style-name="T80">. </text:span></text:p>
        </text:list-item>
      </text:list>
      <text:p text:style-name="P33"><text:span text:style-name="T350">Para penafsir terdahulu memandang ini sebagai kiasan yang menjadi rujukan bagi kehidupan spiritual kita, sebuah kenaikan dari satu tahap ke tahap berikutnya, dan dari satu langit ke langit berikutnya. Yang lain menafsirkan itu menyinggung pada perubahan secara umum, dari satu keadaan ke keadaan lainnya. Penafsir yang datang kemudian memberikan makna yang agak kabur, karena makna harfiahnya tidak bersesuaian dengan kepercayaan mereka tentang perjalanan dalam jarak yang begitu jauh tersebut. Namun pada kenyataannya, makna yang paling sesuai dari kata-kata yang mengikuti </text:span><text:span text:style-name="T351">perkataan</text:span><text:span text:style-name="T350"> sumpah demi bulan </text:span><text:span text:style-name="T351">tersebut,</text:span><text:span text:style-name="T350"> </text:span><text:span text:style-name="T352">m</text:span><text:span text:style-name="T350">emberikan ayat ini maksud yang terbaru, yakni mengenai perjalanan sesungguhnya ke bulan, entah itu sifatnya harfiah atau hanya sebagai kiasan. </text:span></text:p>
      <text:list xml:id="list219348103" text:style-name="L15">
        <text:list-item>
          <text:p text:style-name="P138"><text:span text:style-name="T225">Penggambaran Al-Quran terhadap bentuk geografis dari bumi dan perubahan pada bentuk tersebut adalah secara khusus cukup menarik: </text:span><text:span text:style-name="T81">Maka apakah mereka tidak melihat bahwasanya Kami mendatangi negeri (orang kafir), lalu Kami kurangi luasnya dari segala penjurunya. Maka apakah mereka yang menang? </text:span><text:span text:style-name="T226">(</text:span><text:span text:style-name="T243">Al-Quran </text:span><text:span text:style-name="T226">21:44). </text:span></text:p>
        </text:list-item>
      </text:list>
      <text:p text:style-name="P47">Rujukan pada penyusutan dari batas-batasnya bisa dihubungkan pada fakta yang dikenal sekarang ini bahwa bumi ini dimampatkan pada kutubnya, alih-alih karena pengikisan pada pegunungan oleh angin dan hujan, pengikisan daerah pantai oleh laut, atau dari pengurangan pada lahan-lahan pertanian. </text:p>
      <text:p text:style-name="P111"><text:span text:style-name="T199">Pada masa ketika orang-orang pada umumnya percaya bahwa bumi bersifat datar dan diam, Al-Quran secara jelas atau tersirat menyampaikan bahwa ia bersifat bulat. <text:s/>Dan lebih tidak diharapkan lagi, ia juga mengatakan bahwa bentuknya yang lebih tepat adalah menyerupai telur burung unta ketimbang sebuah bulatan: </text:span><text:span text:style-name="T82">dan bumi sesudah itu dihamparkan-Nya, Ia memancarkan daripadanya mata airnya, dan (menumbuhkan) tumbuh-tumbuhan. </text:span></text:p>
      <text:p text:style-name="P34"><text:span text:style-name="T350">Kata daha’ berarti “</text:span><text:span text:style-name="T60">berbentuk seperti telur,</text:span><text:span text:style-name="T350">” dan kata benda turunannya da’hia juga bisa berarti “sebuah telur.” Karena fakta ilmiah ini bisa saja nampak keliru bagi ilmuwan yang hidup sebelum lahirnya ilmu pengetahuan moderen, beberapa penafsir keliru dalam memahami kata tersebut. Mereka memahaminya sebagai “</text:span><text:span text:style-name="T60">dihamparkan</text:span><text:span text:style-name="T350">” mungkin karena takut </text:span><text:soft-page-break/><text:span text:style-name="T350">bahwa makna harfiahnya bisa saja sulit untuk dipahami sehingga menyesatkan orang-orang. Perkakas ilmu pengetahuan moderen terbaru telah menetapkan bahwa bumi berbentuk lebih seperti sebuah telur ketimbang sebuah bulatan yang sempurna, dan bahwa sedikit mampat (atau pipih) pada kutubnya juga sedikit melengkung di sekitar khatulistiwa. </text:span></text:p>
      <text:list xml:id="list754491430" text:style-name="L16">
        <text:list-item>
          <text:p text:style-name="P139"><text:span text:style-name="T227">Sebagai contoh terakhir, tinjau apa yang <text:s/>Al-Quran katakan mengenai matahari dan bulan: </text:span><text:span text:style-name="T83">Dan kami jadikan malam dan siang sebagai dua tanda; lalu Kami hapuskan tanda malam dan Kami jadikan tanda siang itu terang </text:span><text:span text:style-name="T228">(</text:span><text:span text:style-name="T244">Al-Quran </text:span><text:span text:style-name="T228">17:12)</text:span><text:span text:style-name="T83">. <text:s/></text:span></text:p>
        </text:list-item>
      </text:list>
      <text:p text:style-name="P62"><text:span text:style-name="T89">Berdasarkan Ibnu </text:span><text:span text:style-name="T127">Abbas, tanda <text:s/>pada malam hari merujuk pada bulan, dan tanda pada siang merujuk pada matahari. Dengan demikian, dari tanda pada malam hari </text:span><text:span text:style-name="T128">kita menjadi kabur, kita memahami bahwa bulan suatu ketika memancarkan sinar seperti halnya yang dilakukan oleh matahari, </text:span><text:span text:style-name="T129">dan untuk suatu alasan tertentu Allah mengambil cahayanya, membuatnya menjadi gelap dan buram. Meskipun ayat ini secara tepat menyebutkan tentang masa lalu dari bulan, ia juga menyebutkan tentang masa depan dari benda-benda langit lainnya. </text:span></text:p>
      <text:p text:style-name="P21"><text:span text:style-name="T202">B</text:span><text:span text:style-name="T203">anyak ayat-ayat lainnya berhubungan dengan apa yang disebut saat ini sebagai <text:s/>fakta-fakta sains. Keberadaan ayat-ayat tersebut menandakan pencarian kita terhadap pengetahuan dalam bandingan karunia yang dilimpahkan dengan cuma-cuma kepada kita. </text:span><text:span text:style-name="T334">Malahan, karunia Allah </text:span><text:span text:style-name="T335">adalah salah satu nama dari Al-Quran itu sendiri. Segala kebenaran dan pengetahuan yang terkandung di dalamnya berada di luar kemampuan kita untuk </text:span><text:span text:style-name="T336">menghitungnya atau bahkan untuk mencernanya dalam pikiran kita. </text:span></text:p>
      <text:p text:style-name="P97">Kita harus mengingat, bagaimanapun juga, <text:span text:style-name="T337">yakni walaupun Al-Quran menyiratkan begitu banyaknya kebenaran ilmiah, ia bukanlah buku sains atau penjelasan yang ilmiah. Melainkan </text:span><text:span text:style-name="T338">ia merupakan, dan harus selalu dipahami oleh orang-orang beriman seperti itu, sebuah buku yang berisi petunjuk yang mengajarkan kepada kita cara untuk menggapai iman yang benar dan tindakan yang benar sehingga kita pantas untuk mendapatkan pengampunan dan kasih sayang Allah. Itu adalah tanggung jawab kita untuk memastikan bahwa </text:span><text:span text:style-name="T339">pencarian terhadap ilmu pengetahuan dan ilmu-ilmu lainnya di jalani dalam </text:span><text:span text:style-name="T340">dalam cahaya Al-Quran, yang begitu mendorong dan mendukungnya. </text:span><text:span text:style-name="T341">Pendekatan semacam itu akan menghasilkan pengetahuan yang tidak akan menimbulkan kesombongan dan kekaguman atas diri sendiri, karena perasaan semacam itu akan membawa pada keterasingan mental dan penurunan nilai umat manusia, tidak perlu disebutkan </text:span><text:soft-page-break/><text:span text:style-name="T341">masalah penurunan kualitas bumi, yang merupakan rumah sementara kita dan sebuah amanah yang diberikan oleh Allah. </text:span></text:p>
      <text:p text:style-name="P116">Sebelum memperjelas <text:span text:style-name="T342">makna dan pengertian lainnya, harus diingat bahwa dalam tangkapan orang-orang di masa lampau, </text:span><text:span text:style-name="T343">menggiring mereka untuk mempercayai bahwa matahari bergerak mengelilingi bumi yang diam. Ilmu pengetahuan dan pengamatan kemudian menunjukkan bahwa bumi lah yang bergerak pada sumbunya serta mengelilingi matahari, Al-Quran mengatakannya sebagai pergerakan. Kedua, Al-Quran menyebut matahari di sini untuk menggambarkan keteraturan yang luar biasa yang tersebar di seluruh alam semesta sebagai tanda bagi kekuasaan dan pengetahuan Allah. </text:span></text:p>
      <text:p text:style-name="P98">Sebuah tanda bagi mereka adalah malam. Kami <text:span text:style-name="T364">tanggalkan</text:span> siang <text:span text:style-name="T364">dari itu</text:span>, dan lihatlah! <text:span text:style-name="T364">Mereka</text:span> berada dalam kegelapan. Dan matahari bergerak (pada garis edarnya) hingga pada tempat peristirahatannya. Itu merupakan ukuran dan ketentuan dari Yang Maha <text:span text:style-name="T364">Perkasa</text:span> dan Maha Mengetahui. Dan bagi bulan <text:span text:style-name="T364">K</text:span>ami telah menentukan tempat persinggahannya hingga ia kembali sebagai tandan yang terbelah. Matahari tidak akan pernah mendahului bulan <text:s/>dan malam tidak akan mendahului siang. Mereka beredar, pada garis edarnya. (<text:span text:style-name="T380">Al-Quran </text:span>36:<text:span text:style-name="T363">3</text:span>7-40) </text:p>
      <text:p text:style-name="P99"><text:span text:style-name="T363">Kita </text:span>memahami dari <text:span text:style-name="T363">konteks </text:span>ini bahwa fungsi dari matahari begitu penting. Kata mustaqarr (kemantapan) diterapkan pada lintasannya dan tempat di mana kemantapan itu dicapai. <text:span text:style-name="T344">Jadi, pernyataannya bisa bermakna bahwa matahari memiliki kedudukan yang terpusat </text:span><text:s/><text:span text:style-name="T344">bagi keteraturan di alam semesta. Kedua, kata depan yang digunakan di sini adalah, li, yang memiliki tiga makna: bagi, untuk, dan pada. Dengan demikian, makna yang paling tepat dari pernyataan ini adalah: matahari berpindah mengikut lintasan atau garis edarnya hingga pada suatu tempat yang ditetapkan baginya untuk menciptakan kestabilan bagi keseluruhan sistem. </text:span></text:p>
      <text:p text:style-name="P100">Baru-baru ini, astronom yang mengamati matahari telah mendapati bahwa matahari sendiri tidaklah diam; melainkan ia bergetar, berguncang, dan secara terus menerus bergoyang layaknya sebuah gong yang dipukul. (Bertusiac, M. (1994)) ‘Bunyi dari matahari’, American Scientist, January-February, halaman 61-68 <text:span text:style-name="T345">getaran yang dihasilkan menyingkap informasi yang begitu penting mengenai interior bagian dalam dan lapisan yang tersembunyi, sebuah informasi yang akan mempengaruhi perhitungan mengenai usia dari alam semesta. Juga, dengan mengetahui bagaimana matahari berputar secara internal adalah hal yang penting dalam uji coba terha</text:span><text:soft-page-break/><text:span text:style-name="T345">dap </text:span><text:span text:style-name="T346">teori Relativitas Umum</text:span> <text:span text:style-name="T346">Einstein. Seperti halnya dengan banyak penemuan penting lainnya di bidang astronomi, penemuan satu ini merupakan sesuatu yang sama sekali tidak terduga. Beberapa astronom mengomentarinya dengan mengatakan bahwa itu seperti halnya jika matahari adalah sebuah orkestra yang penuh simfoni, dengan semua perkakasnya dimainkan secara bersamaan. Pada saat itu, semua getaran digabungkan untuk menghasilkan sebuah ayunan pada permukaan matahari yang ribuan kali lebih kuat dibandingkan dengan getaran benda mana pun. </text:span></text:p>
      <text:p text:style-name="P101">Dalam menafsirkan ayat Al-Quran: <text:span text:style-name="T347">matahari bergerak hingga tempat peristirahatan baginya, beberapa abad sebelum penemuan yang begitu mengejutkan ini, Said Nursi menuliskan: </text:span></text:p>
      <text:p text:style-name="P102">Karena kata “<text:span text:style-name="T19">berpindah</text:span>” bermaksud pada cara, maka ungkapan “<text:span text:style-name="T19">pada garis edarnya</text:span>” <text:span text:style-name="T89">menunjukkan sebuah realitas. Matahari, layaknya sebuah bak yang terbuat dari emas, berkelana dan beredar di samudra langit yang terdiri dari eter yang </text:span><text:span text:style-name="T130">didefinisikan sebagai ombak yang dibentangkan dan ditegangkan. Meskipun ia bergetar dan berguncang pada lintasan atau atau garis edarnya, karena orang-orang melihatnya berpindah, Al-Quran menggunakan kata “</text:span><text:span text:style-name="T35">berkelana</text:span><text:span text:style-name="T130">” </text:span><text:span text:style-name="T131">atau “</text:span><text:span text:style-name="T35">beredar.</text:span><text:span text:style-name="T131">” Akan tetapi, karena asal mula dari gaya gravitasi adalah pergerakan, <text:s/>matahari berpindah dan bergetar pada orbitnya. Melalui getaran ini, yang merupakan roda bagi gambaran pergerakannya, satelit-satelitnya kemudian tertarik kepadanya dan terjaga dari jatuh dan terhambur. Ketika sebuah pohon berguncang, maka buah-buahnya akan jatuh. Namun ketika matahari berguncang dan bergetar, buah-buahnya—yakni satelit-s</text:span><text:span text:style-name="T157">atelit</text:span><text:span text:style-name="T131">nya—tidak akan jatuh. </text:span></text:p>
      <text:p text:style-name="P103"><text:span text:style-name="T89">Sekali lagi, kebijaksanaan menghendaki bahwa matahari haruslah bergerak dan berpindah pada singgasana </text:span><text:span text:style-name="T132">yang tidak tetap—orbit atau lintasannya—diiringi oleh pasukan-pasukannya—yakni satelit-satelitnya. Karena kekuasaan Allah telah membuat segala sesuatunya bergerak, dan mengutuk ketiadaan bagi </text:span><text:span text:style-name="T133">kediaman mutlak atau tanpa pergerakan. Kemurahan Allah membuat tidak satupun yang dikutuk ke dalam keadaan diam, yang merupakan sepupu dari kematian. Jadi matahari haruslah bebas; ia bisa berkelana, asalkan ia tunduk pada hukum-hukum Allah dan tidak mengganggu kebebasan lainnya. Jadi ia bisa saja pada kenyataannya berkelana, seperti halnya berkelana di sini sifatnya pengibaratan. Akan tetapi, apa yang paling penting, berdasarkan Al-Quran adalah keteraturan pada alam semesta, sebuah roda bagi matahari dan perpindahannya. Melalui matahari, stabilitas seluruh sistem dan keteraturannya bisa dipastikan. </text:span></text:p>
      <text:h text:style-name="Heading_20_2" text:outline-level="2"><text:soft-page-break/><text:span text:style-name="T133">M</text:span><text:span text:style-name="T89">engapa Kita Mengacu Pada Ilmu Pengetahuan dan Fakta-Fakta Ilmiah</text:span></text:h>
      <text:p text:style-name="P117">Kita mengacu pada ilmu pengetahuan dan fakta-fakta ilmiah ketika menjelaskan Islam karena beberapa orang hanya bisa menerima fakta-fakta ilmiah. Kaum materialis dan orang-orang yang tidak beragama dan anti agama akan terus-menerus menyalahgunakan ilmu pengetahuan untuk <text:span text:style-name="T348">menentang agama dan memberikan ide mereka sebuah status yang lebih tinggi dari apa yang pantas didapatkannya. <text:s/>Melalui pendekatan ini, mereka menyesatkan dan menyimpangkan pemikiran dari banyak orang. Dengan demikian, kita harus belajar bagaimana berbicara dengan mereka dengan menggunakan bahasa mereka untuk membuktikan bahwa ilmu pengetahuan dan teknologi tidak bertentangan dengan Islam. Kita harus membalikkan dalil-dalil mereka kepada mereka sendiri dengan memeriksanya dan untuk menggunakannya dalam membimbing orang-orang ke jalan yang benar. </text:span></text:p>
      <text:p text:style-name="P104">Pendekatan yang semacam itu sepenuhnya dibolehkan, karena bagaimana kita bisa mempermasalahkan apa yang orang-orang tersebut katakan jika kita sama sekali tidak fasih pada fakta-fakta dan ide-ide mereka? Al-Quran memerintahkan kita untuk bercermin dan belajar, untuk mengamati bintang-bintang dan galaksi-galaksi. Ia mengesankan pada kita kemuliaan Sang Pencipta kita, <text:s/>mendorong kita untuk berkelana di antara umat manusia, dan mengarahkan perhatian kita kepada keajaiban alam yang terletak pada organ-organ dan penciptaan fisik. </text:p>
      <text:p text:style-name="P104">Mulai dari atom hingga pada makhluk yang paling besar, mulai dari kemunculan manusia pertama di muka bumi hingga pada keberangkatan terakhir kita, <text:span text:style-name="T349">Al-Quran menempatkan seluruh ciptaan di depan mata kita. Menyentuh pada begitu banyaknya fakta, ia mengatakan kepada kita bahwa </text:span><text:span text:style-name="T362">s</text:span><text:span text:style-name="T36">iapa pun yang benar-benar beriman kepada Allah, di antara hamba-hambanya, adalah mereka yang paling berpengetahuan </text:span><text:span text:style-name="T134">(</text:span><text:span text:style-name="T155">Al-Quran </text:span><text:span text:style-name="T134">35:28), </text:span><text:span text:style-name="T135">dan dengan demikian mengajak kita untuk menuntut ilmu pengetahuan, untuk bercermin dan melakukan penelitian. Akan tetapi, kita tidak boleh untuk melupakan bahwa semua aktivitas-aktivitas tersebut haruslah bersesuaian dengan semangat dari Al-Quran. Jika tidak, meskipun kita mengatakan sebagai pengikut dari petunjuk dan perintahnya, sebenarnya kita bergerak menjauh dari itu. </text:span></text:p>
      <text:p text:style-name="P105"><text:span text:style-name="T89">Ilmu pengetahuan dan fakta-fakta bisa dan semestinya digunakan un</text:span><text:soft-page-break/><text:span text:style-name="T89">tuk menjelaskan fakta-fakta dalam Islam. Namun jika kita menggunakannya untuk memamerkan pengetahuan kita, apapun yang kita katakan tidak akan mempengaruhi </text:span><text:span text:style-name="T136">pendengar kita ke dalam jalan yang benar. Perkataan dan dalil yang cemerlang dan meyakinkan akan kehilangan pengaruhnya jika kita memiliki niat yang salah: ia hanya akan sampai pada gendang telinga pendengarnya dan tidak lebih. Demikian pula, jika dalil yang kita gunakan berusaha untuk mendiamkan orang lain alih-alih meyakinkan mereka, kita sebenarnya sedang menghalangi jalan mereka untuk mendapatkan pemahaman yang benar. Dan juga usaha kita akan sia-sia, dan tujuan kita sama sekali tidak tercapai. </text:span></text:p>
      <text:p text:style-name="P106"><text:span text:style-name="T136">A</text:span><text:span text:style-name="T89">kan tetapi, jika kita berusaha mengajak dengan penuh kesungguhan dan ketulusan, bahkan mereka yang menginginkan dalil-dalil semacam itu untuk beriman akan menerima manfaat dan bagian mereka. Terkadang dalil-dalil yang penuh ketulusan lebih berfaedah ketimbang sesuatu yang kamu bicarakan dengan lebih bebas dan lebih fasih. Tujuan utama kita ketika memperkenalkan ilmu pengetahuan dan fakta-fakta ilmiah, yang bersesuaian dengan tingkat pemahaman dari pendengar kita, adalah untuk memenangkan keredaan dari Allah. </text:span></text:p>
      <text:p text:style-name="P106"><text:span text:style-name="T89">Ilmu pengetahuan tidak bisa dipandang lebih unggul dari agama, dan masalah-masalah yang paling pokok dalam Islam tidak bisa menggunakan ilmu pengetahuan atau fakta-fakta ilmiah moderen untuk membenarkannya atau memperkokoh kredibilitas dari ajaran agama. Jika kita menggunakan cara tersebut, kita akan menyatakan bahwa kita memiliki keraguan tentang kebenaran Islam dan membutuhkan ilmu pengetahuan untuk mendukungnya. Sebagai tambahan, kita tidak bisa menerima ilmu pengetahuan dan fakta-fakta ilmiah secara mutlak. Menggunakan ilmu pengetahuan sebagai syarat penentu bagi keabsahan Al-Quran </text:span><text:span text:style-name="T137">atau penurunannya dari sisi Allah, dengan demikian akan menempatkan ilmu pengetahuan di atas Al-Quran, yang merupakan hal yang mustahil, menyeramkan, dan sama sekali tidak dibolehkan. Dalil dan pengibaratan semacam itu terhadap ilmu pengetahuan, paling baik, memiliki fungsi sekunder atau pendukung.</text:span><text:span text:style-name="T194"> Nilainya yang paling mungkin adalah ia bisa saja membuka sebuah pintu ke dalam jalan di mana orang-orang tertentu mungkin saja tidak ada. </text:span></text:p>
      <text:p text:style-name="P76"><text:span text:style-name="T89">Ilmu pengetahuan digunakan untuk membangunkan atau menggerakkan pikiran beberapa yang jika tanpa itu akan tetap tidur dan tidak bergerak. Ia seperti sebuah bulu pembersih abu yang digunakan untuk membersihkan abu-abu dari kebenaran dan keinginan pada kebenaran, yang ter</text:span><text:soft-page-break/><text:span text:style-name="T89">sembunyi pada kesadaran yang diam. Jika kita memulai dengan mengatakan bahwa ilmu pengetahuan sifatnya mutlak, </text:span><text:span text:style-name="T138">kita akan berakhir dengan mencari cara bagaimana mencocokkan Al-Quran dan al-Hadis dengannya. Hasil dari </text:span><text:span text:style-name="T139">pendekatan semacam itu adalah keraguan dan kebingungan, khususnya ketika kita tidak dapat mempertemukan Al-Quran dan al-Hadis dengan pernyataan-pernyataan dalam ilmu pengetahuan saat ini yang bisa dibuktikan salah di masa yang akan datang. </text:span></text:p>
      <text:p text:style-name="P77"><text:span text:style-name="T193">Kedudukan kita haruslah jelas: Al-Quran dan Al-Hadis pastilah benar dan mutlak. Ilmu pengetahuan (Pen. Sains) dan fakta-fakta ilmiah adalah benar (atau salah) hingga pada derajat di mana ia bersesuaian (atau tidak bersesuai</text:span><text:span text:style-name="T196">an</text:span><text:span text:style-name="T193">) dengan kedua sumber ini.</text:span><text:span text:style-name="T89"> Bahkan sebuah fakta ilmiah yang sudah terbentuk dengan mapan tidak bisa dijadikan sebagai tiang-tiang penyangga bagi kebenaran dari iman; melainkan ia bisa diterima hanya sebagai perkakas yang memberikan kita ide-ide atau untuk memicu pencerminan kita terhadap Allah, yang menegakkan kebenaran iman di dalam kesadaran kita. Untuk berharap bahwa ini bisa ditempuh melalui ilmu pengetahuan adalah sebuah kesalahan fatal:</text:span><text:span text:style-name="T193"> iman hanya bisa didatangkan melalui petunjuk dari Allah. </text:span></text:p>
      <text:p text:style-name="P77"><text:span text:style-name="T89">Seseorang yang gagal untuk memahami hal ini akan jatuh ke dalam kesalahan yang mana adalah hal yang sulit untuk bisa memulihkannya. Orang-orang semacam itu berusaha mencari dan mengumpulkan bukti-bukti pada alam semesta dan, berusaha <text:s/>mengatakannya dengan fasih atas nama Allah, </text:span><text:span text:style-name="T140">dan menjadi seorang hamba yang tidak pernah sadar terhadap alam dan peribadahan yang dilakukan oleh alam. Mereka mempelajari dan membicarakan bunga, kerimbunan dan dan mata air yang ada di alam, namun tidak ada kehijauan dan kemekaran iman dalam kesadaran mereka. Mereka bisa jadi tidak pernah merasakan keberadaan Allah di dalam kesadaran. </text:span><text:span text:style-name="T195">Kelihatannya mereka sama sekali tidak menyembah alam semesta, <text:s/>namun kenyataannya itulah yang mereka lakukan. </text:span></text:p>
      <text:p text:style-name="P78"><text:span text:style-name="T89">Seorang laki-laki atau perempuan adalah seorang mu’min yang memiliki iman di dadanya, bukan pada seberapa banyak pengetahuan yang ada di dalam kepalanya. Sesudah kita memahami sebanyak yang kita mampu mengenai bukti-bukti subyektif maupun obyektif yang kita kumpulkan, kita harus menghentikan ketergantungan kita situasi yang mengelilingi, kualitas, dan kondisi dari bukti-bukti tersebut. Hanya dengan melakukan hal ini kita akan dapat membuat sebuah kemajuan spiritual. Ketika kita melepaskan ketergantungan ini dan mengikuti hati dan kesadaran kita di </text:span><text:soft-page-break/><text:span text:style-name="T89">dalam cahaya dan petunjuk di dalam Al-Quran, maka, jika Allah berkehendak, kita akan menemukan pencerahan yang sedang kita cari. Seperti halnya yang pernah dikatakan oleh filsuf Jerman Immanuel Kant: <text:s/>“</text:span><text:span text:style-name="T88">saya seperti merasakan keinginan untuk meninggalkan semua buku yang telah saya baca agar supaya saya bisa beriman kepada Allah.</text:span><text:span text:style-name="T89">”</text:span></text:p>
      <text:p text:style-name="P78"><text:span text:style-name="T89">Tidak perlu diragukan, kitab alam semesta dan kitab </text:span><text:span text:style-name="T142">hakikat </text:span><text:span text:style-name="T89">umat manusia, demikian pula penafsirannya, telah memiliki tempat dan kedudukannya yang tepat. Namun sesudah kita menggunakannya, kita harus menyingkirkannya dan hidup dengan iman kita, seperti semestinya, secara berhadapan. Ini bisa saja kedengaran tidak masuk akal bagi mereka yang tidak pernah menyelam sedalam mungkin ke dalam pengalaman iman dan kesadaran. Namun bagi mereka yang malam-malam nya diterangi dengan ibadah, dan yang mendapatkan sayap-sayap melalui </text:span><text:span text:style-name="T141">kerinduan terhadap Sang Pencipta, maka maknanya menjadi jelas. </text:span></text:p>
      <text:p text:style-name="P41"/>
      <text:p text:style-name="P42"/>
      <text:p text:style-name="P43"/>
      <text:p text:style-name="P10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402in" style:contextual-spacing="false" fo:text-align="justify" style:justify-single-word="false" fo:text-indent="0.2799in" style:auto-text-indent="false"/>
      <style:text-properties style:font-name="Liberation Serif" fo:font-family="'Liberation Serif'" style:font-family-generic="roman" style:font-pitch="variable" fo:font-size="12pt" fo:font-weight="normal" officeooo:rsid="002651ba" style:font-size-asian="12pt" style:font-weight-asian="normal" style:font-size-complex="12pt" style:font-weight-complex="normal"/>
    </style:style>
    <style:style style:name="judul_20_-1_20_-1" style:display-name="judul -1 -1" style:family="paragraph" style:parent-style-name="paragraf">
      <style:paragraph-properties fo:margin-left="0in" fo:margin-right="0in" fo:margin-top="0.1in" fo:margin-bottom="0.1402in" style:contextual-spacing="false" fo:text-indent="0in" style:auto-text-indent="false"/>
      <style:text-properties fo:font-size="13pt" fo:font-weight="bold" officeooo:rsid="0055450e"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style: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Daftar_20_argumen" style:display-name="Daftar argumen" style:family="paragraph" style:parent-style-name="paragraf"/>
    <style:style style:name="Daftar_20_bukti" style:display-name="Daftar bukti" style:family="paragraph" style:parent-style-name="paragraf">
      <style:text-properties officeooo:rsid="0a02c3f3"/>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3pt" fo:font-weight="bold" style:font-size-asian="13pt" style:font-weight-asian="bold" style:font-size-complex="13pt" style:font-weight-complex="bold"/>
    </style:style>
    <style:style style:name="puisi" style:family="paragraph" style:parent-style-name="paragraf">
      <style:paragraph-properties fo:margin-left="0.6799in" fo:margin-right="0in" fo:margin-top="0in" fo:margin-bottom="0in" style:contextual-spacing="false" fo:text-indent="0in" style:auto-text-indent="false"/>
      <style:text-properties officeooo:rsid="10e5453f"/>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3.428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MP2" style:family="paragraph" style:parent-style-name="Footer">
      <style:paragraph-properties fo:text-align="end" style:justify-single-word="false"/>
      <style:text-properties fo:font-size="10pt" fo:language="id" fo:country="ID" style:font-size-asian="10pt" style:font-size-complex="10pt"/>
    </style:style>
    <style:style style:name="MP3" style:family="paragraph" style:parent-style-name="Header">
      <style:text-properties fo:font-size="15pt" fo:language="id" fo:country="ID" fo:font-weight="bold" officeooo:rsid="09ddaa51" style:font-size-asian="15pt" style:font-weight-asian="bold" style:font-size-complex="15pt" style:font-weight-complex="bold"/>
    </style:style>
    <style:style style:name="MP4"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MP5" style:family="paragraph" style:parent-style-name="Footer">
      <style:text-properties fo:font-size="10pt" fo:language="id" fo:country="ID" style:font-size-asian="10pt" style:font-size-complex="10pt"/>
    </style:style>
    <style:style style:name="MP6" style:family="paragraph" style:parent-style-name="Header">
      <style:paragraph-properties fo:text-align="end" style:justify-single-word="false"/>
      <style:text-properties style:font-name="Algerian" fo:font-size="6pt" fo:language="id" fo:country="ID" style:font-size-asian="6pt" style:font-size-complex="6pt"/>
    </style:style>
    <style:style style:name="MP7" style:family="paragraph" style:parent-style-name="Footer">
      <style:paragraph-properties fo:text-align="end" style:justify-single-word="false"/>
      <style:text-properties fo:font-size="10pt" fo:language="id" fo:country="ID" officeooo:rsid="0c906cbb" officeooo:paragraph-rsid="0c906cbb" style:font-size-asian="10pt" style:font-size-complex="10pt"/>
    </style:style>
    <style:style style:name="MT1" style:family="text">
      <style:text-properties officeooo:rsid="009b86ac"/>
    </style:style>
    <style:style style:name="MT2" style:family="text">
      <style:text-properties officeooo:rsid="0b8b0a49"/>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distance-before-sep="0.1201in" style:line-style="solid" style:adjustment="left" style:rel-width="10%"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usage="righ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text:span text:style-name="MT1">terjemahkan</text:span> oleh Mohammad Fajar</text:p>
      </style:header>
      <style:footer>
        <text:p text:style-name="MP2"><text:page-number text:select-page="current">0</text:page-number></text:p>
      </style:footer>
    </style:master-page>
    <style:master-page style:name="Endnote" style:page-layout-name="Mpm2">
      <style:header>
        <text:p text:style-name="MP3"/>
      </style:header>
    </style:master-page>
    <style:master-page style:name="Footnote" style:page-layout-name="Mpm3"/>
    <style:master-page style:name="Left_20_Page" style:display-name="Left Page" style:page-layout-name="Mpm4" style:next-style-name="Right_20_Page">
      <style:header>
        <text:p text:style-name="MP4">DITERJEMAHKAN OLEH MOHAMMAD FAJAR</text:p>
      </style:header>
      <style:footer>
        <text:p text:style-name="MP5"><text:page-number text:select-page="current">36</text:page-number></text:p>
      </style:footer>
    </style:master-page>
    <style:master-page style:name="Right_20_Page" style:display-name="Right Page" style:page-layout-name="Mpm5" style:next-style-name="Left_20_Page">
      <style:header>
        <text:p text:style-name="MP6"><text:tab/><text:span text:style-name="MT2">DITERJEMAHKAN OLEH MOHAMMAD FAJAR</text:span></text:p>
      </style:header>
      <style:footer>
        <text:p text:style-name="MP7"><text:page-number text:select-page="current">37</text:page-number></text:p>
      </style:footer>
    </style:master-page>
    <style:master-page style:name="First_20_Page" style:display-name="First Page" style:page-layout-name="Mpm6" style:next-style-name="Lef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8T11:47:52.256000000</meta:creation-date>
    <meta:editing-duration>P1DT11H21M53S</meta:editing-duration>
    <meta:editing-cycles>433</meta:editing-cycles>
    <meta:generator>LibreOffice/7.0.0.3$Windows_x86 LibreOffice_project/8061b3e9204bef6b321a21033174034a5e2ea88e</meta:generator>
    <dc:title>mami</dc:title>
    <dc:date>2021-01-19T16:27:59.397000000</dc:date>
    <meta:document-statistic meta:table-count="0" meta:image-count="0" meta:object-count="0" meta:page-count="37" meta:paragraph-count="172" meta:word-count="11790" meta:character-count="87008" meta:non-whitespace-character-count="75237"/>
  </office:meta>
</office:document-meta>
</file>